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7.6398in" svg:height="5.6681in" svg:x="3.1319in" svg:y="174.9748in">
            <draw:object draw:notify-on-update-of-ranges="PredictionTS.A2:PredictionTS.A997 PredictionTS.B2:PredictionTS.B997 PredictionTS.A2:PredictionTS.A997 PredictionTS.E2:PredictionTS.E9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865" calcext:value-type="float">
            <text:p>1.48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74556" calcext:value-type="float">
            <text:p>6.37E-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80355" calcext:value-type="float">
            <text:p>1.58035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7791447" calcext:value-type="float">
            <text:p>7.79E-0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684296" calcext:value-type="float">
            <text:p>1.68429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179743" calcext:value-type="float">
            <text:p>9.18E-0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795306" calcext:value-type="float">
            <text:p>1.79530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.056804" calcext:value-type="float">
            <text:p>1.06E+0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3639" calcext:value-type="float">
            <text:p>1.91363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.169705" calcext:value-type="float">
            <text:p>1.17E+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008393" calcext:value-type="float">
            <text:p>2.00839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269749" calcext:value-type="float">
            <text:p>1.27E+0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083376" calcext:value-type="float">
            <text:p>2.08337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369793" calcext:value-type="float">
            <text:p>1.37E+0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149449" calcext:value-type="float">
            <text:p>2.14944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.467358" calcext:value-type="float">
            <text:p>1.47E+0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214266" calcext:value-type="float">
            <text:p>2.21426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562522" calcext:value-type="float">
            <text:p>1.56E+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246966" calcext:value-type="float">
            <text:p>2.24696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657686" calcext:value-type="float">
            <text:p>1.66E+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278031" calcext:value-type="float">
            <text:p>2.27803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750564" calcext:value-type="float">
            <text:p>1.75E+0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315444" calcext:value-type="float">
            <text:p>2.315444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83915" calcext:value-type="float">
            <text:p>1.84E+0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332072" calcext:value-type="float">
            <text:p>2.3320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927737" calcext:value-type="float">
            <text:p>1.93E+0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340043" calcext:value-type="float">
            <text:p>2.34004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2.01444" calcext:value-type="float">
            <text:p>2.01E+0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358487" calcext:value-type="float">
            <text:p>2.35848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2.092959" calcext:value-type="float">
            <text:p>2.09E+0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363803" calcext:value-type="float">
            <text:p>2.36380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.171478" calcext:value-type="float">
            <text:p>2.17E+0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360692" calcext:value-type="float">
            <text:p>2.36069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2.249666" calcext:value-type="float">
            <text:p>2.25E+0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383377" calcext:value-type="float">
            <text:p>2.38337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.315723" calcext:value-type="float">
            <text:p>2.32E+0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383732" calcext:value-type="float">
            <text:p>2.38373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381781" calcext:value-type="float">
            <text:p>2.38E+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369643" calcext:value-type="float">
            <text:p>2.369643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447838" calcext:value-type="float">
            <text:p>2.45E+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313556" calcext:value-type="float">
            <text:p>2.31355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500721" calcext:value-type="float">
            <text:p>2.50E+0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309966" calcext:value-type="float">
            <text:p>2.309966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551565" calcext:value-type="float">
            <text:p>2.55E+0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280055" calcext:value-type="float">
            <text:p>2.280055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60241" calcext:value-type="float">
            <text:p>2.60E+0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15842" calcext:value-type="float">
            <text:p>2.15842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639194" calcext:value-type="float">
            <text:p>2.64E+0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988413" calcext:value-type="float">
            <text:p>1.98841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670111" calcext:value-type="float">
            <text:p>2.67E+0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034078" calcext:value-type="float">
            <text:p>2.034078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701028" calcext:value-type="float">
            <text:p>2.70E+0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17431" calcext:value-type="float">
            <text:p>2.1743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731267" calcext:value-type="float">
            <text:p>2.73E+0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288413" calcext:value-type="float">
            <text:p>2.28841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760941" calcext:value-type="float">
            <text:p>2.76E+0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352414" calcext:value-type="float">
            <text:p>2.35241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790614" calcext:value-type="float">
            <text:p>2.79E+0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478595" calcext:value-type="float">
            <text:p>2.478595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822135" calcext:value-type="float">
            <text:p>2.82E+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573123" calcext:value-type="float">
            <text:p>2.57312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856611" calcext:value-type="float">
            <text:p>2.86E+0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576202" calcext:value-type="float">
            <text:p>2.57620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891087" calcext:value-type="float">
            <text:p>2.89E+0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480293" calcext:value-type="float">
            <text:p>2.480293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920004" calcext:value-type="float">
            <text:p>2.92E+0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339183" calcext:value-type="float">
            <text:p>2.33918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929671" calcext:value-type="float">
            <text:p>2.93E+0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216679" calcext:value-type="float">
            <text:p>2.216679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939339" calcext:value-type="float">
            <text:p>2.94E+0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121421" calcext:value-type="float">
            <text:p>2.1214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947648" calcext:value-type="float">
            <text:p>2.95E+0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85126" calcext:value-type="float">
            <text:p>1.8512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93596" calcext:value-type="float">
            <text:p>2.94E+0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699002" calcext:value-type="float">
            <text:p>1.699002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4272" calcext:value-type="float">
            <text:p>2.92E+0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655871" calcext:value-type="float">
            <text:p>1.65587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12584" calcext:value-type="float">
            <text:p>2.91E+0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456911" calcext:value-type="float">
            <text:p>1.45691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890297" calcext:value-type="float">
            <text:p>2.89E+0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75712" calcext:value-type="float">
            <text:p>1.27571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866873" calcext:value-type="float">
            <text:p>2.87E+0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392773" calcext:value-type="float">
            <text:p>1.392773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843449" calcext:value-type="float">
            <text:p>2.84E+0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642946" calcext:value-type="float">
            <text:p>1.64294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829398" calcext:value-type="float">
            <text:p>2.83E+0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880272" calcext:value-type="float">
            <text:p>1.880272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818595" calcext:value-type="float">
            <text:p>2.82E+0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961559" calcext:value-type="float">
            <text:p>1.961559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07793" calcext:value-type="float">
            <text:p>2.81E+0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074809" calcext:value-type="float">
            <text:p>2.074809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02772" calcext:value-type="float">
            <text:p>2.80E+0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19993" calcext:value-type="float">
            <text:p>2.1999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01903" calcext:value-type="float">
            <text:p>2.80E+0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220473" calcext:value-type="float">
            <text:p>2.22047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01034" calcext:value-type="float">
            <text:p>2.80E+0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187736" calcext:value-type="float">
            <text:p>2.18773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798934" calcext:value-type="float">
            <text:p>2.80E+0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135057" calcext:value-type="float">
            <text:p>2.135057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795146" calcext:value-type="float">
            <text:p>2.80E+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124764" calcext:value-type="float">
            <text:p>2.12476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791359" calcext:value-type="float">
            <text:p>2.79E+0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183994" calcext:value-type="float">
            <text:p>2.183994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788093" calcext:value-type="float">
            <text:p>2.79E+0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294308" calcext:value-type="float">
            <text:p>2.294308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786305" calcext:value-type="float">
            <text:p>2.79E+0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326333" calcext:value-type="float">
            <text:p>2.32633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784516" calcext:value-type="float">
            <text:p>2.78E+0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350656" calcext:value-type="float">
            <text:p>2.350656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78267" calcext:value-type="float">
            <text:p>2.78E+0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323046" calcext:value-type="float">
            <text:p>2.32304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80304" calcext:value-type="float">
            <text:p>2.78E+0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351342" calcext:value-type="float">
            <text:p>2.351342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77937" calcext:value-type="float">
            <text:p>2.78E+0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266898" calcext:value-type="float">
            <text:p>2.266898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75571" calcext:value-type="float">
            <text:p>2.78E+0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974613" calcext:value-type="float">
            <text:p>1.97461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56798" calcext:value-type="float">
            <text:p>2.76E+0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677559" calcext:value-type="float">
            <text:p>1.67755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36979" calcext:value-type="float">
            <text:p>2.74E+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739257" calcext:value-type="float">
            <text:p>1.73925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17161" calcext:value-type="float">
            <text:p>2.72E+0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834184" calcext:value-type="float">
            <text:p>1.83418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698583" calcext:value-type="float">
            <text:p>2.70E+0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84136" calcext:value-type="float">
            <text:p>1.84136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680355" calcext:value-type="float">
            <text:p>2.68E+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946697" calcext:value-type="float">
            <text:p>1.946697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662128" calcext:value-type="float">
            <text:p>2.66E+0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253033" calcext:value-type="float">
            <text:p>2.253033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653336" calcext:value-type="float">
            <text:p>2.65E+0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500398" calcext:value-type="float">
            <text:p>2.50039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65035" calcext:value-type="float">
            <text:p>2.65E+0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539709" calcext:value-type="float">
            <text:p>2.539709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647363" calcext:value-type="float">
            <text:p>2.65E+0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59773" calcext:value-type="float">
            <text:p>2.59773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40688" calcext:value-type="float">
            <text:p>2.64E+0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705593" calcext:value-type="float">
            <text:p>2.70559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2966" calcext:value-type="float">
            <text:p>2.63E+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746256" calcext:value-type="float">
            <text:p>2.746256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18631" calcext:value-type="float">
            <text:p>2.62E+0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599298" calcext:value-type="float">
            <text:p>2.59929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02115" calcext:value-type="float">
            <text:p>2.60E+0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307023" calcext:value-type="float">
            <text:p>2.307023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572679" calcext:value-type="float">
            <text:p>2.57E+0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147509" calcext:value-type="float">
            <text:p>2.147509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543244" calcext:value-type="float">
            <text:p>2.54E+00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840041" calcext:value-type="float">
            <text:p>1.84004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510392" calcext:value-type="float">
            <text:p>2.51E+0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34302" calcext:value-type="float">
            <text:p>1.34302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45614" calcext:value-type="float">
            <text:p>2.46E+0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98214" calcext:value-type="float">
            <text:p>1.09821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401887" calcext:value-type="float">
            <text:p>2.40E+00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94524" calcext:value-type="float">
            <text:p>1.094524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347634" calcext:value-type="float">
            <text:p>2.35E+00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108804" calcext:value-type="float">
            <text:p>1.10880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29244" calcext:value-type="float">
            <text:p>2.29E+00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11434" calcext:value-type="float">
            <text:p>1.1143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237224" calcext:value-type="float">
            <text:p>2.24E+00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123446" calcext:value-type="float">
            <text:p>1.123446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182008" calcext:value-type="float">
            <text:p>2.18E+0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79781" calcext:value-type="float">
            <text:p>1.17978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131352" calcext:value-type="float">
            <text:p>2.13E+00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240858" calcext:value-type="float">
            <text:p>1.240858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08172" calcext:value-type="float">
            <text:p>2.08E+00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243035" calcext:value-type="float">
            <text:p>1.243035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032087" calcext:value-type="float">
            <text:p>2.03E+00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271987" calcext:value-type="float">
            <text:p>1.27198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.984751" calcext:value-type="float">
            <text:p>1.98E+00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307607" calcext:value-type="float">
            <text:p>1.30760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.938618" calcext:value-type="float">
            <text:p>1.94E+00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288735" calcext:value-type="float">
            <text:p>1.28873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892485" calcext:value-type="float">
            <text:p>1.89E+00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25597" calcext:value-type="float">
            <text:p>1.2559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846549" calcext:value-type="float">
            <text:p>1.85E+00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225299" calcext:value-type="float">
            <text:p>1.225299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800816" calcext:value-type="float">
            <text:p>1.80E+00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81707" calcext:value-type="float">
            <text:p>1.18170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755082" calcext:value-type="float">
            <text:p>1.76E+0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109949" calcext:value-type="float">
            <text:p>1.10994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709056" calcext:value-type="float">
            <text:p>1.71E+0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38948" calcext:value-type="float">
            <text:p>1.03894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662453" calcext:value-type="float">
            <text:p>1.66E+00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991554" calcext:value-type="float">
            <text:p>0.9991554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61585" calcext:value-type="float">
            <text:p>1.62E+00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476167" calcext:value-type="float">
            <text:p>0.947616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69323" calcext:value-type="float">
            <text:p>1.57E+00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8882718" calcext:value-type="float">
            <text:p>0.8882718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523154" calcext:value-type="float">
            <text:p>1.52E+00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869711" calcext:value-type="float">
            <text:p>0.86971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476984" calcext:value-type="float">
            <text:p>1.48E+00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721208" calcext:value-type="float">
            <text:p>0.8721208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430882" calcext:value-type="float">
            <text:p>1.43E+00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704601" calcext:value-type="float">
            <text:p>0.870460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389427" calcext:value-type="float">
            <text:p>1.39E+00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721137" calcext:value-type="float">
            <text:p>0.872113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347971" calcext:value-type="float">
            <text:p>1.35E+00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775344" calcext:value-type="float">
            <text:p>0.877534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306516" calcext:value-type="float">
            <text:p>1.31E+0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8743718" calcext:value-type="float">
            <text:p>0.874371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272045" calcext:value-type="float">
            <text:p>1.27E+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03386" calcext:value-type="float">
            <text:p>0.8703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8771" calcext:value-type="float">
            <text:p>1.24E+00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785172" calcext:value-type="float">
            <text:p>0.8785172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205497" calcext:value-type="float">
            <text:p>1.21E+00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896738" calcext:value-type="float">
            <text:p>0.896738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180923" calcext:value-type="float">
            <text:p>1.18E+0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9221171" calcext:value-type="float">
            <text:p>0.922117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160199" calcext:value-type="float">
            <text:p>1.16E+0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9373679" calcext:value-type="float">
            <text:p>0.937367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139476" calcext:value-type="float">
            <text:p>1.14E+00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9916408" calcext:value-type="float">
            <text:p>0.9916408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2394" calcext:value-type="float">
            <text:p>1.12E+0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100976" calcext:value-type="float">
            <text:p>1.100976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112955" calcext:value-type="float">
            <text:p>1.11E+0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74615" calcext:value-type="float">
            <text:p>1.174615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0197" calcext:value-type="float">
            <text:p>1.10E+0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99858" calcext:value-type="float">
            <text:p>1.299858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092646" calcext:value-type="float">
            <text:p>1.09E+0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520637" calcext:value-type="float">
            <text:p>1.520637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086124" calcext:value-type="float">
            <text:p>1.09E+0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76773" calcext:value-type="float">
            <text:p>1.57677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079602" calcext:value-type="float">
            <text:p>1.08E+0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392546" calcext:value-type="float">
            <text:p>1.392546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071424" calcext:value-type="float">
            <text:p>1.07E+00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175892" calcext:value-type="float">
            <text:p>1.175892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057078" calcext:value-type="float">
            <text:p>1.06E+0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76038" calcext:value-type="float">
            <text:p>1.076038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42732" calcext:value-type="float">
            <text:p>1.04E+0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9902364" calcext:value-type="float">
            <text:p>0.9902364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27979" calcext:value-type="float">
            <text:p>1.03E+00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8822381" calcext:value-type="float">
            <text:p>0.8822381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05694" calcext:value-type="float">
            <text:p>1.01E+00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8222164" calcext:value-type="float">
            <text:p>0.8222164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9834094" calcext:value-type="float">
            <text:p>9.83E-0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3874" calcext:value-type="float">
            <text:p>0.83874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9611247" calcext:value-type="float">
            <text:p>9.61E-01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8631114" calcext:value-type="float">
            <text:p>0.8631114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9429808" calcext:value-type="float">
            <text:p>9.43E-01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8866873" calcext:value-type="float">
            <text:p>0.8866873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9253448" calcext:value-type="float">
            <text:p>9.25E-0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8947787" calcext:value-type="float">
            <text:p>0.894778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077088" calcext:value-type="float">
            <text:p>9.08E-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9050639" calcext:value-type="float">
            <text:p>0.9050639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8936539" calcext:value-type="float">
            <text:p>8.94E-01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135235" calcext:value-type="float">
            <text:p>0.913523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8809217" calcext:value-type="float">
            <text:p>8.81E-0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9142476" calcext:value-type="float">
            <text:p>0.9142476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8681896" calcext:value-type="float">
            <text:p>8.68E-01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9117549" calcext:value-type="float">
            <text:p>0.9117549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8575993" calcext:value-type="float">
            <text:p>8.58E-0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9067889" calcext:value-type="float">
            <text:p>0.906788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8486263" calcext:value-type="float">
            <text:p>8.49E-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9139692" calcext:value-type="float">
            <text:p>0.9139692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396534" calcext:value-type="float">
            <text:p>8.40E-0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9474772" calcext:value-type="float">
            <text:p>0.9474772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334665" calcext:value-type="float">
            <text:p>8.33E-0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14804" calcext:value-type="float">
            <text:p>1.014804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313011" calcext:value-type="float">
            <text:p>8.31E-0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52281" calcext:value-type="float">
            <text:p>1.052281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291356" calcext:value-type="float">
            <text:p>8.29E-0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66098" calcext:value-type="float">
            <text:p>1.06609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273584" calcext:value-type="float">
            <text:p>8.27E-0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76123" calcext:value-type="float">
            <text:p>1.076123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267534" calcext:value-type="float">
            <text:p>8.27E-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70368" calcext:value-type="float">
            <text:p>1.070368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261484" calcext:value-type="float">
            <text:p>8.26E-01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014695" calcext:value-type="float">
            <text:p>1.014695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251158" calcext:value-type="float">
            <text:p>8.25E-0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9475112" calcext:value-type="float">
            <text:p>0.9475112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19667" calcext:value-type="float">
            <text:p>8.20E-0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9110368" calcext:value-type="float">
            <text:p>0.911036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142183" calcext:value-type="float">
            <text:p>8.14E-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9208141" calcext:value-type="float">
            <text:p>0.920814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087695" calcext:value-type="float">
            <text:p>8.09E-0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565359" calcext:value-type="float">
            <text:p>0.9565359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05852" calcext:value-type="float">
            <text:p>8.06E-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9886654" calcext:value-type="float">
            <text:p>0.9886654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031316" calcext:value-type="float">
            <text:p>8.03E-0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000669" calcext:value-type="float">
            <text:p>1.000669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004112" calcext:value-type="float">
            <text:p>8.00E-0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50911" calcext:value-type="float">
            <text:p>1.05091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001231" calcext:value-type="float">
            <text:p>8.00E-01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19763" calcext:value-type="float">
            <text:p>1.119763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05726" calcext:value-type="float">
            <text:p>8.01E-0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98892" calcext:value-type="float">
            <text:p>1.09889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10222" calcext:value-type="float">
            <text:p>8.01E-0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5476" calcext:value-type="float">
            <text:p>1.05476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14717" calcext:value-type="float">
            <text:p>8.01E-0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17195" calcext:value-type="float">
            <text:p>1.017195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7997176" calcext:value-type="float">
            <text:p>8.00E-01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994789" calcext:value-type="float">
            <text:p>0.99478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7961844" calcext:value-type="float">
            <text:p>7.96E-01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9641206" calcext:value-type="float">
            <text:p>0.9641206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7926512" calcext:value-type="float">
            <text:p>7.93E-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9616886" calcext:value-type="float">
            <text:p>0.9616886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7891179" calcext:value-type="float">
            <text:p>7.89E-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987108" calcext:value-type="float">
            <text:p>0.987108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7855847" calcext:value-type="float">
            <text:p>7.86E-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9592188" calcext:value-type="float">
            <text:p>0.9592188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7807623" calcext:value-type="float">
            <text:p>7.81E-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931791" calcext:value-type="float">
            <text:p>0.893179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748992" calcext:value-type="float">
            <text:p>7.75E-0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8246411" calcext:value-type="float">
            <text:p>0.824641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690361" calcext:value-type="float">
            <text:p>7.69E-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7314012" calcext:value-type="float">
            <text:p>0.731401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63173" calcext:value-type="float">
            <text:p>7.63E-01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6294418" calcext:value-type="float">
            <text:p>0.6294418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573098" calcext:value-type="float">
            <text:p>7.57E-01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5991565" calcext:value-type="float">
            <text:p>0.5991565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476255" calcext:value-type="float">
            <text:p>7.48E-0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640507" calcext:value-type="float">
            <text:p>0.6640507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348562" calcext:value-type="float">
            <text:p>7.35E-0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6992673" calcext:value-type="float">
            <text:p>0.6992673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220869" calcext:value-type="float">
            <text:p>7.22E-01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6488337" calcext:value-type="float">
            <text:p>0.648833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093175" calcext:value-type="float">
            <text:p>7.09E-0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5767143" calcext:value-type="float">
            <text:p>0.5767143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6965482" calcext:value-type="float">
            <text:p>6.97E-01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5291566" calcext:value-type="float">
            <text:p>0.529156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6817228" calcext:value-type="float">
            <text:p>6.82E-0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792698" calcext:value-type="float">
            <text:p>0.479269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652375" calcext:value-type="float">
            <text:p>6.65E-01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4504878" calcext:value-type="float">
            <text:p>0.4504878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6487521" calcext:value-type="float">
            <text:p>6.49E-0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483689" calcext:value-type="float">
            <text:p>0.48368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6322667" calcext:value-type="float">
            <text:p>6.32E-01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5523668" calcext:value-type="float">
            <text:p>0.5523668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157813" calcext:value-type="float">
            <text:p>6.16E-01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6125252" calcext:value-type="float">
            <text:p>0.612525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03165" calcext:value-type="float">
            <text:p>6.03E-0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668556" calcext:value-type="float">
            <text:p>0.6668556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5936725" calcext:value-type="float">
            <text:p>5.94E-01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7032837" calcext:value-type="float">
            <text:p>0.7032837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5841799" calcext:value-type="float">
            <text:p>5.84E-01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7022594" calcext:value-type="float">
            <text:p>0.7022594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5746873" calcext:value-type="float">
            <text:p>5.75E-01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6878639" calcext:value-type="float">
            <text:p>0.6878639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5651948" calcext:value-type="float">
            <text:p>5.65E-01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712773" calcext:value-type="float">
            <text:p>0.712773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5565184" calcext:value-type="float">
            <text:p>5.57E-0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600364" calcext:value-type="float">
            <text:p>0.760036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485009" calcext:value-type="float">
            <text:p>5.49E-01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7940716" calcext:value-type="float">
            <text:p>0.7940716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404835" calcext:value-type="float">
            <text:p>5.40E-01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8136993" calcext:value-type="float">
            <text:p>0.8136993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324661" calcext:value-type="float">
            <text:p>5.32E-01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8260055" calcext:value-type="float">
            <text:p>0.8260055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244486" calcext:value-type="float">
            <text:p>5.24E-01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8400188" calcext:value-type="float">
            <text:p>0.8400188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19259" calcext:value-type="float">
            <text:p>5.19E-0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8547621" calcext:value-type="float">
            <text:p>0.854762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163524" calcext:value-type="float">
            <text:p>5.16E-01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8674705" calcext:value-type="float">
            <text:p>0.8674705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134458" calcext:value-type="float">
            <text:p>5.13E-01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796229" calcext:value-type="float">
            <text:p>0.8796229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105391" calcext:value-type="float">
            <text:p>5.11E-01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8910594" calcext:value-type="float">
            <text:p>0.891059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076325" calcext:value-type="float">
            <text:p>5.08E-01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8984572" calcext:value-type="float">
            <text:p>0.8984572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085412" calcext:value-type="float">
            <text:p>5.09E-0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026504" calcext:value-type="float">
            <text:p>0.902650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25301" calcext:value-type="float">
            <text:p>5.13E-01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906426" calcext:value-type="float">
            <text:p>0.906426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65191" calcext:value-type="float">
            <text:p>5.17E-01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9066951" calcext:value-type="float">
            <text:p>0.9066951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20508" calcext:value-type="float">
            <text:p>5.21E-0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9043482" calcext:value-type="float">
            <text:p>0.9043482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24497" calcext:value-type="float">
            <text:p>5.24E-0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9100411" calcext:value-type="float">
            <text:p>0.910041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314768" calcext:value-type="float">
            <text:p>5.31E-01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9223087" calcext:value-type="float">
            <text:p>0.9223087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408712" calcext:value-type="float">
            <text:p>5.41E-01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9343273" calcext:value-type="float">
            <text:p>0.934327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502657" calcext:value-type="float">
            <text:p>5.50E-01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9519359" calcext:value-type="float">
            <text:p>0.9519359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596601" calcext:value-type="float">
            <text:p>5.60E-0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976847" calcext:value-type="float">
            <text:p>0.97684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690546" calcext:value-type="float">
            <text:p>5.69E-01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9946237" calcext:value-type="float">
            <text:p>0.9946237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828743" calcext:value-type="float">
            <text:p>5.83E-0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005035" calcext:value-type="float">
            <text:p>1.00503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6002667" calcext:value-type="float">
            <text:p>6.00E-0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016681" calcext:value-type="float">
            <text:p>1.016681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6176591" calcext:value-type="float">
            <text:p>6.18E-01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028513" calcext:value-type="float">
            <text:p>1.028513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6350515" calcext:value-type="float">
            <text:p>6.35E-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04052" calcext:value-type="float">
            <text:p>1.04052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652444" calcext:value-type="float">
            <text:p>6.52E-01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06467" calcext:value-type="float">
            <text:p>1.06467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6716827" calcext:value-type="float">
            <text:p>6.72E-0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94946" calcext:value-type="float">
            <text:p>1.094946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924121" calcext:value-type="float">
            <text:p>6.92E-01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120057" calcext:value-type="float">
            <text:p>1.120057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7131415" calcext:value-type="float">
            <text:p>7.13E-01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161182" calcext:value-type="float">
            <text:p>1.161182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733871" calcext:value-type="float">
            <text:p>7.34E-01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221547" calcext:value-type="float">
            <text:p>1.221547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7546004" calcext:value-type="float">
            <text:p>7.55E-0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235248" calcext:value-type="float">
            <text:p>1.235248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7768508" calcext:value-type="float">
            <text:p>7.77E-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8952" calcext:value-type="float">
            <text:p>1.2189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03294" calcext:value-type="float">
            <text:p>8.00E-01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21521" calcext:value-type="float">
            <text:p>1.21521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8238079" calcext:value-type="float">
            <text:p>8.24E-01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193982" calcext:value-type="float">
            <text:p>1.193982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8472865" calcext:value-type="float">
            <text:p>8.47E-01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158521" calcext:value-type="float">
            <text:p>1.158521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870765" calcext:value-type="float">
            <text:p>8.71E-0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160939" calcext:value-type="float">
            <text:p>1.160939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8920215" calcext:value-type="float">
            <text:p>8.92E-0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192704" calcext:value-type="float">
            <text:p>1.192704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911484" calcext:value-type="float">
            <text:p>9.11E-0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224826" calcext:value-type="float">
            <text:p>1.224826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9309465" calcext:value-type="float">
            <text:p>9.31E-0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262133" calcext:value-type="float">
            <text:p>1.262133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9504091" calcext:value-type="float">
            <text:p>9.50E-01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304941" calcext:value-type="float">
            <text:p>1.30494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9698716" calcext:value-type="float">
            <text:p>9.70E-0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388097" calcext:value-type="float">
            <text:p>1.388097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9910487" calcext:value-type="float">
            <text:p>9.91E-0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78226" calcext:value-type="float">
            <text:p>1.47822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01361" calcext:value-type="float">
            <text:p>1.01E+00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534631" calcext:value-type="float">
            <text:p>1.534631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1.036172" calcext:value-type="float">
            <text:p>1.04E+00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65385" calcext:value-type="float">
            <text:p>1.65385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.058733" calcext:value-type="float">
            <text:p>1.06E+00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830554" calcext:value-type="float">
            <text:p>1.830554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.081294" calcext:value-type="float">
            <text:p>1.08E+00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854082" calcext:value-type="float">
            <text:p>1.854082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105188" calcext:value-type="float">
            <text:p>1.11E+00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771535" calcext:value-type="float">
            <text:p>1.771535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130158" calcext:value-type="float">
            <text:p>1.13E+00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704074" calcext:value-type="float">
            <text:p>1.704074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155128" calcext:value-type="float">
            <text:p>1.16E+00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613891" calcext:value-type="float">
            <text:p>1.613891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180098" calcext:value-type="float">
            <text:p>1.18E+00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0541" calcext:value-type="float">
            <text:p>1.50541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205068" calcext:value-type="float">
            <text:p>1.21E+00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455462" calcext:value-type="float">
            <text:p>1.455462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221772" calcext:value-type="float">
            <text:p>1.22E+0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446601" calcext:value-type="float">
            <text:p>1.44660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31802" calcext:value-type="float">
            <text:p>1.23E+00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434397" calcext:value-type="float">
            <text:p>1.43439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241833" calcext:value-type="float">
            <text:p>1.24E+00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428518" calcext:value-type="float">
            <text:p>1.428518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251864" calcext:value-type="float">
            <text:p>1.25E+00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428353" calcext:value-type="float">
            <text:p>1.428353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61894" calcext:value-type="float">
            <text:p>1.26E+00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468411" calcext:value-type="float">
            <text:p>1.468411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67524" calcext:value-type="float">
            <text:p>1.27E+00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521845" calcext:value-type="float">
            <text:p>1.521845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696" calcext:value-type="float">
            <text:p>1.27E+00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552152" calcext:value-type="float">
            <text:p>1.552152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71677" calcext:value-type="float">
            <text:p>1.27E+00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632682" calcext:value-type="float">
            <text:p>1.632682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73753" calcext:value-type="float">
            <text:p>1.27E+00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757946" calcext:value-type="float">
            <text:p>1.757946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7583" calcext:value-type="float">
            <text:p>1.28E+0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713545" calcext:value-type="float">
            <text:p>1.713545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74172" calcext:value-type="float">
            <text:p>1.27E+0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70029" calcext:value-type="float">
            <text:p>1.57002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69499" calcext:value-type="float">
            <text:p>1.27E+00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460281" calcext:value-type="float">
            <text:p>1.460281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64826" calcext:value-type="float">
            <text:p>1.26E+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318926" calcext:value-type="float">
            <text:p>1.318926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60153" calcext:value-type="float">
            <text:p>1.26E+00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16604" calcext:value-type="float">
            <text:p>1.16604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55481" calcext:value-type="float">
            <text:p>1.26E+0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98789" calcext:value-type="float">
            <text:p>1.098789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42255" calcext:value-type="float">
            <text:p>1.24E+00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83686" calcext:value-type="float">
            <text:p>1.083686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22124" calcext:value-type="float">
            <text:p>1.22E+00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066464" calcext:value-type="float">
            <text:p>1.066464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01993" calcext:value-type="float">
            <text:p>1.20E+00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047639" calcext:value-type="float">
            <text:p>1.047639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181863" calcext:value-type="float">
            <text:p>1.18E+00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026265" calcext:value-type="float">
            <text:p>1.026265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161732" calcext:value-type="float">
            <text:p>1.16E+00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997402" calcext:value-type="float">
            <text:p>0.997402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139683" calcext:value-type="float">
            <text:p>1.14E+00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798315" calcext:value-type="float">
            <text:p>0.979831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116087" calcext:value-type="float">
            <text:p>1.12E+00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964875" calcext:value-type="float">
            <text:p>0.964875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09249" calcext:value-type="float">
            <text:p>1.09E+0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9281778" calcext:value-type="float">
            <text:p>0.9281778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068894" calcext:value-type="float">
            <text:p>1.07E+00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8860176" calcext:value-type="float">
            <text:p>0.8860176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045297" calcext:value-type="float">
            <text:p>1.05E+0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8785107" calcext:value-type="float">
            <text:p>0.8785107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021353" calcext:value-type="float">
            <text:p>1.02E+00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889408" calcext:value-type="float">
            <text:p>0.889408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997127" calcext:value-type="float">
            <text:p>9.97E-01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8958427" calcext:value-type="float">
            <text:p>0.895842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0.9729015" calcext:value-type="float">
            <text:p>9.73E-01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8949275" calcext:value-type="float">
            <text:p>0.8949275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0.9486759" calcext:value-type="float">
            <text:p>9.49E-01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8901565" calcext:value-type="float">
            <text:p>0.8901565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0.9244503" calcext:value-type="float">
            <text:p>9.24E-01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889367" calcext:value-type="float">
            <text:p>0.889367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9043978" calcext:value-type="float">
            <text:p>9.04E-0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914919" calcext:value-type="float">
            <text:p>0.891491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877146" calcext:value-type="float">
            <text:p>8.88E-01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8944759" calcext:value-type="float">
            <text:p>0.8944759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8710314" calcext:value-type="float">
            <text:p>8.71E-01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8930377" calcext:value-type="float">
            <text:p>0.8930377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8543482" calcext:value-type="float">
            <text:p>8.54E-01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888153" calcext:value-type="float">
            <text:p>0.888153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837665" calcext:value-type="float">
            <text:p>8.38E-0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903513" calcext:value-type="float">
            <text:p>0.903513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8272698" calcext:value-type="float">
            <text:p>8.27E-01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939274" calcext:value-type="float">
            <text:p>0.939274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219514" calcext:value-type="float">
            <text:p>8.22E-01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975371" calcext:value-type="float">
            <text:p>0.975371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16633" calcext:value-type="float">
            <text:p>8.17E-0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058818" calcext:value-type="float">
            <text:p>1.058818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113145" calcext:value-type="float">
            <text:p>8.11E-01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233843" calcext:value-type="float">
            <text:p>1.233843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059961" calcext:value-type="float">
            <text:p>8.06E-01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25079" calcext:value-type="float">
            <text:p>1.25079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103435" calcext:value-type="float">
            <text:p>8.10E-0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58056" calcext:value-type="float">
            <text:p>1.15805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24946" calcext:value-type="float">
            <text:p>8.22E-01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117095" calcext:value-type="float">
            <text:p>1.11709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346457" calcext:value-type="float">
            <text:p>8.35E-01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035115" calcext:value-type="float">
            <text:p>1.03511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467969" calcext:value-type="float">
            <text:p>8.47E-0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9487762" calcext:value-type="float">
            <text:p>0.9487762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58948" calcext:value-type="float">
            <text:p>8.59E-01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9494976" calcext:value-type="float">
            <text:p>0.9494976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679021" calcext:value-type="float">
            <text:p>8.68E-0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003044" calcext:value-type="float">
            <text:p>1.003044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742749" calcext:value-type="float">
            <text:p>8.74E-01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056241" calcext:value-type="float">
            <text:p>1.056241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806478" calcext:value-type="float">
            <text:p>8.81E-01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16239" calcext:value-type="float">
            <text:p>1.16239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870207" calcext:value-type="float">
            <text:p>8.87E-01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354331" calcext:value-type="float">
            <text:p>1.354331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933936" calcext:value-type="float">
            <text:p>8.93E-01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469127" calcext:value-type="float">
            <text:p>1.469127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9101483" calcext:value-type="float">
            <text:p>9.10E-0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489009" calcext:value-type="float">
            <text:p>1.48900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935285" calcext:value-type="float">
            <text:p>9.35E-01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508106" calcext:value-type="float">
            <text:p>1.508106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9604216" calcext:value-type="float">
            <text:p>9.60E-0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531451" calcext:value-type="float">
            <text:p>1.531451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9855583" calcext:value-type="float">
            <text:p>9.86E-0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558853" calcext:value-type="float">
            <text:p>1.558853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010695" calcext:value-type="float">
            <text:p>1.01E+00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582489" calcext:value-type="float">
            <text:p>1.582489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.0355" calcext:value-type="float">
            <text:p>1.04E+00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599497" calcext:value-type="float">
            <text:p>1.59949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060037" calcext:value-type="float">
            <text:p>1.06E+00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612694" calcext:value-type="float">
            <text:p>1.612694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1.084573" calcext:value-type="float">
            <text:p>1.08E+00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631579" calcext:value-type="float">
            <text:p>1.631579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1.10911" calcext:value-type="float">
            <text:p>1.11E+00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655767" calcext:value-type="float">
            <text:p>1.655767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133647" calcext:value-type="float">
            <text:p>1.13E+00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607281" calcext:value-type="float">
            <text:p>1.60728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15619" calcext:value-type="float">
            <text:p>1.16E+0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571568" calcext:value-type="float">
            <text:p>1.5715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177122" calcext:value-type="float">
            <text:p>1.18E+00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60941" calcext:value-type="float">
            <text:p>1.60941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198055" calcext:value-type="float">
            <text:p>1.20E+00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551676" calcext:value-type="float">
            <text:p>1.551676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218987" calcext:value-type="float">
            <text:p>1.22E+00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411269" calcext:value-type="float">
            <text:p>1.411269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23992" calcext:value-type="float">
            <text:p>1.24E+00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548702" calcext:value-type="float">
            <text:p>1.548702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258219" calcext:value-type="float">
            <text:p>1.26E+00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831035" calcext:value-type="float">
            <text:p>1.831035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274392" calcext:value-type="float">
            <text:p>1.27E+00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996202" calcext:value-type="float">
            <text:p>1.996202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290566" calcext:value-type="float">
            <text:p>1.29E+00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25976" calcext:value-type="float">
            <text:p>2.25976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306739" calcext:value-type="float">
            <text:p>1.31E+00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487795" calcext:value-type="float">
            <text:p>2.487795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322912" calcext:value-type="float">
            <text:p>1.32E+00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529855" calcext:value-type="float">
            <text:p>2.52985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354389" calcext:value-type="float">
            <text:p>1.35E+0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489359" calcext:value-type="float">
            <text:p>2.48935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398221" calcext:value-type="float">
            <text:p>1.40E+00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445976" calcext:value-type="float">
            <text:p>2.445976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442053" calcext:value-type="float">
            <text:p>1.44E+00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394006" calcext:value-type="float">
            <text:p>2.394006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485886" calcext:value-type="float">
            <text:p>1.49E+00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331191" calcext:value-type="float">
            <text:p>2.331191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529718" calcext:value-type="float">
            <text:p>1.53E+00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263253" calcext:value-type="float">
            <text:p>2.263253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561227" calcext:value-type="float">
            <text:p>1.56E+00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202625" calcext:value-type="float">
            <text:p>2.20262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582786" calcext:value-type="float">
            <text:p>1.58E+0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144735" calcext:value-type="float">
            <text:p>2.14473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604346" calcext:value-type="float">
            <text:p>1.60E+00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074641" calcext:value-type="float">
            <text:p>2.074641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625905" calcext:value-type="float">
            <text:p>1.63E+0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991769" calcext:value-type="float">
            <text:p>1.991769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647464" calcext:value-type="float">
            <text:p>1.65E+00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833858" calcext:value-type="float">
            <text:p>1.833858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656342" calcext:value-type="float">
            <text:p>1.66E+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851" calcext:value-type="float">
            <text:p>1.688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4981" calcext:value-type="float">
            <text:p>1.65E+00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617011" calcext:value-type="float">
            <text:p>1.617011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5362" calcext:value-type="float">
            <text:p>1.65E+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449576" calcext:value-type="float">
            <text:p>1.449576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52259" calcext:value-type="float">
            <text:p>1.65E+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227956" calcext:value-type="float">
            <text:p>1.227956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50899" calcext:value-type="float">
            <text:p>1.65E+00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187837" calcext:value-type="float">
            <text:p>1.18783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41966" calcext:value-type="float">
            <text:p>1.64E+00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80238" calcext:value-type="float">
            <text:p>1.280238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2692" calcext:value-type="float">
            <text:p>1.63E+00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403539" calcext:value-type="float">
            <text:p>1.403539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11875" calcext:value-type="float">
            <text:p>1.61E+00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.521072" calcext:value-type="float">
            <text:p>1.521072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596829" calcext:value-type="float">
            <text:p>1.60E+00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625537" calcext:value-type="float">
            <text:p>1.625537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581784" calcext:value-type="float">
            <text:p>1.58E+00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807436" calcext:value-type="float">
            <text:p>1.807436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57776" calcext:value-type="float">
            <text:p>1.58E+0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017074" calcext:value-type="float">
            <text:p>2.0170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582634" calcext:value-type="float">
            <text:p>1.58E+00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175579" calcext:value-type="float">
            <text:p>2.175579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587509" calcext:value-type="float">
            <text:p>1.59E+0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31452" calcext:value-type="float">
            <text:p>2.31452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592384" calcext:value-type="float">
            <text:p>1.59E+00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418587" calcext:value-type="float">
            <text:p>2.418587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97258" calcext:value-type="float">
            <text:p>1.60E+00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496788" calcext:value-type="float">
            <text:p>2.496788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618034" calcext:value-type="float">
            <text:p>1.62E+00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565428" calcext:value-type="float">
            <text:p>2.565428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651648" calcext:value-type="float">
            <text:p>1.65E+00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629486" calcext:value-type="float">
            <text:p>2.629486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685261" calcext:value-type="float">
            <text:p>1.69E+00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74034" calcext:value-type="float">
            <text:p>2.74034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718875" calcext:value-type="float">
            <text:p>1.72E+00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828797" calcext:value-type="float">
            <text:p>2.828797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752489" calcext:value-type="float">
            <text:p>1.75E+00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678662" calcext:value-type="float">
            <text:p>2.678662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794439" calcext:value-type="float">
            <text:p>1.79E+0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585234" calcext:value-type="float">
            <text:p>2.58523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84312" calcext:value-type="float">
            <text:p>1.84E+0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550154" calcext:value-type="float">
            <text:p>2.550154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891801" calcext:value-type="float">
            <text:p>1.89E+00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514688" calcext:value-type="float">
            <text:p>2.514688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940482" calcext:value-type="float">
            <text:p>1.94E+0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458707" calcext:value-type="float">
            <text:p>2.458707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989163" calcext:value-type="float">
            <text:p>1.99E+00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418096" calcext:value-type="float">
            <text:p>2.4180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2.019844" calcext:value-type="float">
            <text:p>2.02E+00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55837" calcext:value-type="float">
            <text:p>2.455837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2.035992" calcext:value-type="float">
            <text:p>2.04E+00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501239" calcext:value-type="float">
            <text:p>2.501239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2.05214" calcext:value-type="float">
            <text:p>2.05E+00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514809" calcext:value-type="float">
            <text:p>2.514809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2.068288" calcext:value-type="float">
            <text:p>2.07E+0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516071" calcext:value-type="float">
            <text:p>2.516071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2.084435" calcext:value-type="float">
            <text:p>2.08E+0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548722" calcext:value-type="float">
            <text:p>2.548722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101156" calcext:value-type="float">
            <text:p>2.10E+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643252" calcext:value-type="float">
            <text:p>2.64325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118338" calcext:value-type="float">
            <text:p>2.12E+00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845951" calcext:value-type="float">
            <text:p>2.845951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135521" calcext:value-type="float">
            <text:p>2.14E+00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285269" calcext:value-type="float">
            <text:p>3.285269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152703" calcext:value-type="float">
            <text:p>2.15E+00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711295" calcext:value-type="float">
            <text:p>3.711295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169886" calcext:value-type="float">
            <text:p>2.17E+00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27263" calcext:value-type="float">
            <text:p>3.27263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22382" calcext:value-type="float">
            <text:p>2.22E+00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.104993" calcext:value-type="float">
            <text:p>3.104993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307426" calcext:value-type="float">
            <text:p>2.31E+00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391313" calcext:value-type="float">
            <text:p>3.391313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391033" calcext:value-type="float">
            <text:p>2.39E+0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714985" calcext:value-type="float">
            <text:p>3.714985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474639" calcext:value-type="float">
            <text:p>2.47E+00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.142494" calcext:value-type="float">
            <text:p>4.142494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558246" calcext:value-type="float">
            <text:p>2.56E+00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568279" calcext:value-type="float">
            <text:p>4.568279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642463" calcext:value-type="float">
            <text:p>2.64E+0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583741" calcext:value-type="float">
            <text:p>4.58374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727175" calcext:value-type="float">
            <text:p>2.73E+00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584545" calcext:value-type="float">
            <text:p>4.584545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811887" calcext:value-type="float">
            <text:p>2.81E+00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584806" calcext:value-type="float">
            <text:p>4.584806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896599" calcext:value-type="float">
            <text:p>2.90E+00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584861" calcext:value-type="float">
            <text:p>4.584861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981311" calcext:value-type="float">
            <text:p>2.98E+00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584908" calcext:value-type="float">
            <text:p>4.584908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105445" calcext:value-type="float">
            <text:p>3.11E+0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584908" calcext:value-type="float">
            <text:p>4.584908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261409" calcext:value-type="float">
            <text:p>3.26E+00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584886" calcext:value-type="float">
            <text:p>4.584886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417373" calcext:value-type="float">
            <text:p>3.42E+00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584846" calcext:value-type="float">
            <text:p>4.584846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573336" calcext:value-type="float">
            <text:p>3.57E+00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584723" calcext:value-type="float">
            <text:p>4.584723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3.7293" calcext:value-type="float">
            <text:p>3.73E+00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581968" calcext:value-type="float">
            <text:p>4.581968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853668" calcext:value-type="float">
            <text:p>3.85E+0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58136" calcext:value-type="float">
            <text:p>4.55813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952529" calcext:value-type="float">
            <text:p>3.95E+0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490211" calcext:value-type="float">
            <text:p>4.490211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051389" calcext:value-type="float">
            <text:p>4.05E+00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279983" calcext:value-type="float">
            <text:p>4.279983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4.150249" calcext:value-type="float">
            <text:p>4.15E+00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971527" calcext:value-type="float">
            <text:p>3.971527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4.24911" calcext:value-type="float">
            <text:p>4.25E+00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550992" calcext:value-type="float">
            <text:p>3.550992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4.285513" calcext:value-type="float">
            <text:p>4.29E+00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.38302" calcext:value-type="float">
            <text:p>3.38302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4.271492" calcext:value-type="float">
            <text:p>4.27E+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342714" calcext:value-type="float">
            <text:p>3.342714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25747" calcext:value-type="float">
            <text:p>4.26E+00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3.304949" calcext:value-type="float">
            <text:p>3.304949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243449" calcext:value-type="float">
            <text:p>4.24E+0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.321329" calcext:value-type="float">
            <text:p>3.321329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29428" calcext:value-type="float">
            <text:p>4.23E+00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658404" calcext:value-type="float">
            <text:p>3.658404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05621" calcext:value-type="float">
            <text:p>4.21E+0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936365" calcext:value-type="float">
            <text:p>3.93636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173914" calcext:value-type="float">
            <text:p>4.17E+00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059425" calcext:value-type="float">
            <text:p>4.059425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142207" calcext:value-type="float">
            <text:p>4.14E+0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.164615" calcext:value-type="float">
            <text:p>4.164615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1105" calcext:value-type="float">
            <text:p>4.11E+00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.213512" calcext:value-type="float">
            <text:p>4.213512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078793" calcext:value-type="float">
            <text:p>4.08E+00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414971" calcext:value-type="float">
            <text:p>4.414971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05883" calcext:value-type="float">
            <text:p>4.06E+00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479332" calcext:value-type="float">
            <text:p>4.479332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048348" calcext:value-type="float">
            <text:p>4.05E+00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487389" calcext:value-type="float">
            <text:p>4.487389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037866" calcext:value-type="float">
            <text:p>4.04E+00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.49414" calcext:value-type="float">
            <text:p>4.49414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027385" calcext:value-type="float">
            <text:p>4.03E+00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477998" calcext:value-type="float">
            <text:p>4.477998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16903" calcext:value-type="float">
            <text:p>4.02E+00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.324094" calcext:value-type="float">
            <text:p>4.324094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04609" calcext:value-type="float">
            <text:p>4.00E+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991865" calcext:value-type="float">
            <text:p>3.99186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990851" calcext:value-type="float">
            <text:p>3.99E+00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632396" calcext:value-type="float">
            <text:p>3.632396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977094" calcext:value-type="float">
            <text:p>3.98E+00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256627" calcext:value-type="float">
            <text:p>3.256627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3.963336" calcext:value-type="float">
            <text:p>3.96E+00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999923" calcext:value-type="float">
            <text:p>2.99992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949579" calcext:value-type="float">
            <text:p>3.95E+00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632804" calcext:value-type="float">
            <text:p>2.632804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.909913" calcext:value-type="float">
            <text:p>3.91E+0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555129" calcext:value-type="float">
            <text:p>2.55512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849329" calcext:value-type="float">
            <text:p>3.85E+00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538795" calcext:value-type="float">
            <text:p>2.538795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8746" calcext:value-type="float">
            <text:p>3.79E+00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51878" calcext:value-type="float">
            <text:p>2.51878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728162" calcext:value-type="float">
            <text:p>3.73E+00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475934" calcext:value-type="float">
            <text:p>2.475934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667579" calcext:value-type="float">
            <text:p>3.67E+00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4858" calcext:value-type="float">
            <text:p>2.4858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597448" calcext:value-type="float">
            <text:p>3.60E+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53482" calcext:value-type="float">
            <text:p>2.53482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519609" calcext:value-type="float">
            <text:p>3.52E+00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57284" calcext:value-type="float">
            <text:p>2.57284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44177" calcext:value-type="float">
            <text:p>3.44E+00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628058" calcext:value-type="float">
            <text:p>2.628058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363931" calcext:value-type="float">
            <text:p>3.36E+00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680908" calcext:value-type="float">
            <text:p>2.680908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286093" calcext:value-type="float">
            <text:p>3.29E+00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680243" calcext:value-type="float">
            <text:p>2.68024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234438" calcext:value-type="float">
            <text:p>3.23E+0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665341" calcext:value-type="float">
            <text:p>2.66534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203925" calcext:value-type="float">
            <text:p>3.20E+00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664328" calcext:value-type="float">
            <text:p>2.664328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173411" calcext:value-type="float">
            <text:p>3.17E+00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663246" calcext:value-type="float">
            <text:p>2.663246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142897" calcext:value-type="float">
            <text:p>3.14E+00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668042" calcext:value-type="float">
            <text:p>2.668042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112383" calcext:value-type="float">
            <text:p>3.11E+0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679021" calcext:value-type="float">
            <text:p>2.679021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089468" calcext:value-type="float">
            <text:p>3.09E+00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698969" calcext:value-type="float">
            <text:p>2.69896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072688" calcext:value-type="float">
            <text:p>3.07E+00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722864" calcext:value-type="float">
            <text:p>2.722864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055908" calcext:value-type="float">
            <text:p>3.06E+0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749742" calcext:value-type="float">
            <text:p>2.749742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039128" calcext:value-type="float">
            <text:p>3.04E+00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.780811" calcext:value-type="float">
            <text:p>2.780811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022347" calcext:value-type="float">
            <text:p>3.02E+00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916073" calcext:value-type="float">
            <text:p>2.916073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14306" calcext:value-type="float">
            <text:p>3.01E+0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058624" calcext:value-type="float">
            <text:p>3.058624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13319" calcext:value-type="float">
            <text:p>3.01E+00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150834" calcext:value-type="float">
            <text:p>3.150834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12333" calcext:value-type="float">
            <text:p>3.01E+00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250423" calcext:value-type="float">
            <text:p>3.250423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11346" calcext:value-type="float">
            <text:p>3.01E+0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308441" calcext:value-type="float">
            <text:p>3.30844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10359" calcext:value-type="float">
            <text:p>3.01E+00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469757" calcext:value-type="float">
            <text:p>3.469757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6714" calcext:value-type="float">
            <text:p>3.02E+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2168" calcext:value-type="float">
            <text:p>3.5421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28996" calcext:value-type="float">
            <text:p>3.03E+00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538165" calcext:value-type="float">
            <text:p>3.538165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41278" calcext:value-type="float">
            <text:p>3.04E+0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53268" calcext:value-type="float">
            <text:p>3.53268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5356" calcext:value-type="float">
            <text:p>3.05E+00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482637" calcext:value-type="float">
            <text:p>3.482637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65841" calcext:value-type="float">
            <text:p>3.07E+00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398705" calcext:value-type="float">
            <text:p>3.39870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74236" calcext:value-type="float">
            <text:p>3.07E+00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.284392" calcext:value-type="float">
            <text:p>3.28439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79491" calcext:value-type="float">
            <text:p>3.08E+00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.178999" calcext:value-type="float">
            <text:p>3.178999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84746" calcext:value-type="float">
            <text:p>3.08E+0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.081804" calcext:value-type="float">
            <text:p>3.081804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90002" calcext:value-type="float">
            <text:p>3.09E+00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990513" calcext:value-type="float">
            <text:p>2.990513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95257" calcext:value-type="float">
            <text:p>3.10E+00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759356" calcext:value-type="float">
            <text:p>2.759356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88116" calcext:value-type="float">
            <text:p>3.09E+0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65002" calcext:value-type="float">
            <text:p>2.6500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70967" calcext:value-type="float">
            <text:p>3.07E+00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606864" calcext:value-type="float">
            <text:p>2.606864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53817" calcext:value-type="float">
            <text:p>3.05E+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57366" calcext:value-type="float">
            <text:p>2.57366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36667" calcext:value-type="float">
            <text:p>3.04E+00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546407" calcext:value-type="float">
            <text:p>2.546407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019518" calcext:value-type="float">
            <text:p>3.02E+00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522172" calcext:value-type="float">
            <text:p>2.522172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.991327" calcext:value-type="float">
            <text:p>2.99E+00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522751" calcext:value-type="float">
            <text:p>2.52275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2.954224" calcext:value-type="float">
            <text:p>2.95E+00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530308" calcext:value-type="float">
            <text:p>2.530308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2.91712" calcext:value-type="float">
            <text:p>2.92E+0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533029" calcext:value-type="float">
            <text:p>2.533029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2.880016" calcext:value-type="float">
            <text:p>2.88E+00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53424" calcext:value-type="float">
            <text:p>2.53424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2.842912" calcext:value-type="float">
            <text:p>2.84E+00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553316" calcext:value-type="float">
            <text:p>2.553316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811687" calcext:value-type="float">
            <text:p>2.81E+00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582379" calcext:value-type="float">
            <text:p>2.58237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785209" calcext:value-type="float">
            <text:p>2.79E+00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611667" calcext:value-type="float">
            <text:p>2.611667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75873" calcext:value-type="float">
            <text:p>2.76E+00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651386" calcext:value-type="float">
            <text:p>2.651386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732252" calcext:value-type="float">
            <text:p>2.73E+00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693515" calcext:value-type="float">
            <text:p>2.693515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705773" calcext:value-type="float">
            <text:p>2.71E+00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900599" calcext:value-type="float">
            <text:p>2.900599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696665" calcext:value-type="float">
            <text:p>2.70E+00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146224" calcext:value-type="float">
            <text:p>3.14622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01581" calcext:value-type="float">
            <text:p>2.70E+00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292929" calcext:value-type="float">
            <text:p>3.292929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06497" calcext:value-type="float">
            <text:p>2.71E+00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449679" calcext:value-type="float">
            <text:p>3.449679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11413" calcext:value-type="float">
            <text:p>2.71E+00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507215" calcext:value-type="float">
            <text:p>3.507215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16329" calcext:value-type="float">
            <text:p>2.72E+00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477513" calcext:value-type="float">
            <text:p>3.47751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728725" calcext:value-type="float">
            <text:p>2.73E+00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35709" calcext:value-type="float">
            <text:p>3.3570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4716" calcext:value-type="float">
            <text:p>2.75E+0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.239028" calcext:value-type="float">
            <text:p>3.239028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65595" calcext:value-type="float">
            <text:p>2.77E+00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129018" calcext:value-type="float">
            <text:p>3.129018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84031" calcext:value-type="float">
            <text:p>2.78E+00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.021985" calcext:value-type="float">
            <text:p>3.021985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802466" calcext:value-type="float">
            <text:p>2.80E+00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860091" calcext:value-type="float">
            <text:p>2.860091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806716" calcext:value-type="float">
            <text:p>2.81E+00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752377" calcext:value-type="float">
            <text:p>2.752377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99513" calcext:value-type="float">
            <text:p>2.80E+00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688825" calcext:value-type="float">
            <text:p>2.688825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92311" calcext:value-type="float">
            <text:p>2.79E+00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634316" calcext:value-type="float">
            <text:p>2.634316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5109" calcext:value-type="float">
            <text:p>2.79E+00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58684" calcext:value-type="float">
            <text:p>2.58684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777906" calcext:value-type="float">
            <text:p>2.78E+00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568653" calcext:value-type="float">
            <text:p>2.568653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756076" calcext:value-type="float">
            <text:p>2.76E+0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561335" calcext:value-type="float">
            <text:p>2.56133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722436" calcext:value-type="float">
            <text:p>2.72E+00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545769" calcext:value-type="float">
            <text:p>2.545769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688796" calcext:value-type="float">
            <text:p>2.69E+00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533189" calcext:value-type="float">
            <text:p>2.533189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655157" calcext:value-type="float">
            <text:p>2.66E+00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519605" calcext:value-type="float">
            <text:p>2.519605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621517" calcext:value-type="float">
            <text:p>2.62E+00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460224" calcext:value-type="float">
            <text:p>2.460224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582095" calcext:value-type="float">
            <text:p>2.58E+00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381272" calcext:value-type="float">
            <text:p>2.381272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538006" calcext:value-type="float">
            <text:p>2.54E+00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304773" calcext:value-type="float">
            <text:p>2.304773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493916" calcext:value-type="float">
            <text:p>2.49E+00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199812" calcext:value-type="float">
            <text:p>2.199812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449827" calcext:value-type="float">
            <text:p>2.45E+00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.058386" calcext:value-type="float">
            <text:p>2.058386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405737" calcext:value-type="float">
            <text:p>2.41E+00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957035" calcext:value-type="float">
            <text:p>1.957035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355152" calcext:value-type="float">
            <text:p>2.36E+00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902992" calcext:value-type="float">
            <text:p>1.90299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299322" calcext:value-type="float">
            <text:p>2.30E+00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849088" calcext:value-type="float">
            <text:p>1.849088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243493" calcext:value-type="float">
            <text:p>2.24E+00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797424" calcext:value-type="float">
            <text:p>1.797424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187663" calcext:value-type="float">
            <text:p>2.19E+00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748052" calcext:value-type="float">
            <text:p>1.748052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131833" calcext:value-type="float">
            <text:p>2.13E+00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611187" calcext:value-type="float">
            <text:p>1.611187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075282" calcext:value-type="float">
            <text:p>2.08E+00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458403" calcext:value-type="float">
            <text:p>1.458403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018148" calcext:value-type="float">
            <text:p>2.02E+00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357788" calcext:value-type="float">
            <text:p>1.357788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1.961013" calcext:value-type="float">
            <text:p>1.96E+00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218248" calcext:value-type="float">
            <text:p>1.218248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1.903879" calcext:value-type="float">
            <text:p>1.90E+00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07542" calcext:value-type="float">
            <text:p>1.07542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1.846745" calcext:value-type="float">
            <text:p>1.85E+00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063633" calcext:value-type="float">
            <text:p>1.063633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1.790351" calcext:value-type="float">
            <text:p>1.79E+00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124415" calcext:value-type="float">
            <text:p>1.12441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1.734556" calcext:value-type="float">
            <text:p>1.73E+00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173204" calcext:value-type="float">
            <text:p>1.173204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67876" calcext:value-type="float">
            <text:p>1.68E+00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2769" calcext:value-type="float">
            <text:p>1.2769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622964" calcext:value-type="float">
            <text:p>1.62E+00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452987" calcext:value-type="float">
            <text:p>1.452987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567168" calcext:value-type="float">
            <text:p>1.57E+00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519036" calcext:value-type="float">
            <text:p>1.519036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520893" calcext:value-type="float">
            <text:p>1.52E+00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478653" calcext:value-type="float">
            <text:p>1.47865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482304" calcext:value-type="float">
            <text:p>1.48E+00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437111" calcext:value-type="float">
            <text:p>1.43711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443715" calcext:value-type="float">
            <text:p>1.44E+00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390651" calcext:value-type="float">
            <text:p>1.390651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405126" calcext:value-type="float">
            <text:p>1.41E+00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335266" calcext:value-type="float">
            <text:p>1.33526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366538" calcext:value-type="float">
            <text:p>1.37E+00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245074" calcext:value-type="float">
            <text:p>1.245074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328644" calcext:value-type="float">
            <text:p>1.33E+00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169255" calcext:value-type="float">
            <text:p>1.1692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291311" calcext:value-type="float">
            <text:p>1.29E+00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114106" calcext:value-type="float">
            <text:p>1.114106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253978" calcext:value-type="float">
            <text:p>1.25E+00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.030948" calcext:value-type="float">
            <text:p>1.030948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216646" calcext:value-type="float">
            <text:p>1.22E+00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9369709" calcext:value-type="float">
            <text:p>0.9369709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179313" calcext:value-type="float">
            <text:p>1.18E+00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9111543" calcext:value-type="float">
            <text:p>0.9111543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141597" calcext:value-type="float">
            <text:p>1.14E+00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177122" calcext:value-type="float">
            <text:p>0.9177122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103572" calcext:value-type="float">
            <text:p>1.10E+00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9126253" calcext:value-type="float">
            <text:p>0.9126253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065548" calcext:value-type="float">
            <text:p>1.07E+00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8916701" calcext:value-type="float">
            <text:p>0.8916701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027523" calcext:value-type="float">
            <text:p>1.03E+00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8697134" calcext:value-type="float">
            <text:p>0.8697134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0.9894982" calcext:value-type="float">
            <text:p>9.89E-01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8711235" calcext:value-type="float">
            <text:p>0.8711235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0.9557112" calcext:value-type="float">
            <text:p>9.56E-01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8873005" calcext:value-type="float">
            <text:p>0.887300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9253455" calcext:value-type="float">
            <text:p>9.25E-0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9041383" calcext:value-type="float">
            <text:p>0.9041383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0.8949799" calcext:value-type="float">
            <text:p>8.95E-01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9465095" calcext:value-type="float">
            <text:p>0.9465095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0.8646143" calcext:value-type="float">
            <text:p>8.65E-01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.035657" calcext:value-type="float">
            <text:p>1.035657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8342487" calcext:value-type="float">
            <text:p>8.34E-0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083667" calcext:value-type="float">
            <text:p>1.083667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8152207" calcext:value-type="float">
            <text:p>8.15E-01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072603" calcext:value-type="float">
            <text:p>1.072603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8053464" calcext:value-type="float">
            <text:p>8.05E-01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063763" calcext:value-type="float">
            <text:p>1.063763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795472" calcext:value-type="float">
            <text:p>7.95E-01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.052003" calcext:value-type="float">
            <text:p>1.052003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7855977" calcext:value-type="float">
            <text:p>7.86E-01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.038023" calcext:value-type="float">
            <text:p>1.03802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7757233" calcext:value-type="float">
            <text:p>7.76E-01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.012028" calcext:value-type="float">
            <text:p>1.012028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767286" calcext:value-type="float">
            <text:p>7.67E-0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9880815" calcext:value-type="float">
            <text:p>0.988081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7600089" calcext:value-type="float">
            <text:p>7.60E-01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974495" calcext:value-type="float">
            <text:p>0.974495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527318" calcext:value-type="float">
            <text:p>7.53E-01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9492791" calcext:value-type="float">
            <text:p>0.9492791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454547" calcext:value-type="float">
            <text:p>7.45E-01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9196476" calcext:value-type="float">
            <text:p>0.9196476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381776" calcext:value-type="float">
            <text:p>7.38E-01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9230691" calcext:value-type="float">
            <text:p>0.9230691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315237" calcext:value-type="float">
            <text:p>7.32E-01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9487244" calcext:value-type="float">
            <text:p>0.9487244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25373" calcext:value-type="float">
            <text:p>7.25E-01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9721883" calcext:value-type="float">
            <text:p>0.9721883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192223" calcext:value-type="float">
            <text:p>7.19E-01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018326" calcext:value-type="float">
            <text:p>1.018326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130716" calcext:value-type="float">
            <text:p>7.13E-0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100376" calcext:value-type="float">
            <text:p>1.100376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069208" calcext:value-type="float">
            <text:p>7.07E-01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161108" calcext:value-type="float">
            <text:p>1.161108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068834" calcext:value-type="float">
            <text:p>7.07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1827" calcext:value-type="float">
            <text:p>1.1818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17815" calcext:value-type="float">
            <text:p>7.12E-01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193649" calcext:value-type="float">
            <text:p>1.193649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66796" calcext:value-type="float">
            <text:p>7.17E-01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223471" calcext:value-type="float">
            <text:p>1.223471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215777" calcext:value-type="float">
            <text:p>7.22E-01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.27223" calcext:value-type="float">
            <text:p>1.27223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264758" calcext:value-type="float">
            <text:p>7.26E-01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31172" calcext:value-type="float">
            <text:p>1.31172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30728" calcext:value-type="float">
            <text:p>7.31E-0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330968" calcext:value-type="float">
            <text:p>1.330968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344588" calcext:value-type="float">
            <text:p>7.34E-01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335244" calcext:value-type="float">
            <text:p>1.335244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381896" calcext:value-type="float">
            <text:p>7.38E-0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357102" calcext:value-type="float">
            <text:p>1.357102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419204" calcext:value-type="float">
            <text:p>7.42E-01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392407" calcext:value-type="float">
            <text:p>1.392407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456511" calcext:value-type="float">
            <text:p>7.46E-01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.308598" calcext:value-type="float">
            <text:p>1.308598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450264" calcext:value-type="float">
            <text:p>7.45E-0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19654" calcext:value-type="float">
            <text:p>1.196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408852" calcext:value-type="float">
            <text:p>7.41E-01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.117859" calcext:value-type="float">
            <text:p>1.117859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6744" calcext:value-type="float">
            <text:p>7.37E-01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.004801" calcext:value-type="float">
            <text:p>1.004801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326028" calcext:value-type="float">
            <text:p>7.33E-01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8952624" calcext:value-type="float">
            <text:p>0.8952624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284616" calcext:value-type="float">
            <text:p>7.28E-01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8578619" calcext:value-type="float">
            <text:p>0.8578619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183784" calcext:value-type="float">
            <text:p>7.18E-01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8530214" calcext:value-type="float">
            <text:p>0.8530214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034979" calcext:value-type="float">
            <text:p>7.03E-0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8489001" calcext:value-type="float">
            <text:p>0.8489001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6886174" calcext:value-type="float">
            <text:p>6.89E-01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8606927" calcext:value-type="float">
            <text:p>0.8606927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6737369" calcext:value-type="float">
            <text:p>6.74E-01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8841092" calcext:value-type="float">
            <text:p>0.8841092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6588564" calcext:value-type="float">
            <text:p>6.59E-01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8815433" calcext:value-type="float">
            <text:p>0.8815433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6461093" calcext:value-type="float">
            <text:p>6.46E-0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8192615" calcext:value-type="float">
            <text:p>0.819261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6350846" calcext:value-type="float">
            <text:p>6.35E-0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7433967" calcext:value-type="float">
            <text:p>0.7433967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2406" calcext:value-type="float">
            <text:p>6.24E-01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7575309" calcext:value-type="float">
            <text:p>0.7575309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130353" calcext:value-type="float">
            <text:p>6.13E-01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854751" calcext:value-type="float">
            <text:p>0.85475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020106" calcext:value-type="float">
            <text:p>6.02E-01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8654384" calcext:value-type="float">
            <text:p>0.8654384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5919058" calcext:value-type="float">
            <text:p>5.92E-01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826658" calcext:value-type="float">
            <text:p>0.826658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5825437" calcext:value-type="float">
            <text:p>5.83E-01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7770219" calcext:value-type="float">
            <text:p>0.7770219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5731816" calcext:value-type="float">
            <text:p>5.73E-01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6398191" calcext:value-type="float">
            <text:p>0.6398191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5638194" calcext:value-type="float">
            <text:p>5.64E-0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4738874" calcext:value-type="float">
            <text:p>0.4738874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5544573" calcext:value-type="float">
            <text:p>5.54E-01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4235539" calcext:value-type="float">
            <text:p>0.4235539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419766" calcext:value-type="float">
            <text:p>5.42E-0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609356" calcext:value-type="float">
            <text:p>0.460935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269781" calcext:value-type="float">
            <text:p>5.27E-01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4851984" calcext:value-type="float">
            <text:p>0.4851984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119796" calcext:value-type="float">
            <text:p>5.12E-01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4711409" calcext:value-type="float">
            <text:p>0.4711409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4969811" calcext:value-type="float">
            <text:p>4.97E-01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4423488" calcext:value-type="float">
            <text:p>0.4423488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4819827" calcext:value-type="float">
            <text:p>4.82E-01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4743921" calcext:value-type="float">
            <text:p>0.4743921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4678089" calcext:value-type="float">
            <text:p>4.68E-01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5556531" calcext:value-type="float">
            <text:p>0.5556531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4543009" calcext:value-type="float">
            <text:p>4.54E-01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621023" calcext:value-type="float">
            <text:p>0.621023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440793" calcext:value-type="float">
            <text:p>4.41E-01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6583753" calcext:value-type="float">
            <text:p>0.6583753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27285" calcext:value-type="float">
            <text:p>4.27E-01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6836177" calcext:value-type="float">
            <text:p>0.6836177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137771" calcext:value-type="float">
            <text:p>4.14E-01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706864" calcext:value-type="float">
            <text:p>0.70686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032992" calcext:value-type="float">
            <text:p>4.03E-0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7268516" calcext:value-type="float">
            <text:p>0.726851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3952676" calcext:value-type="float">
            <text:p>3.95E-01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7496947" calcext:value-type="float">
            <text:p>0.7496947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387236" calcext:value-type="float">
            <text:p>3.87E-0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7808168" calcext:value-type="float">
            <text:p>0.7808168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3792043" calcext:value-type="float">
            <text:p>3.79E-01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8131218" calcext:value-type="float">
            <text:p>0.8131218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3711727" calcext:value-type="float">
            <text:p>3.71E-01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8562925" calcext:value-type="float">
            <text:p>0.8562925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3674126" calcext:value-type="float">
            <text:p>3.67E-01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8766425" calcext:value-type="float">
            <text:p>0.8766425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67101" calcext:value-type="float">
            <text:p>3.67E-01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8793688" calcext:value-type="float">
            <text:p>0.8793688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667894" calcext:value-type="float">
            <text:p>3.67E-01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8709146" calcext:value-type="float">
            <text:p>0.8709146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664778" calcext:value-type="float">
            <text:p>3.66E-01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8597719" calcext:value-type="float">
            <text:p>0.8597719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661663" calcext:value-type="float">
            <text:p>3.66E-0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8633828" calcext:value-type="float">
            <text:p>0.8633828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82372" calcext:value-type="float">
            <text:p>3.68E-0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792947" calcext:value-type="float">
            <text:p>0.879294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722317" calcext:value-type="float">
            <text:p>3.72E-01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8967942" calcext:value-type="float">
            <text:p>0.8967942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762262" calcext:value-type="float">
            <text:p>3.76E-01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9375978" calcext:value-type="float">
            <text:p>0.9375978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802206" calcext:value-type="float">
            <text:p>3.80E-01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028704" calcext:value-type="float">
            <text:p>1.028704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842151" calcext:value-type="float">
            <text:p>3.84E-01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.084307" calcext:value-type="float">
            <text:p>1.084307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975183" calcext:value-type="float">
            <text:p>3.98E-01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079632" calcext:value-type="float">
            <text:p>1.07963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418337" calcext:value-type="float">
            <text:p>4.18E-01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077672" calcext:value-type="float">
            <text:p>1.077672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4391557" calcext:value-type="float">
            <text:p>4.39E-01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.072299" calcext:value-type="float">
            <text:p>1.072299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4599744" calcext:value-type="float">
            <text:p>4.60E-01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.063967" calcext:value-type="float">
            <text:p>1.063967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480793" calcext:value-type="float">
            <text:p>4.81E-01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050041" calcext:value-type="float">
            <text:p>1.050041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5001553" calcext:value-type="float">
            <text:p>5.00E-0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039556" calcext:value-type="float">
            <text:p>1.03955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5183418" calcext:value-type="float">
            <text:p>5.18E-01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.03731" calcext:value-type="float">
            <text:p>1.03731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5365282" calcext:value-type="float">
            <text:p>5.37E-01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.023324" calcext:value-type="float">
            <text:p>1.02332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5547147" calcext:value-type="float">
            <text:p>5.55E-01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000416" calcext:value-type="float">
            <text:p>1.000416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5729011" calcext:value-type="float">
            <text:p>5.73E-0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984652" calcext:value-type="float">
            <text:p>0.984652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897025" calcext:value-type="float">
            <text:p>5.90E-01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9909259" calcext:value-type="float">
            <text:p>0.9909259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6053858" calcext:value-type="float">
            <text:p>6.05E-01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018656" calcext:value-type="float">
            <text:p>1.018656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621069" calcext:value-type="float">
            <text:p>6.21E-01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019123" calcext:value-type="float">
            <text:p>1.01912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6367522" calcext:value-type="float">
            <text:p>6.37E-01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9937194" calcext:value-type="float">
            <text:p>0.993719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6524355" calcext:value-type="float">
            <text:p>6.52E-01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065125" calcext:value-type="float">
            <text:p>1.065125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6710931" calcext:value-type="float">
            <text:p>6.71E-0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240874" calcext:value-type="float">
            <text:p>1.24087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921522" calcext:value-type="float">
            <text:p>6.92E-01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406595" calcext:value-type="float">
            <text:p>1.406595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7132113" calcext:value-type="float">
            <text:p>7.13E-0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.729548" calcext:value-type="float">
            <text:p>1.729548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7342704" calcext:value-type="float">
            <text:p>7.34E-01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140042" calcext:value-type="float">
            <text:p>2.140042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7553294" calcext:value-type="float">
            <text:p>7.55E-01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236673" calcext:value-type="float">
            <text:p>2.236673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792453" calcext:value-type="float">
            <text:p>7.92E-0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201015" calcext:value-type="float">
            <text:p>2.20101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8425466" calcext:value-type="float">
            <text:p>8.43E-01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19798" calcext:value-type="float">
            <text:p>2.19798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8926401" calcext:value-type="float">
            <text:p>8.93E-01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.153293" calcext:value-type="float">
            <text:p>2.153293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9427336" calcext:value-type="float">
            <text:p>9.43E-01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060052" calcext:value-type="float">
            <text:p>2.060052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9928271" calcext:value-type="float">
            <text:p>9.93E-01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055455" calcext:value-type="float">
            <text:p>2.055455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.03613" calcext:value-type="float">
            <text:p>1.04E+00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149634" calcext:value-type="float">
            <text:p>2.14963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073951" calcext:value-type="float">
            <text:p>1.07E+00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.251412" calcext:value-type="float">
            <text:p>2.25141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1.111772" calcext:value-type="float">
            <text:p>1.11E+00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312921" calcext:value-type="float">
            <text:p>2.312921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1.149592" calcext:value-type="float">
            <text:p>1.15E+00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.348431" calcext:value-type="float">
            <text:p>2.348431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.187413" calcext:value-type="float">
            <text:p>1.19E+00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418511" calcext:value-type="float">
            <text:p>2.418511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227996" calcext:value-type="float">
            <text:p>1.23E+00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480774" calcext:value-type="float">
            <text:p>2.48077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27081" calcext:value-type="float">
            <text:p>1.27E+00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518534" calcext:value-type="float">
            <text:p>2.51853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313624" calcext:value-type="float">
            <text:p>1.31E+00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55473" calcext:value-type="float">
            <text:p>2.55473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356438" calcext:value-type="float">
            <text:p>1.36E+00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58644" calcext:value-type="float">
            <text:p>2.5864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399252" calcext:value-type="float">
            <text:p>1.40E+0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620703" calcext:value-type="float">
            <text:p>2.620703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453708" calcext:value-type="float">
            <text:p>1.45E+00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651072" calcext:value-type="float">
            <text:p>2.65107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517563" calcext:value-type="float">
            <text:p>1.52E+00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681103" calcext:value-type="float">
            <text:p>2.681103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581419" calcext:value-type="float">
            <text:p>1.58E+00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717577" calcext:value-type="float">
            <text:p>2.717577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645275" calcext:value-type="float">
            <text:p>1.65E+00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753344" calcext:value-type="float">
            <text:p>2.753344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70913" calcext:value-type="float">
            <text:p>1.71E+0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627794" calcext:value-type="float">
            <text:p>2.627794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773946" calcext:value-type="float">
            <text:p>1.77E+00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595511" calcext:value-type="float">
            <text:p>2.595511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839537" calcext:value-type="float">
            <text:p>1.84E+00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.605753" calcext:value-type="float">
            <text:p>2.605753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905128" calcext:value-type="float">
            <text:p>1.91E+00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617944" calcext:value-type="float">
            <text:p>2.617944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970719" calcext:value-type="float">
            <text:p>1.97E+00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661022" calcext:value-type="float">
            <text:p>2.661022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2.03631" calcext:value-type="float">
            <text:p>2.04E+00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.732388" calcext:value-type="float">
            <text:p>2.732388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2.097272" calcext:value-type="float">
            <text:p>2.10E+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3157" calcext:value-type="float">
            <text:p>3.0231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154496" calcext:value-type="float">
            <text:p>2.15E+0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3.703424" calcext:value-type="float">
            <text:p>3.70342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2.21172" calcext:value-type="float">
            <text:p>2.21E+00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278709" calcext:value-type="float">
            <text:p>4.278709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2.268943" calcext:value-type="float">
            <text:p>2.27E+00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.510204" calcext:value-type="float">
            <text:p>4.510204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326167" calcext:value-type="float">
            <text:p>2.33E+00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581098" calcext:value-type="float">
            <text:p>4.581098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411298" calcext:value-type="float">
            <text:p>2.41E+00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584563" calcext:value-type="float">
            <text:p>4.584563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51896" calcext:value-type="float">
            <text:p>2.52E+00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584842" calcext:value-type="float">
            <text:p>4.584842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626622" calcext:value-type="float">
            <text:p>2.63E+00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584913" calcext:value-type="float">
            <text:p>4.584913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734284" calcext:value-type="float">
            <text:p>2.73E+00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584929" calcext:value-type="float">
            <text:p>4.584929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841946" calcext:value-type="float">
            <text:p>2.84E+00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584931" calcext:value-type="float">
            <text:p>4.58493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987797" calcext:value-type="float">
            <text:p>2.99E+0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584932" calcext:value-type="float">
            <text:p>4.58493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164479" calcext:value-type="float">
            <text:p>3.16E+00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584934" calcext:value-type="float">
            <text:p>4.584934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3.341161" calcext:value-type="float">
            <text:p>3.34E+00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584936" calcext:value-type="float">
            <text:p>4.584936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3.517844" calcext:value-type="float">
            <text:p>3.52E+00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584937" calcext:value-type="float">
            <text:p>4.584937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3.694526" calcext:value-type="float">
            <text:p>3.69E+00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3.859689" calcext:value-type="float">
            <text:p>3.86E+00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4.015551" calcext:value-type="float">
            <text:p>4.02E+00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4.171413" calcext:value-type="float">
            <text:p>4.17E+00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4.327276" calcext:value-type="float">
            <text:p>4.33E+00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4.483138" calcext:value-type="float">
            <text:p>4.48E+00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4.637091" calcext:value-type="float">
            <text:p>4.64E+0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584935" calcext:value-type="float">
            <text:p>4.58493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789502" calcext:value-type="float">
            <text:p>4.79E+00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58493" calcext:value-type="float">
            <text:p>4.58493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941914" calcext:value-type="float">
            <text:p>4.94E+00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584911" calcext:value-type="float">
            <text:p>4.584911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5.094325" calcext:value-type="float">
            <text:p>5.09E+00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584876" calcext:value-type="float">
            <text:p>4.584876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5.246736" calcext:value-type="float">
            <text:p>5.25E+0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584255" calcext:value-type="float">
            <text:p>4.584255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5.335718" calcext:value-type="float">
            <text:p>5.34E+00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583444" calcext:value-type="float">
            <text:p>4.583444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5.373491" calcext:value-type="float">
            <text:p>5.37E+00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584276" calcext:value-type="float">
            <text:p>4.584276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5.411263" calcext:value-type="float">
            <text:p>5.41E+00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58465" calcext:value-type="float">
            <text:p>4.58465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449036" calcext:value-type="float">
            <text:p>5.45E+00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584861" calcext:value-type="float">
            <text:p>4.584861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486808" calcext:value-type="float">
            <text:p>5.49E+00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584937" calcext:value-type="float">
            <text:p>4.584937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506632" calcext:value-type="float">
            <text:p>5.51E+00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511964" calcext:value-type="float">
            <text:p>5.51E+00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517296" calcext:value-type="float">
            <text:p>5.52E+00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522628" calcext:value-type="float">
            <text:p>5.52E+00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527961" calcext:value-type="float">
            <text:p>5.53E+00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9054" calcext:value-type="float">
            <text:p>5.59E+00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69934" calcext:value-type="float">
            <text:p>5.70E+00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808139" calcext:value-type="float">
            <text:p>5.81E+00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584938" calcext:value-type="float">
            <text:p>4.584938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916939" calcext:value-type="float">
            <text:p>5.92E+00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584937" calcext:value-type="float">
            <text:p>4.584937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6.025738" calcext:value-type="float">
            <text:p>6.03E+00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584929" calcext:value-type="float">
            <text:p>4.584929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6.091508" calcext:value-type="float">
            <text:p>6.09E+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584908" calcext:value-type="float">
            <text:p>4.58490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6.122538" calcext:value-type="float">
            <text:p>6.12E+00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584887" calcext:value-type="float">
            <text:p>4.584887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6.153567" calcext:value-type="float">
            <text:p>6.15E+00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58485" calcext:value-type="float">
            <text:p>4.58485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6.184597" calcext:value-type="float">
            <text:p>6.18E+00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584815" calcext:value-type="float">
            <text:p>4.584815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215626" calcext:value-type="float">
            <text:p>6.22E+00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584894" calcext:value-type="float">
            <text:p>4.584894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211658" calcext:value-type="float">
            <text:p>6.21E+00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584915" calcext:value-type="float">
            <text:p>4.584915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79433" calcext:value-type="float">
            <text:p>6.18E+00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584912" calcext:value-type="float">
            <text:p>4.584912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47208" calcext:value-type="float">
            <text:p>6.15E+0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584909" calcext:value-type="float">
            <text:p>4.584909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14983" calcext:value-type="float">
            <text:p>6.11E+00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584894" calcext:value-type="float">
            <text:p>4.584894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082758" calcext:value-type="float">
            <text:p>6.08E+00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584807" calcext:value-type="float">
            <text:p>4.584807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052966" calcext:value-type="float">
            <text:p>6.05E+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584521" calcext:value-type="float">
            <text:p>4.58452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025138" calcext:value-type="float">
            <text:p>6.03E+0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583898" calcext:value-type="float">
            <text:p>4.583898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5.99731" calcext:value-type="float">
            <text:p>6.00E+00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582351" calcext:value-type="float">
            <text:p>4.582351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5.969482" calcext:value-type="float">
            <text:p>5.97E+00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579051" calcext:value-type="float">
            <text:p>4.579051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5.941654" calcext:value-type="float">
            <text:p>5.94E+00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559381" calcext:value-type="float">
            <text:p>4.559381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5.8879" calcext:value-type="float">
            <text:p>5.89E+00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514647" calcext:value-type="float">
            <text:p>4.514647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5.813214" calcext:value-type="float">
            <text:p>5.81E+00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466388" calcext:value-type="float">
            <text:p>4.466388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5.738528" calcext:value-type="float">
            <text:p>5.74E+00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389512" calcext:value-type="float">
            <text:p>4.389512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663842" calcext:value-type="float">
            <text:p>5.66E+00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4.320361" calcext:value-type="float">
            <text:p>4.320361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589157" calcext:value-type="float">
            <text:p>5.59E+00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363875" calcext:value-type="float">
            <text:p>4.363875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501419" calcext:value-type="float">
            <text:p>5.50E+00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409725" calcext:value-type="float">
            <text:p>4.40972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403143" calcext:value-type="float">
            <text:p>5.40E+00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420937" calcext:value-type="float">
            <text:p>4.420937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304868" calcext:value-type="float">
            <text:p>5.30E+00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431079" calcext:value-type="float">
            <text:p>4.431079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206593" calcext:value-type="float">
            <text:p>5.21E+00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428808" calcext:value-type="float">
            <text:p>4.428808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108317" calcext:value-type="float">
            <text:p>5.11E+00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416125" calcext:value-type="float">
            <text:p>4.416125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023638" calcext:value-type="float">
            <text:p>5.02E+00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387547" calcext:value-type="float">
            <text:p>4.387547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4.949935" calcext:value-type="float">
            <text:p>4.95E+00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35194" calcext:value-type="float">
            <text:p>4.3519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4.876232" calcext:value-type="float">
            <text:p>4.88E+00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.310797" calcext:value-type="float">
            <text:p>4.310797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4.80253" calcext:value-type="float">
            <text:p>4.80E+00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261573" calcext:value-type="float">
            <text:p>4.261573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4.728827" calcext:value-type="float">
            <text:p>4.73E+00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3.874652" calcext:value-type="float">
            <text:p>3.874652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4.660224" calcext:value-type="float">
            <text:p>4.66E+0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527141" calcext:value-type="float">
            <text:p>3.52714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595739" calcext:value-type="float">
            <text:p>4.60E+00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3.421521" calcext:value-type="float">
            <text:p>3.421521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531253" calcext:value-type="float">
            <text:p>4.53E+00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322663" calcext:value-type="float">
            <text:p>3.322663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466768" calcext:value-type="float">
            <text:p>4.47E+00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3.334231" calcext:value-type="float">
            <text:p>3.334231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402282" calcext:value-type="float">
            <text:p>4.40E+00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3.587551" calcext:value-type="float">
            <text:p>3.587551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339864" calcext:value-type="float">
            <text:p>4.34E+00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892234" calcext:value-type="float">
            <text:p>3.892234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279114" calcext:value-type="float">
            <text:p>4.28E+00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096569" calcext:value-type="float">
            <text:p>4.096569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218365" calcext:value-type="float">
            <text:p>4.22E+00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254815" calcext:value-type="float">
            <text:p>4.254815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157615" calcext:value-type="float">
            <text:p>4.16E+00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4.357077" calcext:value-type="float">
            <text:p>4.357077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096866" calcext:value-type="float">
            <text:p>4.10E+00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542973" calcext:value-type="float">
            <text:p>4.542973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060341" calcext:value-type="float">
            <text:p>4.06E+00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571645" calcext:value-type="float">
            <text:p>4.57164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043374" calcext:value-type="float">
            <text:p>4.04E+00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575512" calcext:value-type="float">
            <text:p>4.575512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026406" calcext:value-type="float">
            <text:p>4.03E+00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57817" calcext:value-type="float">
            <text:p>4.57817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009439" calcext:value-type="float">
            <text:p>4.01E+00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577813" calcext:value-type="float">
            <text:p>4.577813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3.992472" calcext:value-type="float">
            <text:p>3.99E+00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574528" calcext:value-type="float">
            <text:p>4.574528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3.990835" calcext:value-type="float">
            <text:p>3.99E+00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564597" calcext:value-type="float">
            <text:p>4.564597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01574" calcext:value-type="float">
            <text:p>4.00E+00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546542" calcext:value-type="float">
            <text:p>4.546542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12314" calcext:value-type="float">
            <text:p>4.01E+00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4.512941" calcext:value-type="float">
            <text:p>4.512941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23053" calcext:value-type="float">
            <text:p>4.02E+00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4.447366" calcext:value-type="float">
            <text:p>4.447366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4.033792" calcext:value-type="float">
            <text:p>4.03E+00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3.878937" calcext:value-type="float">
            <text:p>3.878937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4.016385" calcext:value-type="float">
            <text:p>4.02E+00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084077" calcext:value-type="float">
            <text:p>3.08407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.976254" calcext:value-type="float">
            <text:p>3.98E+00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769483" calcext:value-type="float">
            <text:p>2.769483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3.936122" calcext:value-type="float">
            <text:p>3.94E+00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623516" calcext:value-type="float">
            <text:p>2.623516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3.895991" calcext:value-type="float">
            <text:p>3.90E+00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55843" calcext:value-type="float">
            <text:p>2.55843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3.855859" calcext:value-type="float">
            <text:p>3.86E+0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523948" calcext:value-type="float">
            <text:p>2.523948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3.788177" calcext:value-type="float">
            <text:p>3.79E+00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527643" calcext:value-type="float">
            <text:p>2.527643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69825" calcext:value-type="float">
            <text:p>3.70E+00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531741" calcext:value-type="float">
            <text:p>2.531741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608324" calcext:value-type="float">
            <text:p>3.61E+00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535546" calcext:value-type="float">
            <text:p>2.535546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518397" calcext:value-type="float">
            <text:p>3.52E+00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539217" calcext:value-type="float">
            <text:p>2.539217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428471" calcext:value-type="float">
            <text:p>3.43E+00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596607" calcext:value-type="float">
            <text:p>2.596607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348822" calcext:value-type="float">
            <text:p>3.35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89472" calcext:value-type="float">
            <text:p>2.689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27747" calcext:value-type="float">
            <text:p>3.28E+00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773195" calcext:value-type="float">
            <text:p>2.773195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206119" calcext:value-type="float">
            <text:p>3.21E+00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894903" calcext:value-type="float">
            <text:p>2.894903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134768" calcext:value-type="float">
            <text:p>3.13E+00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968261" calcext:value-type="float">
            <text:p>2.968261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063416" calcext:value-type="float">
            <text:p>3.06E+00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79616" calcext:value-type="float">
            <text:p>2.79616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005226" calcext:value-type="float">
            <text:p>3.01E+00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650499" calcext:value-type="float">
            <text:p>2.650499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2.957662" calcext:value-type="float">
            <text:p>2.96E+00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573939" calcext:value-type="float">
            <text:p>2.573939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2.910098" calcext:value-type="float">
            <text:p>2.91E+00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49684" calcext:value-type="float">
            <text:p>2.49684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2.862534" calcext:value-type="float">
            <text:p>2.86E+00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385282" calcext:value-type="float">
            <text:p>2.385282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2.81497" calcext:value-type="float">
            <text:p>2.81E+00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.256409" calcext:value-type="float">
            <text:p>2.256409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2.759319" calcext:value-type="float">
            <text:p>2.76E+00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186507" calcext:value-type="float">
            <text:p>2.18650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697139" calcext:value-type="float">
            <text:p>2.70E+00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2.152835" calcext:value-type="float">
            <text:p>2.152835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63496" calcext:value-type="float">
            <text:p>2.63E+00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.060635" calcext:value-type="float">
            <text:p>2.060635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57278" calcext:value-type="float">
            <text:p>2.57E+00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894515" calcext:value-type="float">
            <text:p>1.894515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510601" calcext:value-type="float">
            <text:p>2.51E+00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892931" calcext:value-type="float">
            <text:p>1.892931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450399" calcext:value-type="float">
            <text:p>2.45E+0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998586" calcext:value-type="float">
            <text:p>1.998586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391794" calcext:value-type="float">
            <text:p>2.39E+00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.066683" calcext:value-type="float">
            <text:p>2.066683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333189" calcext:value-type="float">
            <text:p>2.33E+00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2.165179" calcext:value-type="float">
            <text:p>2.165179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274584" calcext:value-type="float">
            <text:p>2.27E+0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274897" calcext:value-type="float">
            <text:p>2.274897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215979" calcext:value-type="float">
            <text:p>2.22E+00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317103" calcext:value-type="float">
            <text:p>2.317103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172652" calcext:value-type="float">
            <text:p>2.17E+00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315017" calcext:value-type="float">
            <text:p>2.31501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14166" calcext:value-type="float">
            <text:p>2.14E+00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309042" calcext:value-type="float">
            <text:p>2.309042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110668" calcext:value-type="float">
            <text:p>2.11E+00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307752" calcext:value-type="float">
            <text:p>2.307752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079676" calcext:value-type="float">
            <text:p>2.08E+00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310546" calcext:value-type="float">
            <text:p>2.310546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048684" calcext:value-type="float">
            <text:p>2.05E+00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311982" calcext:value-type="float">
            <text:p>2.311982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023143" calcext:value-type="float">
            <text:p>2.02E+00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304751" calcext:value-type="float">
            <text:p>2.304751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002003" calcext:value-type="float">
            <text:p>2.00E+00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.290097" calcext:value-type="float">
            <text:p>2.290097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.980862" calcext:value-type="float">
            <text:p>1.98E+00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.284305" calcext:value-type="float">
            <text:p>2.284305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.959722" calcext:value-type="float">
            <text:p>1.96E+00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286391" calcext:value-type="float">
            <text:p>2.286391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.938582" calcext:value-type="float">
            <text:p>1.94E+00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274197" calcext:value-type="float">
            <text:p>2.274197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.918711" calcext:value-type="float">
            <text:p>1.92E+00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244781" calcext:value-type="float">
            <text:p>2.24478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.899867" calcext:value-type="float">
            <text:p>1.90E+00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.209053" calcext:value-type="float">
            <text:p>2.209053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881022" calcext:value-type="float">
            <text:p>1.88E+00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.177204" calcext:value-type="float">
            <text:p>2.177204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862178" calcext:value-type="float">
            <text:p>1.86E+00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.149439" calcext:value-type="float">
            <text:p>2.149439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843333" calcext:value-type="float">
            <text:p>1.84E+00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.152214" calcext:value-type="float">
            <text:p>2.152214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822403" calcext:value-type="float">
            <text:p>1.82E+00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.16163" calcext:value-type="float">
            <text:p>2.16163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799789" calcext:value-type="float">
            <text:p>1.80E+00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.153932" calcext:value-type="float">
            <text:p>2.153932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777176" calcext:value-type="float">
            <text:p>1.78E+00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.184034" calcext:value-type="float">
            <text:p>2.184034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754562" calcext:value-type="float">
            <text:p>1.75E+00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.240187" calcext:value-type="float">
            <text:p>2.240187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731948" calcext:value-type="float">
            <text:p>1.73E+00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2.057073" calcext:value-type="float">
            <text:p>2.057073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706089" calcext:value-type="float">
            <text:p>1.71E+00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783196" calcext:value-type="float">
            <text:p>1.78319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677612" calcext:value-type="float">
            <text:p>1.68E+00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592823" calcext:value-type="float">
            <text:p>1.592823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649134" calcext:value-type="float">
            <text:p>1.65E+00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303772" calcext:value-type="float">
            <text:p>1.303772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620657" calcext:value-type="float">
            <text:p>1.62E+00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037988" calcext:value-type="float">
            <text:p>1.037988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592179" calcext:value-type="float">
            <text:p>1.59E+00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9802277" calcext:value-type="float">
            <text:p>0.9802277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5561" calcext:value-type="float">
            <text:p>1.56E+00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002981" calcext:value-type="float">
            <text:p>1.002981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513883" calcext:value-type="float">
            <text:p>1.51E+00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028816" calcext:value-type="float">
            <text:p>1.028816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471666" calcext:value-type="float">
            <text:p>1.47E+00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058462" calcext:value-type="float">
            <text:p>1.058462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429449" calcext:value-type="float">
            <text:p>1.43E+00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092312" calcext:value-type="float">
            <text:p>1.092312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387233" calcext:value-type="float">
            <text:p>1.39E+00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165149" calcext:value-type="float">
            <text:p>1.165149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356065" calcext:value-type="float">
            <text:p>1.36E+00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259556" calcext:value-type="float">
            <text:p>1.25955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333817" calcext:value-type="float">
            <text:p>1.33E+00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333982" calcext:value-type="float">
            <text:p>1.333982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311569" calcext:value-type="float">
            <text:p>1.31E+00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4771" calcext:value-type="float">
            <text:p>1.4771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289322" calcext:value-type="float">
            <text:p>1.29E+00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696405" calcext:value-type="float">
            <text:p>1.696405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267074" calcext:value-type="float">
            <text:p>1.27E+00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771291" calcext:value-type="float">
            <text:p>1.771291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255684" calcext:value-type="float">
            <text:p>1.26E+00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731114" calcext:value-type="float">
            <text:p>1.731114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253061" calcext:value-type="float">
            <text:p>1.25E+00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696696" calcext:value-type="float">
            <text:p>1.696696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250437" calcext:value-type="float">
            <text:p>1.25E+00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653936" calcext:value-type="float">
            <text:p>1.653936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47813" calcext:value-type="float">
            <text:p>1.25E+00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603773" calcext:value-type="float">
            <text:p>1.603773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45189" calcext:value-type="float">
            <text:p>1.25E+00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554339" calcext:value-type="float">
            <text:p>1.554339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41592" calcext:value-type="float">
            <text:p>1.24E+00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518375" calcext:value-type="float">
            <text:p>1.51837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37209" calcext:value-type="float">
            <text:p>1.24E+00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496335" calcext:value-type="float">
            <text:p>1.496335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32826" calcext:value-type="float">
            <text:p>1.23E+00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455774" calcext:value-type="float">
            <text:p>1.455774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28443" calcext:value-type="float">
            <text:p>1.23E+00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399594" calcext:value-type="float">
            <text:p>1.399594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2406" calcext:value-type="float">
            <text:p>1.22E+00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461173" calcext:value-type="float">
            <text:p>1.461173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18628" calcext:value-type="float">
            <text:p>1.22E+00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583679" calcext:value-type="float">
            <text:p>1.583679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12348" calcext:value-type="float">
            <text:p>1.21E+00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660719" calcext:value-type="float">
            <text:p>1.660719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06069" calcext:value-type="float">
            <text:p>1.21E+00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833119" calcext:value-type="float">
            <text:p>1.833119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19979" calcext:value-type="float">
            <text:p>1.20E+00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.073079" calcext:value-type="float">
            <text:p>2.073079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19351" calcext:value-type="float">
            <text:p>1.19E+00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2.07733" calcext:value-type="float">
            <text:p>2.07733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189381" calcext:value-type="float">
            <text:p>1.19E+00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931497" calcext:value-type="float">
            <text:p>1.93149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186988" calcext:value-type="float">
            <text:p>1.19E+00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804587" calcext:value-type="float">
            <text:p>1.804587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184595" calcext:value-type="float">
            <text:p>1.18E+00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638151" calcext:value-type="float">
            <text:p>1.638151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182202" calcext:value-type="float">
            <text:p>1.18E+00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445887" calcext:value-type="float">
            <text:p>1.445887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79809" calcext:value-type="float">
            <text:p>1.18E+00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299435" calcext:value-type="float">
            <text:p>1.299435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68204" calcext:value-type="float">
            <text:p>1.17E+00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214019" calcext:value-type="float">
            <text:p>1.214019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49162" calcext:value-type="float">
            <text:p>1.15E+00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15888" calcext:value-type="float">
            <text:p>1.15888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30121" calcext:value-type="float">
            <text:p>1.13E+00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.084445" calcext:value-type="float">
            <text:p>1.084445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11079" calcext:value-type="float">
            <text:p>1.11E+00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007347" calcext:value-type="float">
            <text:p>1.007347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092037" calcext:value-type="float">
            <text:p>1.09E+00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9747553" calcext:value-type="float">
            <text:p>0.9747553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069414" calcext:value-type="float">
            <text:p>1.07E+00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688981" calcext:value-type="float">
            <text:p>0.968898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0439" calcext:value-type="float">
            <text:p>1.04E+00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966916" calcext:value-type="float">
            <text:p>0.966916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018386" calcext:value-type="float">
            <text:p>1.02E+00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9583948" calcext:value-type="float">
            <text:p>0.9583948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0.9928716" calcext:value-type="float">
            <text:p>9.93E-0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9450406" calcext:value-type="float">
            <text:p>0.9450406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0.9673574" calcext:value-type="float">
            <text:p>9.67E-01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9454239" calcext:value-type="float">
            <text:p>0.9454239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0.9459834" calcext:value-type="float">
            <text:p>9.46E-01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956716" calcext:value-type="float">
            <text:p>0.956716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9279519" calcext:value-type="float">
            <text:p>9.28E-01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9687512" calcext:value-type="float">
            <text:p>0.9687512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0.9099204" calcext:value-type="float">
            <text:p>9.10E-01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9827089" calcext:value-type="float">
            <text:p>0.9827089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8918889" calcext:value-type="float">
            <text:p>8.92E-01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9988454" calcext:value-type="float">
            <text:p>0.9988454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8738574" calcext:value-type="float">
            <text:p>8.74E-01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027752" calcext:value-type="float">
            <text:p>1.027752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8628732" calcext:value-type="float">
            <text:p>8.63E-0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63063" calcext:value-type="float">
            <text:p>1.06306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8575788" calcext:value-type="float">
            <text:p>8.58E-01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.092482" calcext:value-type="float">
            <text:p>1.092482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8522845" calcext:value-type="float">
            <text:p>8.52E-0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144838" calcext:value-type="float">
            <text:p>1.144838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469901" calcext:value-type="float">
            <text:p>8.47E-01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227111" calcext:value-type="float">
            <text:p>1.227111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416957" calcext:value-type="float">
            <text:p>8.42E-01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297854" calcext:value-type="float">
            <text:p>1.297854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42035" calcext:value-type="float">
            <text:p>8.42E-01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337222" calcext:value-type="float">
            <text:p>1.337222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469227" calcext:value-type="float">
            <text:p>8.47E-01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359111" calcext:value-type="float">
            <text:p>1.359111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18105" calcext:value-type="float">
            <text:p>8.52E-01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415277" calcext:value-type="float">
            <text:p>1.415277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566982" calcext:value-type="float">
            <text:p>8.57E-01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506772" calcext:value-type="float">
            <text:p>1.506772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61586" calcext:value-type="float">
            <text:p>8.62E-01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460321" calcext:value-type="float">
            <text:p>1.460321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661089" calcext:value-type="float">
            <text:p>8.66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3906" calcext:value-type="float">
            <text:p>1.3439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03372" calcext:value-type="float">
            <text:p>8.70E-01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268908" calcext:value-type="float">
            <text:p>1.268908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745654" calcext:value-type="float">
            <text:p>8.75E-01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163911" calcext:value-type="float">
            <text:p>1.163911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787937" calcext:value-type="float">
            <text:p>8.79E-01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054038" calcext:value-type="float">
            <text:p>1.054038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83022" calcext:value-type="float">
            <text:p>8.83E-01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02692" calcext:value-type="float">
            <text:p>1.02692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814873" calcext:value-type="float">
            <text:p>8.81E-01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.044151" calcext:value-type="float">
            <text:p>1.044151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52997" calcext:value-type="float">
            <text:p>8.75E-01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057997" calcext:value-type="float">
            <text:p>1.057997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69112" calcext:value-type="float">
            <text:p>8.69E-01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.080681" calcext:value-type="float">
            <text:p>1.080681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629244" calcext:value-type="float">
            <text:p>8.63E-01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113475" calcext:value-type="float">
            <text:p>1.113475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567368" calcext:value-type="float">
            <text:p>8.57E-01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126674" calcext:value-type="float">
            <text:p>1.126674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528014" calcext:value-type="float">
            <text:p>8.53E-0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123664" calcext:value-type="float">
            <text:p>1.12366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506842" calcext:value-type="float">
            <text:p>8.51E-01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122392" calcext:value-type="float">
            <text:p>1.122392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485671" calcext:value-type="float">
            <text:p>8.49E-01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118582" calcext:value-type="float">
            <text:p>1.118582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4645" calcext:value-type="float">
            <text:p>8.46E-01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.112504" calcext:value-type="float">
            <text:p>1.112504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443328" calcext:value-type="float">
            <text:p>8.44E-01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.109547" calcext:value-type="float">
            <text:p>1.109547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428737" calcext:value-type="float">
            <text:p>8.43E-01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110313" calcext:value-type="float">
            <text:p>1.110313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419457" calcext:value-type="float">
            <text:p>8.42E-0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112498" calcext:value-type="float">
            <text:p>1.112498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10178" calcext:value-type="float">
            <text:p>8.41E-01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112463" calcext:value-type="float">
            <text:p>1.112463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00899" calcext:value-type="float">
            <text:p>8.40E-01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110364" calcext:value-type="float">
            <text:p>1.110364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391619" calcext:value-type="float">
            <text:p>8.39E-01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093932" calcext:value-type="float">
            <text:p>1.093932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391576" calcext:value-type="float">
            <text:p>8.39E-01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79913" calcext:value-type="float">
            <text:p>1.07991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398989" calcext:value-type="float">
            <text:p>8.40E-01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.0799" calcext:value-type="float">
            <text:p>1.0799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06402" calcext:value-type="float">
            <text:p>8.41E-0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.060484" calcext:value-type="float">
            <text:p>1.060484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13815" calcext:value-type="float">
            <text:p>8.41E-01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.026606" calcext:value-type="float">
            <text:p>1.026606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421228" calcext:value-type="float">
            <text:p>8.42E-01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037316" calcext:value-type="float">
            <text:p>1.037316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441389" calcext:value-type="float">
            <text:p>8.44E-01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083067" calcext:value-type="float">
            <text:p>1.083067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471843" calcext:value-type="float">
            <text:p>8.47E-01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129683" calcext:value-type="float">
            <text:p>1.129683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502297" calcext:value-type="float">
            <text:p>8.50E-0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196019" calcext:value-type="float">
            <text:p>1.196019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532751" calcext:value-type="float">
            <text:p>8.53E-0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28694" calcext:value-type="float">
            <text:p>1.28694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563205" calcext:value-type="float">
            <text:p>8.56E-01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307264" calcext:value-type="float">
            <text:p>1.307264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66238" calcext:value-type="float">
            <text:p>8.66E-01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357771" calcext:value-type="float">
            <text:p>1.35777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817039" calcext:value-type="float">
            <text:p>8.82E-01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52411" calcext:value-type="float">
            <text:p>1.52411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971698" calcext:value-type="float">
            <text:p>8.97E-01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560205" calcext:value-type="float">
            <text:p>1.560205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9126357" calcext:value-type="float">
            <text:p>9.13E-01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465405" calcext:value-type="float">
            <text:p>1.465405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9281016" calcext:value-type="float">
            <text:p>9.28E-01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725949" calcext:value-type="float">
            <text:p>1.725949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9468446" calcext:value-type="float">
            <text:p>9.47E-01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2.131779" calcext:value-type="float">
            <text:p>2.131779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9682334" calcext:value-type="float">
            <text:p>9.68E-01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.333448" calcext:value-type="float">
            <text:p>2.33344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9896223" calcext:value-type="float">
            <text:p>9.90E-01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2.491625" calcext:value-type="float">
            <text:p>2.491625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.011011" calcext:value-type="float">
            <text:p>1.01E+00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578688" calcext:value-type="float">
            <text:p>2.578688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.0324" calcext:value-type="float">
            <text:p>1.03E+00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640824" calcext:value-type="float">
            <text:p>2.640824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.083843" calcext:value-type="float">
            <text:p>1.08E+00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6846" calcext:value-type="float">
            <text:p>2.6846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15955" calcext:value-type="float">
            <text:p>1.16E+00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722474" calcext:value-type="float">
            <text:p>2.722474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.235257" calcext:value-type="float">
            <text:p>1.24E+00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.768437" calcext:value-type="float">
            <text:p>2.768437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310964" calcext:value-type="float">
            <text:p>1.31E+00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800856" calcext:value-type="float">
            <text:p>2.800856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386672" calcext:value-type="float">
            <text:p>1.39E+00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860495" calcext:value-type="float">
            <text:p>2.860495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461486" calcext:value-type="float">
            <text:p>1.46E+0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.888438" calcext:value-type="float">
            <text:p>2.88843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535579" calcext:value-type="float">
            <text:p>1.54E+00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.89199" calcext:value-type="float">
            <text:p>2.89199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609672" calcext:value-type="float">
            <text:p>1.61E+00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2.895224" calcext:value-type="float">
            <text:p>2.895224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683765" calcext:value-type="float">
            <text:p>1.68E+00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882053" calcext:value-type="float">
            <text:p>2.882053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757859" calcext:value-type="float">
            <text:p>1.76E+00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3.010094" calcext:value-type="float">
            <text:p>3.010094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819956" calcext:value-type="float">
            <text:p>1.82E+00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114763" calcext:value-type="float">
            <text:p>3.11476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872369" calcext:value-type="float">
            <text:p>1.87E+00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3.154114" calcext:value-type="float">
            <text:p>3.154114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924782" calcext:value-type="float">
            <text:p>1.92E+00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3.193698" calcext:value-type="float">
            <text:p>3.193698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977195" calcext:value-type="float">
            <text:p>1.98E+00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3.171025" calcext:value-type="float">
            <text:p>3.171025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2.029608" calcext:value-type="float">
            <text:p>2.03E+00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931991" calcext:value-type="float">
            <text:p>2.931991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2.066553" calcext:value-type="float">
            <text:p>2.07E+00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750467" calcext:value-type="float">
            <text:p>2.750467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2.091011" calcext:value-type="float">
            <text:p>2.09E+00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654138" calcext:value-type="float">
            <text:p>2.654138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2.115469" calcext:value-type="float">
            <text:p>2.12E+00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571421" calcext:value-type="float">
            <text:p>2.571421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2.139927" calcext:value-type="float">
            <text:p>2.14E+00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481024" calcext:value-type="float">
            <text:p>2.481024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164385" calcext:value-type="float">
            <text:p>2.16E+00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413478" calcext:value-type="float">
            <text:p>2.41347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16583" calcext:value-type="float">
            <text:p>2.17E+00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380982" calcext:value-type="float">
            <text:p>2.38098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148695" calcext:value-type="float">
            <text:p>2.15E+00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343132" calcext:value-type="float">
            <text:p>2.343132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31561" calcext:value-type="float">
            <text:p>2.13E+00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306802" calcext:value-type="float">
            <text:p>2.306802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14426" calcext:value-type="float">
            <text:p>2.11E+00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27208" calcext:value-type="float">
            <text:p>2.27208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097292" calcext:value-type="float">
            <text:p>2.10E+00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195976" calcext:value-type="float">
            <text:p>2.195976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070942" calcext:value-type="float">
            <text:p>2.07E+00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.097473" calcext:value-type="float">
            <text:p>2.097473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037153" calcext:value-type="float">
            <text:p>2.04E+00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2.005448" calcext:value-type="float">
            <text:p>2.005448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003364" calcext:value-type="float">
            <text:p>2.00E+00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885211" calcext:value-type="float">
            <text:p>1.885211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1.969576" calcext:value-type="float">
            <text:p>1.97E+00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738104" calcext:value-type="float">
            <text:p>1.738104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1.935787" calcext:value-type="float">
            <text:p>1.94E+00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653084" calcext:value-type="float">
            <text:p>1.653084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1.896295" calcext:value-type="float">
            <text:p>1.90E+00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619819" calcext:value-type="float">
            <text:p>1.61981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1.8522" calcext:value-type="float">
            <text:p>1.85E+00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585814" calcext:value-type="float">
            <text:p>1.585814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1.808105" calcext:value-type="float">
            <text:p>1.81E+00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558257" calcext:value-type="float">
            <text:p>1.55825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76401" calcext:value-type="float">
            <text:p>1.76E+00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536179" calcext:value-type="float">
            <text:p>1.536179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719914" calcext:value-type="float">
            <text:p>1.72E+00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520926" calcext:value-type="float">
            <text:p>1.520926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675552" calcext:value-type="float">
            <text:p>1.68E+00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507231" calcext:value-type="float">
            <text:p>1.507231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630973" calcext:value-type="float">
            <text:p>1.63E+00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487453" calcext:value-type="float">
            <text:p>1.487453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586394" calcext:value-type="float">
            <text:p>1.59E+00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474364" calcext:value-type="float">
            <text:p>1.474364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541815" calcext:value-type="float">
            <text:p>1.54E+00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462566" calcext:value-type="float">
            <text:p>1.462566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497237" calcext:value-type="float">
            <text:p>1.50E+00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366493" calcext:value-type="float">
            <text:p>1.366493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45312" calcext:value-type="float">
            <text:p>1.45E+00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257157" calcext:value-type="float">
            <text:p>1.257157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409376" calcext:value-type="float">
            <text:p>1.41E+00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179103" calcext:value-type="float">
            <text:p>1.179103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365632" calcext:value-type="float">
            <text:p>1.37E+00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70006" calcext:value-type="float">
            <text:p>1.070006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321888" calcext:value-type="float">
            <text:p>1.32E+00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9539649" calcext:value-type="float">
            <text:p>0.9539649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278144" calcext:value-type="float">
            <text:p>1.28E+00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137445" calcext:value-type="float">
            <text:p>0.9137445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234152" calcext:value-type="float">
            <text:p>1.23E+00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9191473" calcext:value-type="float">
            <text:p>0.9191473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189962" calcext:value-type="float">
            <text:p>1.19E+00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9185971" calcext:value-type="float">
            <text:p>0.9185971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145771" calcext:value-type="float">
            <text:p>1.15E+00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9031695" calcext:value-type="float">
            <text:p>0.9031695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101581" calcext:value-type="float">
            <text:p>1.10E+00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8837816" calcext:value-type="float">
            <text:p>0.8837816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05739" calcext:value-type="float">
            <text:p>1.06E+00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8816275" calcext:value-type="float">
            <text:p>0.8816275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018466" calcext:value-type="float">
            <text:p>1.02E+00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8894131" calcext:value-type="float">
            <text:p>0.889413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9837934" calcext:value-type="float">
            <text:p>9.84E-01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8965824" calcext:value-type="float">
            <text:p>0.8965824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0.9491208" calcext:value-type="float">
            <text:p>9.49E-01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9044381" calcext:value-type="float">
            <text:p>0.9044381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0.9144482" calcext:value-type="float">
            <text:p>9.14E-0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9132908" calcext:value-type="float">
            <text:p>0.9132908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0.8797757" calcext:value-type="float">
            <text:p>8.80E-01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9228085" calcext:value-type="float">
            <text:p>0.9228085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0.8543984" calcext:value-type="float">
            <text:p>8.54E-01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9326886" calcext:value-type="float">
            <text:p>0.932688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836526" calcext:value-type="float">
            <text:p>8.37E-0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9426378" calcext:value-type="float">
            <text:p>0.9426378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8186535" calcext:value-type="float">
            <text:p>8.19E-01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9554266" calcext:value-type="float">
            <text:p>0.9554266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800781" calcext:value-type="float">
            <text:p>8.01E-01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9715894" calcext:value-type="float">
            <text:p>0.9715894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7829085" calcext:value-type="float">
            <text:p>7.83E-01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98179" calcext:value-type="float">
            <text:p>0.9817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772407" calcext:value-type="float">
            <text:p>7.72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85159" calcext:value-type="float">
            <text:p>0.98851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78564" calcext:value-type="float">
            <text:p>7.68E-01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9981764" calcext:value-type="float">
            <text:p>0.9981764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7633058" calcext:value-type="float">
            <text:p>7.63E-01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04484" calcext:value-type="float">
            <text:p>1.004484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7587553" calcext:value-type="float">
            <text:p>7.59E-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007336" calcext:value-type="float">
            <text:p>1.007336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542047" calcext:value-type="float">
            <text:p>7.54E-0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21923" calcext:value-type="float">
            <text:p>1.021923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544219" calcext:value-type="float">
            <text:p>7.54E-01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047125" calcext:value-type="float">
            <text:p>1.047125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584882" calcext:value-type="float">
            <text:p>7.58E-01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73629" calcext:value-type="float">
            <text:p>1.073629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25546" calcext:value-type="float">
            <text:p>7.63E-01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106145" calcext:value-type="float">
            <text:p>1.106145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66621" calcext:value-type="float">
            <text:p>7.67E-01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14559" calcext:value-type="float">
            <text:p>1.14559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706874" calcext:value-type="float">
            <text:p>7.71E-01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251518" calcext:value-type="float">
            <text:p>1.251518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797726" calcext:value-type="float">
            <text:p>7.80E-0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393355" calcext:value-type="float">
            <text:p>1.39335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9291" calcext:value-type="float">
            <text:p>7.93E-0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496119" calcext:value-type="float">
            <text:p>1.496119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8060473" calcext:value-type="float">
            <text:p>8.06E-01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718868" calcext:value-type="float">
            <text:p>1.718868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8191847" calcext:value-type="float">
            <text:p>8.19E-01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2.036862" calcext:value-type="float">
            <text:p>2.036862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832322" calcext:value-type="float">
            <text:p>8.32E-0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2.089066" calcext:value-type="float">
            <text:p>2.089066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8487307" calcext:value-type="float">
            <text:p>8.49E-01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966662" calcext:value-type="float">
            <text:p>1.966662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8677806" calcext:value-type="float">
            <text:p>8.68E-01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855756" calcext:value-type="float">
            <text:p>1.85575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868305" calcext:value-type="float">
            <text:p>8.87E-01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715115" calcext:value-type="float">
            <text:p>1.715115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9058804" calcext:value-type="float">
            <text:p>9.06E-01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551628" calcext:value-type="float">
            <text:p>1.551628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9249302" calcext:value-type="float">
            <text:p>9.25E-01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41497" calcext:value-type="float">
            <text:p>1.41497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9322276" calcext:value-type="float">
            <text:p>9.32E-0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326515" calcext:value-type="float">
            <text:p>1.32651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9300363" calcext:value-type="float">
            <text:p>9.30E-01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263632" calcext:value-type="float">
            <text:p>1.263632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927845" calcext:value-type="float">
            <text:p>9.28E-01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18117" calcext:value-type="float">
            <text:p>1.18117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256537" calcext:value-type="float">
            <text:p>9.26E-01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.091176" calcext:value-type="float">
            <text:p>1.091176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34624" calcext:value-type="float">
            <text:p>9.23E-0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71308" calcext:value-type="float">
            <text:p>1.071308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139007" calcext:value-type="float">
            <text:p>9.14E-01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84905" calcext:value-type="float">
            <text:p>1.084905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8983885" calcext:value-type="float">
            <text:p>8.98E-01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080575" calcext:value-type="float">
            <text:p>1.080575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8828763" calcext:value-type="float">
            <text:p>8.83E-01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103972" calcext:value-type="float">
            <text:p>1.103972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8673641" calcext:value-type="float">
            <text:p>8.67E-01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158283" calcext:value-type="float">
            <text:p>1.15828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8518519" calcext:value-type="float">
            <text:p>8.52E-01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126559" calcext:value-type="float">
            <text:p>1.126559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8359565" calcext:value-type="float">
            <text:p>8.36E-01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67969" calcext:value-type="float">
            <text:p>1.06796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197518" calcext:value-type="float">
            <text:p>8.20E-01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1.02185" calcext:value-type="float">
            <text:p>1.02185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03547" calcext:value-type="float">
            <text:p>8.04E-01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9386084" calcext:value-type="float">
            <text:p>0.9386084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7873423" calcext:value-type="float">
            <text:p>7.87E-01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8573014" calcext:value-type="float">
            <text:p>0.8573014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7711375" calcext:value-type="float">
            <text:p>7.71E-01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8285547" calcext:value-type="float">
            <text:p>0.8285547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7523939" calcext:value-type="float">
            <text:p>7.52E-01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170761" calcext:value-type="float">
            <text:p>0.8170761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7316005" calcext:value-type="float">
            <text:p>7.32E-01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073035" calcext:value-type="float">
            <text:p>0.8073035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710807" calcext:value-type="float">
            <text:p>7.11E-01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27864" calcext:value-type="float">
            <text:p>0.827864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6900136" calcext:value-type="float">
            <text:p>6.90E-0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8719586" calcext:value-type="float">
            <text:p>0.8719586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6692202" calcext:value-type="float">
            <text:p>6.69E-0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8778472" calcext:value-type="float">
            <text:p>0.8778472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6528172" calcext:value-type="float">
            <text:p>6.53E-0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8203744" calcext:value-type="float">
            <text:p>0.820374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6399588" calcext:value-type="float">
            <text:p>6.40E-01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7525974" calcext:value-type="float">
            <text:p>0.7525974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6271005" calcext:value-type="float">
            <text:p>6.27E-0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7416608" calcext:value-type="float">
            <text:p>0.7416608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142421" calcext:value-type="float">
            <text:p>6.14E-01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7796161" calcext:value-type="float">
            <text:p>0.7796161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013838" calcext:value-type="float">
            <text:p>6.01E-01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7870934" calcext:value-type="float">
            <text:p>0.7870934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5896631" calcext:value-type="float">
            <text:p>5.90E-0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8073282" calcext:value-type="float">
            <text:p>0.8073282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5788609" calcext:value-type="float">
            <text:p>5.79E-0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8073436" calcext:value-type="float">
            <text:p>0.8073436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5680587" calcext:value-type="float">
            <text:p>5.68E-01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724014" calcext:value-type="float">
            <text:p>0.724014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5572565" calcext:value-type="float">
            <text:p>5.57E-01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6191095" calcext:value-type="float">
            <text:p>0.6191095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5464543" calcext:value-type="float">
            <text:p>5.46E-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5805323" calcext:value-type="float">
            <text:p>0.5805323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334871" calcext:value-type="float">
            <text:p>5.33E-0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5788566" calcext:value-type="float">
            <text:p>0.578856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187722" calcext:value-type="float">
            <text:p>5.19E-01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5841541" calcext:value-type="float">
            <text:p>0.5841541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040572" calcext:value-type="float">
            <text:p>5.04E-01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085206" calcext:value-type="float">
            <text:p>0.6085206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4893422" calcext:value-type="float">
            <text:p>4.89E-01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418277" calcext:value-type="float">
            <text:p>0.6418277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4746272" calcext:value-type="float">
            <text:p>4.75E-01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434984" calcext:value-type="float">
            <text:p>0.6434984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4630543" calcext:value-type="float">
            <text:p>4.63E-01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6136957" calcext:value-type="float">
            <text:p>0.6136957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4540181" calcext:value-type="float">
            <text:p>4.54E-01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5909819" calcext:value-type="float">
            <text:p>0.5909819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4449819" calcext:value-type="float">
            <text:p>4.45E-01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5959161" calcext:value-type="float">
            <text:p>0.5959161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359458" calcext:value-type="float">
            <text:p>4.36E-01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6168658" calcext:value-type="float">
            <text:p>0.6168658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269096" calcext:value-type="float">
            <text:p>4.27E-01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6207413" calcext:value-type="float">
            <text:p>0.6207413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199007" calcext:value-type="float">
            <text:p>4.20E-01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6110461" calcext:value-type="float">
            <text:p>0.611046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145287" calcext:value-type="float">
            <text:p>4.15E-01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5992121" calcext:value-type="float">
            <text:p>0.5992121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091566" calcext:value-type="float">
            <text:p>4.09E-01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5795567" calcext:value-type="float">
            <text:p>0.5795567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037846" calcext:value-type="float">
            <text:p>4.04E-01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5559293" calcext:value-type="float">
            <text:p>0.5559293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3984125" calcext:value-type="float">
            <text:p>3.98E-01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582847" calcext:value-type="float">
            <text:p>0.582847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3931188" calcext:value-type="float">
            <text:p>3.93E-01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6570408" calcext:value-type="float">
            <text:p>0.6570408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3878884" calcext:value-type="float">
            <text:p>3.88E-01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7061044" calcext:value-type="float">
            <text:p>0.7061044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3826579" calcext:value-type="float">
            <text:p>3.83E-01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7101431" calcext:value-type="float">
            <text:p>0.7101431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3774275" calcext:value-type="float">
            <text:p>3.77E-01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6995059" calcext:value-type="float">
            <text:p>0.6995059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72197" calcext:value-type="float">
            <text:p>3.72E-01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696412" calcext:value-type="float">
            <text:p>0.696412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671546" calcext:value-type="float">
            <text:p>3.67E-01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6921559" calcext:value-type="float">
            <text:p>0.692155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62264" calcext:value-type="float">
            <text:p>3.62E-01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696218" calcext:value-type="float">
            <text:p>0.696218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573734" calcext:value-type="float">
            <text:p>3.57E-01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7254097" calcext:value-type="float">
            <text:p>0.7254097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524828" calcext:value-type="float">
            <text:p>3.52E-01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7668483" calcext:value-type="float">
            <text:p>0.7668483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475922" calcext:value-type="float">
            <text:p>3.48E-01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7754696" calcext:value-type="float">
            <text:p>0.7754696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457883" calcext:value-type="float">
            <text:p>3.46E-01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7489021" calcext:value-type="float">
            <text:p>0.7489021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464765" calcext:value-type="float">
            <text:p>3.46E-01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7248723" calcext:value-type="float">
            <text:p>0.7248723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471647" calcext:value-type="float">
            <text:p>3.47E-01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7284318" calcext:value-type="float">
            <text:p>0.7284318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478529" calcext:value-type="float">
            <text:p>3.48E-01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7503582" calcext:value-type="float">
            <text:p>0.7503582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85411" calcext:value-type="float">
            <text:p>3.49E-01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7674967" calcext:value-type="float">
            <text:p>0.7674967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500028" calcext:value-type="float">
            <text:p>3.50E-01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862135" calcext:value-type="float">
            <text:p>0.78621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520891" calcext:value-type="float">
            <text:p>3.52E-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795985" calcext:value-type="float">
            <text:p>0.795985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541753" calcext:value-type="float">
            <text:p>3.54E-01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7769707" calcext:value-type="float">
            <text:p>0.7769707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562616" calcext:value-type="float">
            <text:p>3.56E-01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74646" calcext:value-type="float">
            <text:p>0.74646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583478" calcext:value-type="float">
            <text:p>3.58E-01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7251908" calcext:value-type="float">
            <text:p>0.7251908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89391" calcext:value-type="float">
            <text:p>3.59E-01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7021513" calcext:value-type="float">
            <text:p>0.7021513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83236" calcext:value-type="float">
            <text:p>3.58E-01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6844358" calcext:value-type="float">
            <text:p>0.6844358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7708" calcext:value-type="float">
            <text:p>3.58E-01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6946251" calcext:value-type="float">
            <text:p>0.6946251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70924" calcext:value-type="float">
            <text:p>3.57E-01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7219206" calcext:value-type="float">
            <text:p>0.7219206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64768" calcext:value-type="float">
            <text:p>3.56E-01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7347255" calcext:value-type="float">
            <text:p>0.7347255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66665" calcext:value-type="float">
            <text:p>3.57E-01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37495" calcext:value-type="float">
            <text:p>0.737495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75064" calcext:value-type="float">
            <text:p>3.58E-01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7366816" calcext:value-type="float">
            <text:p>0.7366816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83463" calcext:value-type="float">
            <text:p>3.58E-01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721719" calcext:value-type="float">
            <text:p>0.721719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91862" calcext:value-type="float">
            <text:p>3.59E-01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699812" calcext:value-type="float">
            <text:p>0.699812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600261" calcext:value-type="float">
            <text:p>3.60E-01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6756672" calcext:value-type="float">
            <text:p>0.6756672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600316" calcext:value-type="float">
            <text:p>3.60E-01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6428405" calcext:value-type="float">
            <text:p>0.6428405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93636" calcext:value-type="float">
            <text:p>3.59E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5T16:51:25.070326378</dc:date>
    <meta:editing-duration>PT1M55S</meta:editing-duration>
    <meta:editing-cycles>2</meta:editing-cycles>
    <meta:generator>LibreOffice/6.4.7.2$Linux_X86_64 LibreOffice_project/40$Build-2</meta:generator>
    <meta:document-statistic meta:table-count="1" meta:cell-count="39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06cm" svg:height="14.398cm" xlink:href=".." xlink:type="simple" chart:class="chart:scatter" chart:style-name="ch1">
        <chart:legend chart:legend-position="end" svg:x="16.554cm" svg:y="6.651cm" style:legend-expansion="high" chart:style-name="ch2"/>
        <chart:plot-area chart:style-name="ch3" table:cell-range-address="PredictionTS.A2:PredictionTS.B997 PredictionTS.E2:PredictionTS.E997" svg:x="0.388cm" svg:y="0.287cm" svg:width="15.778cm" svg:height="13.824cm">
          <chartooo:coordinate-region svg:x="0.824cm" svg:y="0.486cm" svg:width="15.155cm" svg:height="12.9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997" chart:class="chart:scatter">
            <chart:domain table:cell-range-address="PredictionTS.A2:PredictionTS.A997"/>
            <chart:data-point chart:repeated="996"/>
          </chart:series>
          <chart:series chart:style-name="ch7" chart:values-cell-range-address="PredictionTS.E2:PredictionTS.E997" chart:class="chart:scatter">
            <chart:data-point chart:repeated="9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997</svg:desc>
                </draw:g>
              </table:table-cell>
              <table:table-cell office:value-type="float" office:value="1.4865">
                <text:p>1.4865</text:p>
                <draw:g>
                  <svg:desc>PredictionTS.B2:PredictionTS.B997</svg:desc>
                </draw:g>
              </table:table-cell>
              <table:table-cell office:value-type="float" office:value="0.6374556">
                <text:p>0.6374556</text:p>
                <draw:g>
                  <svg:desc>PredictionTS.E2:PredictionTS.E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580355">
                <text:p>1.580355</text:p>
              </table:table-cell>
              <table:table-cell office:value-type="float" office:value="0.7791447">
                <text:p>0.779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684296">
                <text:p>1.684296</text:p>
              </table:table-cell>
              <table:table-cell office:value-type="float" office:value="0.9179743">
                <text:p>0.9179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795306">
                <text:p>1.795306</text:p>
              </table:table-cell>
              <table:table-cell office:value-type="float" office:value="1.056804">
                <text:p>1.05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913639">
                <text:p>1.913639</text:p>
              </table:table-cell>
              <table:table-cell office:value-type="float" office:value="1.169705">
                <text:p>1.169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.008393">
                <text:p>2.008393</text:p>
              </table:table-cell>
              <table:table-cell office:value-type="float" office:value="1.269749">
                <text:p>1.269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083376">
                <text:p>2.083376</text:p>
              </table:table-cell>
              <table:table-cell office:value-type="float" office:value="1.369793">
                <text:p>1.369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149449">
                <text:p>2.149449</text:p>
              </table:table-cell>
              <table:table-cell office:value-type="float" office:value="1.467358">
                <text:p>1.46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214266">
                <text:p>2.214266</text:p>
              </table:table-cell>
              <table:table-cell office:value-type="float" office:value="1.562522">
                <text:p>1.562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46966">
                <text:p>2.246966</text:p>
              </table:table-cell>
              <table:table-cell office:value-type="float" office:value="1.657686">
                <text:p>1.657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278031">
                <text:p>2.278031</text:p>
              </table:table-cell>
              <table:table-cell office:value-type="float" office:value="1.750564">
                <text:p>1.75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315444">
                <text:p>2.315444</text:p>
              </table:table-cell>
              <table:table-cell office:value-type="float" office:value="1.83915">
                <text:p>1.83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332072">
                <text:p>2.332072</text:p>
              </table:table-cell>
              <table:table-cell office:value-type="float" office:value="1.927737">
                <text:p>1.927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340043">
                <text:p>2.340043</text:p>
              </table:table-cell>
              <table:table-cell office:value-type="float" office:value="2.01444">
                <text:p>2.0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358487">
                <text:p>2.358487</text:p>
              </table:table-cell>
              <table:table-cell office:value-type="float" office:value="2.092959">
                <text:p>2.092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363803">
                <text:p>2.363803</text:p>
              </table:table-cell>
              <table:table-cell office:value-type="float" office:value="2.171478">
                <text:p>2.171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360692">
                <text:p>2.360692</text:p>
              </table:table-cell>
              <table:table-cell office:value-type="float" office:value="2.249666">
                <text:p>2.249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383377">
                <text:p>2.383377</text:p>
              </table:table-cell>
              <table:table-cell office:value-type="float" office:value="2.315723">
                <text:p>2.315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383732">
                <text:p>2.383732</text:p>
              </table:table-cell>
              <table:table-cell office:value-type="float" office:value="2.381781">
                <text:p>2.38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369643">
                <text:p>2.369643</text:p>
              </table:table-cell>
              <table:table-cell office:value-type="float" office:value="2.447838">
                <text:p>2.447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313556">
                <text:p>2.313556</text:p>
              </table:table-cell>
              <table:table-cell office:value-type="float" office:value="2.500721">
                <text:p>2.500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309966">
                <text:p>2.309966</text:p>
              </table:table-cell>
              <table:table-cell office:value-type="float" office:value="2.551565">
                <text:p>2.551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280055">
                <text:p>2.280055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15842">
                <text:p>2.15842</text:p>
              </table:table-cell>
              <table:table-cell office:value-type="float" office:value="2.639194">
                <text:p>2.639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988413">
                <text:p>1.988413</text:p>
              </table:table-cell>
              <table:table-cell office:value-type="float" office:value="2.670111">
                <text:p>2.670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034078">
                <text:p>2.034078</text:p>
              </table:table-cell>
              <table:table-cell office:value-type="float" office:value="2.701028">
                <text:p>2.70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17431">
                <text:p>2.17431</text:p>
              </table:table-cell>
              <table:table-cell office:value-type="float" office:value="2.731267">
                <text:p>2.731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288413">
                <text:p>2.288413</text:p>
              </table:table-cell>
              <table:table-cell office:value-type="float" office:value="2.760941">
                <text:p>2.760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352414">
                <text:p>2.352414</text:p>
              </table:table-cell>
              <table:table-cell office:value-type="float" office:value="2.790614">
                <text:p>2.79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478595">
                <text:p>2.478595</text:p>
              </table:table-cell>
              <table:table-cell office:value-type="float" office:value="2.822135">
                <text:p>2.822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573123">
                <text:p>2.573123</text:p>
              </table:table-cell>
              <table:table-cell office:value-type="float" office:value="2.856611">
                <text:p>2.856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576202">
                <text:p>2.576202</text:p>
              </table:table-cell>
              <table:table-cell office:value-type="float" office:value="2.891087">
                <text:p>2.891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480293">
                <text:p>2.480293</text:p>
              </table:table-cell>
              <table:table-cell office:value-type="float" office:value="2.920004">
                <text:p>2.92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339183">
                <text:p>2.339183</text:p>
              </table:table-cell>
              <table:table-cell office:value-type="float" office:value="2.929671">
                <text:p>2.929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216679">
                <text:p>2.216679</text:p>
              </table:table-cell>
              <table:table-cell office:value-type="float" office:value="2.939339">
                <text:p>2.939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121421">
                <text:p>2.121421</text:p>
              </table:table-cell>
              <table:table-cell office:value-type="float" office:value="2.947648">
                <text:p>2.947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85126">
                <text:p>1.85126</text:p>
              </table:table-cell>
              <table:table-cell office:value-type="float" office:value="2.93596">
                <text:p>2.93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699002">
                <text:p>1.699002</text:p>
              </table:table-cell>
              <table:table-cell office:value-type="float" office:value="2.924272">
                <text:p>2.924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655871">
                <text:p>1.655871</text:p>
              </table:table-cell>
              <table:table-cell office:value-type="float" office:value="2.912584">
                <text:p>2.912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456911">
                <text:p>1.456911</text:p>
              </table:table-cell>
              <table:table-cell office:value-type="float" office:value="2.890297">
                <text:p>2.890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275712">
                <text:p>1.275712</text:p>
              </table:table-cell>
              <table:table-cell office:value-type="float" office:value="2.866873">
                <text:p>2.866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392773">
                <text:p>1.392773</text:p>
              </table:table-cell>
              <table:table-cell office:value-type="float" office:value="2.843449">
                <text:p>2.84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642946">
                <text:p>1.642946</text:p>
              </table:table-cell>
              <table:table-cell office:value-type="float" office:value="2.829398">
                <text:p>2.829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880272">
                <text:p>1.880272</text:p>
              </table:table-cell>
              <table:table-cell office:value-type="float" office:value="2.818595">
                <text:p>2.818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.961559">
                <text:p>1.961559</text:p>
              </table:table-cell>
              <table:table-cell office:value-type="float" office:value="2.807793">
                <text:p>2.80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074809">
                <text:p>2.074809</text:p>
              </table:table-cell>
              <table:table-cell office:value-type="float" office:value="2.802772">
                <text:p>2.802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19993">
                <text:p>2.19993</text:p>
              </table:table-cell>
              <table:table-cell office:value-type="float" office:value="2.801903">
                <text:p>2.801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220473">
                <text:p>2.220473</text:p>
              </table:table-cell>
              <table:table-cell office:value-type="float" office:value="2.801034">
                <text:p>2.801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187736">
                <text:p>2.187736</text:p>
              </table:table-cell>
              <table:table-cell office:value-type="float" office:value="2.798934">
                <text:p>2.798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135057">
                <text:p>2.135057</text:p>
              </table:table-cell>
              <table:table-cell office:value-type="float" office:value="2.795146">
                <text:p>2.795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.124764">
                <text:p>2.124764</text:p>
              </table:table-cell>
              <table:table-cell office:value-type="float" office:value="2.791359">
                <text:p>2.791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.183994">
                <text:p>2.183994</text:p>
              </table:table-cell>
              <table:table-cell office:value-type="float" office:value="2.788093">
                <text:p>2.788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294308">
                <text:p>2.294308</text:p>
              </table:table-cell>
              <table:table-cell office:value-type="float" office:value="2.786305">
                <text:p>2.786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326333">
                <text:p>2.326333</text:p>
              </table:table-cell>
              <table:table-cell office:value-type="float" office:value="2.784516">
                <text:p>2.784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350656">
                <text:p>2.350656</text:p>
              </table:table-cell>
              <table:table-cell office:value-type="float" office:value="2.78267">
                <text:p>2.78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323046">
                <text:p>2.323046</text:p>
              </table:table-cell>
              <table:table-cell office:value-type="float" office:value="2.780304">
                <text:p>2.780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351342">
                <text:p>2.351342</text:p>
              </table:table-cell>
              <table:table-cell office:value-type="float" office:value="2.777937">
                <text:p>2.777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266898">
                <text:p>2.266898</text:p>
              </table:table-cell>
              <table:table-cell office:value-type="float" office:value="2.775571">
                <text:p>2.775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974613">
                <text:p>1.974613</text:p>
              </table:table-cell>
              <table:table-cell office:value-type="float" office:value="2.756798">
                <text:p>2.756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677559">
                <text:p>1.677559</text:p>
              </table:table-cell>
              <table:table-cell office:value-type="float" office:value="2.736979">
                <text:p>2.736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739257">
                <text:p>1.739257</text:p>
              </table:table-cell>
              <table:table-cell office:value-type="float" office:value="2.717161">
                <text:p>2.717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834184">
                <text:p>1.834184</text:p>
              </table:table-cell>
              <table:table-cell office:value-type="float" office:value="2.698583">
                <text:p>2.698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84136">
                <text:p>1.84136</text:p>
              </table:table-cell>
              <table:table-cell office:value-type="float" office:value="2.680355">
                <text:p>2.680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946697">
                <text:p>1.946697</text:p>
              </table:table-cell>
              <table:table-cell office:value-type="float" office:value="2.662128">
                <text:p>2.662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253033">
                <text:p>2.253033</text:p>
              </table:table-cell>
              <table:table-cell office:value-type="float" office:value="2.653336">
                <text:p>2.653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500398">
                <text:p>2.500398</text:p>
              </table:table-cell>
              <table:table-cell office:value-type="float" office:value="2.65035">
                <text:p>2.65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539709">
                <text:p>2.539709</text:p>
              </table:table-cell>
              <table:table-cell office:value-type="float" office:value="2.647363">
                <text:p>2.647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59773">
                <text:p>2.59773</text:p>
              </table:table-cell>
              <table:table-cell office:value-type="float" office:value="2.640688">
                <text:p>2.640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705593">
                <text:p>2.705593</text:p>
              </table:table-cell>
              <table:table-cell office:value-type="float" office:value="2.62966">
                <text:p>2.62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746256">
                <text:p>2.746256</text:p>
              </table:table-cell>
              <table:table-cell office:value-type="float" office:value="2.618631">
                <text:p>2.618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599298">
                <text:p>2.599298</text:p>
              </table:table-cell>
              <table:table-cell office:value-type="float" office:value="2.602115">
                <text:p>2.602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307023">
                <text:p>2.307023</text:p>
              </table:table-cell>
              <table:table-cell office:value-type="float" office:value="2.572679">
                <text:p>2.572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147509">
                <text:p>2.147509</text:p>
              </table:table-cell>
              <table:table-cell office:value-type="float" office:value="2.543244">
                <text:p>2.543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840041">
                <text:p>1.840041</text:p>
              </table:table-cell>
              <table:table-cell office:value-type="float" office:value="2.510392">
                <text:p>2.51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34302">
                <text:p>1.34302</text:p>
              </table:table-cell>
              <table:table-cell office:value-type="float" office:value="2.45614">
                <text:p>2.45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098214">
                <text:p>1.098214</text:p>
              </table:table-cell>
              <table:table-cell office:value-type="float" office:value="2.401887">
                <text:p>2.401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094524">
                <text:p>1.094524</text:p>
              </table:table-cell>
              <table:table-cell office:value-type="float" office:value="2.347634">
                <text:p>2.347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108804">
                <text:p>1.108804</text:p>
              </table:table-cell>
              <table:table-cell office:value-type="float" office:value="2.29244">
                <text:p>2.29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11434">
                <text:p>1.11434</text:p>
              </table:table-cell>
              <table:table-cell office:value-type="float" office:value="2.237224">
                <text:p>2.237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123446">
                <text:p>1.123446</text:p>
              </table:table-cell>
              <table:table-cell office:value-type="float" office:value="2.182008">
                <text:p>2.182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179781">
                <text:p>1.179781</text:p>
              </table:table-cell>
              <table:table-cell office:value-type="float" office:value="2.131352">
                <text:p>2.131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240858">
                <text:p>1.240858</text:p>
              </table:table-cell>
              <table:table-cell office:value-type="float" office:value="2.08172">
                <text:p>2.08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243035">
                <text:p>1.243035</text:p>
              </table:table-cell>
              <table:table-cell office:value-type="float" office:value="2.032087">
                <text:p>2.032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271987">
                <text:p>1.271987</text:p>
              </table:table-cell>
              <table:table-cell office:value-type="float" office:value="1.984751">
                <text:p>1.98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307607">
                <text:p>1.307607</text:p>
              </table:table-cell>
              <table:table-cell office:value-type="float" office:value="1.938618">
                <text:p>1.938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288735">
                <text:p>1.288735</text:p>
              </table:table-cell>
              <table:table-cell office:value-type="float" office:value="1.892485">
                <text:p>1.892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25597">
                <text:p>1.25597</text:p>
              </table:table-cell>
              <table:table-cell office:value-type="float" office:value="1.846549">
                <text:p>1.846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225299">
                <text:p>1.225299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181707">
                <text:p>1.181707</text:p>
              </table:table-cell>
              <table:table-cell office:value-type="float" office:value="1.755082">
                <text:p>1.755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109949">
                <text:p>1.109949</text:p>
              </table:table-cell>
              <table:table-cell office:value-type="float" office:value="1.709056">
                <text:p>1.709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.038948">
                <text:p>1.038948</text:p>
              </table:table-cell>
              <table:table-cell office:value-type="float" office:value="1.662453">
                <text:p>1.662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991554">
                <text:p>0.9991554</text:p>
              </table:table-cell>
              <table:table-cell office:value-type="float" office:value="1.61585">
                <text:p>1.61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476167">
                <text:p>0.9476167</text:p>
              </table:table-cell>
              <table:table-cell office:value-type="float" office:value="1.569323">
                <text:p>1.569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8882718">
                <text:p>0.8882718</text:p>
              </table:table-cell>
              <table:table-cell office:value-type="float" office:value="1.523154">
                <text:p>1.523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869711">
                <text:p>0.869711</text:p>
              </table:table-cell>
              <table:table-cell office:value-type="float" office:value="1.476984">
                <text:p>1.476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8721208">
                <text:p>0.8721208</text:p>
              </table:table-cell>
              <table:table-cell office:value-type="float" office:value="1.430882">
                <text:p>1.430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8704601">
                <text:p>0.8704601</text:p>
              </table:table-cell>
              <table:table-cell office:value-type="float" office:value="1.389427">
                <text:p>1.389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8721137">
                <text:p>0.8721137</text:p>
              </table:table-cell>
              <table:table-cell office:value-type="float" office:value="1.347971">
                <text:p>1.34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8775344">
                <text:p>0.8775344</text:p>
              </table:table-cell>
              <table:table-cell office:value-type="float" office:value="1.306516">
                <text:p>1.30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8743718">
                <text:p>0.8743718</text:p>
              </table:table-cell>
              <table:table-cell office:value-type="float" office:value="1.272045">
                <text:p>1.272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8703386">
                <text:p>0.8703386</text:p>
              </table:table-cell>
              <table:table-cell office:value-type="float" office:value="1.238771">
                <text:p>1.238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8785172">
                <text:p>0.8785172</text:p>
              </table:table-cell>
              <table:table-cell office:value-type="float" office:value="1.205497">
                <text:p>1.205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896738">
                <text:p>0.896738</text:p>
              </table:table-cell>
              <table:table-cell office:value-type="float" office:value="1.180923">
                <text:p>1.180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9221171">
                <text:p>0.9221171</text:p>
              </table:table-cell>
              <table:table-cell office:value-type="float" office:value="1.160199">
                <text:p>1.160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9373679">
                <text:p>0.9373679</text:p>
              </table:table-cell>
              <table:table-cell office:value-type="float" office:value="1.139476">
                <text:p>1.139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9916408">
                <text:p>0.9916408</text:p>
              </table:table-cell>
              <table:table-cell office:value-type="float" office:value="1.12394">
                <text:p>1.123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100976">
                <text:p>1.100976</text:p>
              </table:table-cell>
              <table:table-cell office:value-type="float" office:value="1.112955">
                <text:p>1.11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174615">
                <text:p>1.174615</text:p>
              </table:table-cell>
              <table:table-cell office:value-type="float" office:value="1.10197">
                <text:p>1.10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299858">
                <text:p>1.299858</text:p>
              </table:table-cell>
              <table:table-cell office:value-type="float" office:value="1.092646">
                <text:p>1.092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520637">
                <text:p>1.520637</text:p>
              </table:table-cell>
              <table:table-cell office:value-type="float" office:value="1.086124">
                <text:p>1.086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576773">
                <text:p>1.576773</text:p>
              </table:table-cell>
              <table:table-cell office:value-type="float" office:value="1.079602">
                <text:p>1.079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392546">
                <text:p>1.392546</text:p>
              </table:table-cell>
              <table:table-cell office:value-type="float" office:value="1.071424">
                <text:p>1.071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175892">
                <text:p>1.175892</text:p>
              </table:table-cell>
              <table:table-cell office:value-type="float" office:value="1.057078">
                <text:p>1.05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076038">
                <text:p>1.076038</text:p>
              </table:table-cell>
              <table:table-cell office:value-type="float" office:value="1.042732">
                <text:p>1.042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9902364">
                <text:p>0.9902364</text:p>
              </table:table-cell>
              <table:table-cell office:value-type="float" office:value="1.027979">
                <text:p>1.027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822381">
                <text:p>0.8822381</text:p>
              </table:table-cell>
              <table:table-cell office:value-type="float" office:value="1.005694">
                <text:p>1.005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222164">
                <text:p>0.8222164</text:p>
              </table:table-cell>
              <table:table-cell office:value-type="float" office:value="0.9834094">
                <text:p>0.9834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3874">
                <text:p>0.83874</text:p>
              </table:table-cell>
              <table:table-cell office:value-type="float" office:value="0.9611247">
                <text:p>0.96112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8631114">
                <text:p>0.8631114</text:p>
              </table:table-cell>
              <table:table-cell office:value-type="float" office:value="0.9429808">
                <text:p>0.9429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8866873">
                <text:p>0.8866873</text:p>
              </table:table-cell>
              <table:table-cell office:value-type="float" office:value="0.9253448">
                <text:p>0.9253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8947787">
                <text:p>0.8947787</text:p>
              </table:table-cell>
              <table:table-cell office:value-type="float" office:value="0.9077088">
                <text:p>0.9077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050639">
                <text:p>0.9050639</text:p>
              </table:table-cell>
              <table:table-cell office:value-type="float" office:value="0.8936539">
                <text:p>0.8936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135235">
                <text:p>0.9135235</text:p>
              </table:table-cell>
              <table:table-cell office:value-type="float" office:value="0.8809217">
                <text:p>0.8809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142476">
                <text:p>0.9142476</text:p>
              </table:table-cell>
              <table:table-cell office:value-type="float" office:value="0.8681896">
                <text:p>0.8681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117549">
                <text:p>0.9117549</text:p>
              </table:table-cell>
              <table:table-cell office:value-type="float" office:value="0.8575993">
                <text:p>0.8575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9067889">
                <text:p>0.9067889</text:p>
              </table:table-cell>
              <table:table-cell office:value-type="float" office:value="0.8486263">
                <text:p>0.8486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139692">
                <text:p>0.9139692</text:p>
              </table:table-cell>
              <table:table-cell office:value-type="float" office:value="0.8396534">
                <text:p>0.8396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474772">
                <text:p>0.9474772</text:p>
              </table:table-cell>
              <table:table-cell office:value-type="float" office:value="0.8334665">
                <text:p>0.8334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14804">
                <text:p>1.014804</text:p>
              </table:table-cell>
              <table:table-cell office:value-type="float" office:value="0.8313011">
                <text:p>0.8313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52281">
                <text:p>1.052281</text:p>
              </table:table-cell>
              <table:table-cell office:value-type="float" office:value="0.8291356">
                <text:p>0.8291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66098">
                <text:p>1.066098</text:p>
              </table:table-cell>
              <table:table-cell office:value-type="float" office:value="0.8273584">
                <text:p>0.82735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76123">
                <text:p>1.076123</text:p>
              </table:table-cell>
              <table:table-cell office:value-type="float" office:value="0.8267534">
                <text:p>0.8267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070368">
                <text:p>1.070368</text:p>
              </table:table-cell>
              <table:table-cell office:value-type="float" office:value="0.8261484">
                <text:p>0.826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014695">
                <text:p>1.014695</text:p>
              </table:table-cell>
              <table:table-cell office:value-type="float" office:value="0.8251158">
                <text:p>0.8251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9475112">
                <text:p>0.9475112</text:p>
              </table:table-cell>
              <table:table-cell office:value-type="float" office:value="0.819667">
                <text:p>0.819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9110368">
                <text:p>0.9110368</text:p>
              </table:table-cell>
              <table:table-cell office:value-type="float" office:value="0.8142183">
                <text:p>0.8142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9208141">
                <text:p>0.9208141</text:p>
              </table:table-cell>
              <table:table-cell office:value-type="float" office:value="0.8087695">
                <text:p>0.80876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9565359">
                <text:p>0.9565359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9886654">
                <text:p>0.9886654</text:p>
              </table:table-cell>
              <table:table-cell office:value-type="float" office:value="0.8031316">
                <text:p>0.8031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000669">
                <text:p>1.000669</text:p>
              </table:table-cell>
              <table:table-cell office:value-type="float" office:value="0.8004112">
                <text:p>0.8004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50911">
                <text:p>1.050911</text:p>
              </table:table-cell>
              <table:table-cell office:value-type="float" office:value="0.8001231">
                <text:p>0.8001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119763">
                <text:p>1.119763</text:p>
              </table:table-cell>
              <table:table-cell office:value-type="float" office:value="0.8005726">
                <text:p>0.8005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98892">
                <text:p>1.098892</text:p>
              </table:table-cell>
              <table:table-cell office:value-type="float" office:value="0.8010222">
                <text:p>0.80102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5476">
                <text:p>1.05476</text:p>
              </table:table-cell>
              <table:table-cell office:value-type="float" office:value="0.8014717">
                <text:p>0.80147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017195">
                <text:p>1.017195</text:p>
              </table:table-cell>
              <table:table-cell office:value-type="float" office:value="0.7997176">
                <text:p>0.7997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994789">
                <text:p>0.994789</text:p>
              </table:table-cell>
              <table:table-cell office:value-type="float" office:value="0.7961844">
                <text:p>0.7961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9641206">
                <text:p>0.9641206</text:p>
              </table:table-cell>
              <table:table-cell office:value-type="float" office:value="0.7926512">
                <text:p>0.79265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9616886">
                <text:p>0.9616886</text:p>
              </table:table-cell>
              <table:table-cell office:value-type="float" office:value="0.7891179">
                <text:p>0.7891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987108">
                <text:p>0.987108</text:p>
              </table:table-cell>
              <table:table-cell office:value-type="float" office:value="0.7855847">
                <text:p>0.7855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592188">
                <text:p>0.9592188</text:p>
              </table:table-cell>
              <table:table-cell office:value-type="float" office:value="0.7807623">
                <text:p>0.7807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8931791">
                <text:p>0.8931791</text:p>
              </table:table-cell>
              <table:table-cell office:value-type="float" office:value="0.7748992">
                <text:p>0.7748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8246411">
                <text:p>0.8246411</text:p>
              </table:table-cell>
              <table:table-cell office:value-type="float" office:value="0.7690361">
                <text:p>0.7690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7314012">
                <text:p>0.7314012</text:p>
              </table:table-cell>
              <table:table-cell office:value-type="float" office:value="0.763173">
                <text:p>0.763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6294418">
                <text:p>0.6294418</text:p>
              </table:table-cell>
              <table:table-cell office:value-type="float" office:value="0.7573098">
                <text:p>0.7573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5991565">
                <text:p>0.5991565</text:p>
              </table:table-cell>
              <table:table-cell office:value-type="float" office:value="0.7476255">
                <text:p>0.74762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6640507">
                <text:p>0.6640507</text:p>
              </table:table-cell>
              <table:table-cell office:value-type="float" office:value="0.7348562">
                <text:p>0.7348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6992673">
                <text:p>0.6992673</text:p>
              </table:table-cell>
              <table:table-cell office:value-type="float" office:value="0.7220869">
                <text:p>0.7220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6488337">
                <text:p>0.6488337</text:p>
              </table:table-cell>
              <table:table-cell office:value-type="float" office:value="0.7093175">
                <text:p>0.7093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5767143">
                <text:p>0.5767143</text:p>
              </table:table-cell>
              <table:table-cell office:value-type="float" office:value="0.6965482">
                <text:p>0.6965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5291566">
                <text:p>0.5291566</text:p>
              </table:table-cell>
              <table:table-cell office:value-type="float" office:value="0.6817228">
                <text:p>0.6817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4792698">
                <text:p>0.4792698</text:p>
              </table:table-cell>
              <table:table-cell office:value-type="float" office:value="0.6652375">
                <text:p>0.6652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4504878">
                <text:p>0.4504878</text:p>
              </table:table-cell>
              <table:table-cell office:value-type="float" office:value="0.6487521">
                <text:p>0.64875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483689">
                <text:p>0.483689</text:p>
              </table:table-cell>
              <table:table-cell office:value-type="float" office:value="0.6322667">
                <text:p>0.632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5523668">
                <text:p>0.5523668</text:p>
              </table:table-cell>
              <table:table-cell office:value-type="float" office:value="0.6157813">
                <text:p>0.6157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6125252">
                <text:p>0.6125252</text:p>
              </table:table-cell>
              <table:table-cell office:value-type="float" office:value="0.603165">
                <text:p>0.603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6668556">
                <text:p>0.6668556</text:p>
              </table:table-cell>
              <table:table-cell office:value-type="float" office:value="0.5936725">
                <text:p>0.5936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7032837">
                <text:p>0.7032837</text:p>
              </table:table-cell>
              <table:table-cell office:value-type="float" office:value="0.5841799">
                <text:p>0.5841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7022594">
                <text:p>0.7022594</text:p>
              </table:table-cell>
              <table:table-cell office:value-type="float" office:value="0.5746873">
                <text:p>0.5746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6878639">
                <text:p>0.6878639</text:p>
              </table:table-cell>
              <table:table-cell office:value-type="float" office:value="0.5651948">
                <text:p>0.565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712773">
                <text:p>0.712773</text:p>
              </table:table-cell>
              <table:table-cell office:value-type="float" office:value="0.5565184">
                <text:p>0.5565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7600364">
                <text:p>0.7600364</text:p>
              </table:table-cell>
              <table:table-cell office:value-type="float" office:value="0.5485009">
                <text:p>0.5485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7940716">
                <text:p>0.7940716</text:p>
              </table:table-cell>
              <table:table-cell office:value-type="float" office:value="0.5404835">
                <text:p>0.5404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8136993">
                <text:p>0.8136993</text:p>
              </table:table-cell>
              <table:table-cell office:value-type="float" office:value="0.5324661">
                <text:p>0.5324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8260055">
                <text:p>0.8260055</text:p>
              </table:table-cell>
              <table:table-cell office:value-type="float" office:value="0.5244486">
                <text:p>0.5244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8400188">
                <text:p>0.8400188</text:p>
              </table:table-cell>
              <table:table-cell office:value-type="float" office:value="0.519259">
                <text:p>0.519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8547621">
                <text:p>0.8547621</text:p>
              </table:table-cell>
              <table:table-cell office:value-type="float" office:value="0.5163524">
                <text:p>0.5163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8674705">
                <text:p>0.8674705</text:p>
              </table:table-cell>
              <table:table-cell office:value-type="float" office:value="0.5134458">
                <text:p>0.5134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8796229">
                <text:p>0.8796229</text:p>
              </table:table-cell>
              <table:table-cell office:value-type="float" office:value="0.5105391">
                <text:p>0.5105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8910594">
                <text:p>0.8910594</text:p>
              </table:table-cell>
              <table:table-cell office:value-type="float" office:value="0.5076325">
                <text:p>0.5076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8984572">
                <text:p>0.8984572</text:p>
              </table:table-cell>
              <table:table-cell office:value-type="float" office:value="0.5085412">
                <text:p>0.5085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9026504">
                <text:p>0.9026504</text:p>
              </table:table-cell>
              <table:table-cell office:value-type="float" office:value="0.5125301">
                <text:p>0.51253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906426">
                <text:p>0.906426</text:p>
              </table:table-cell>
              <table:table-cell office:value-type="float" office:value="0.5165191">
                <text:p>0.516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9066951">
                <text:p>0.9066951</text:p>
              </table:table-cell>
              <table:table-cell office:value-type="float" office:value="0.520508">
                <text:p>0.520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9043482">
                <text:p>0.9043482</text:p>
              </table:table-cell>
              <table:table-cell office:value-type="float" office:value="0.524497">
                <text:p>0.524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9100411">
                <text:p>0.9100411</text:p>
              </table:table-cell>
              <table:table-cell office:value-type="float" office:value="0.5314768">
                <text:p>0.5314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9223087">
                <text:p>0.9223087</text:p>
              </table:table-cell>
              <table:table-cell office:value-type="float" office:value="0.5408712">
                <text:p>0.5408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9343273">
                <text:p>0.9343273</text:p>
              </table:table-cell>
              <table:table-cell office:value-type="float" office:value="0.5502657">
                <text:p>0.5502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9519359">
                <text:p>0.9519359</text:p>
              </table:table-cell>
              <table:table-cell office:value-type="float" office:value="0.5596601">
                <text:p>0.5596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976847">
                <text:p>0.976847</text:p>
              </table:table-cell>
              <table:table-cell office:value-type="float" office:value="0.5690546">
                <text:p>0.5690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9946237">
                <text:p>0.9946237</text:p>
              </table:table-cell>
              <table:table-cell office:value-type="float" office:value="0.5828743">
                <text:p>0.58287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005035">
                <text:p>1.005035</text:p>
              </table:table-cell>
              <table:table-cell office:value-type="float" office:value="0.6002667">
                <text:p>0.6002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016681">
                <text:p>1.016681</text:p>
              </table:table-cell>
              <table:table-cell office:value-type="float" office:value="0.6176591">
                <text:p>0.6176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028513">
                <text:p>1.028513</text:p>
              </table:table-cell>
              <table:table-cell office:value-type="float" office:value="0.6350515">
                <text:p>0.6350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04052">
                <text:p>1.04052</text:p>
              </table:table-cell>
              <table:table-cell office:value-type="float" office:value="0.652444">
                <text:p>0.652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06467">
                <text:p>1.06467</text:p>
              </table:table-cell>
              <table:table-cell office:value-type="float" office:value="0.6716827">
                <text:p>0.6716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094946">
                <text:p>1.094946</text:p>
              </table:table-cell>
              <table:table-cell office:value-type="float" office:value="0.6924121">
                <text:p>0.6924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120057">
                <text:p>1.120057</text:p>
              </table:table-cell>
              <table:table-cell office:value-type="float" office:value="0.7131415">
                <text:p>0.7131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161182">
                <text:p>1.161182</text:p>
              </table:table-cell>
              <table:table-cell office:value-type="float" office:value="0.733871">
                <text:p>0.733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221547">
                <text:p>1.221547</text:p>
              </table:table-cell>
              <table:table-cell office:value-type="float" office:value="0.7546004">
                <text:p>0.7546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235248">
                <text:p>1.235248</text:p>
              </table:table-cell>
              <table:table-cell office:value-type="float" office:value="0.7768508">
                <text:p>0.7768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218952">
                <text:p>1.218952</text:p>
              </table:table-cell>
              <table:table-cell office:value-type="float" office:value="0.8003294">
                <text:p>0.8003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21521">
                <text:p>1.21521</text:p>
              </table:table-cell>
              <table:table-cell office:value-type="float" office:value="0.8238079">
                <text:p>0.8238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193982">
                <text:p>1.193982</text:p>
              </table:table-cell>
              <table:table-cell office:value-type="float" office:value="0.8472865">
                <text:p>0.8472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158521">
                <text:p>1.158521</text:p>
              </table:table-cell>
              <table:table-cell office:value-type="float" office:value="0.870765">
                <text:p>0.870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160939">
                <text:p>1.160939</text:p>
              </table:table-cell>
              <table:table-cell office:value-type="float" office:value="0.8920215">
                <text:p>0.8920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192704">
                <text:p>1.192704</text:p>
              </table:table-cell>
              <table:table-cell office:value-type="float" office:value="0.911484">
                <text:p>0.9114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224826">
                <text:p>1.224826</text:p>
              </table:table-cell>
              <table:table-cell office:value-type="float" office:value="0.9309465">
                <text:p>0.9309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262133">
                <text:p>1.262133</text:p>
              </table:table-cell>
              <table:table-cell office:value-type="float" office:value="0.9504091">
                <text:p>0.9504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304941">
                <text:p>1.304941</text:p>
              </table:table-cell>
              <table:table-cell office:value-type="float" office:value="0.9698716">
                <text:p>0.9698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388097">
                <text:p>1.388097</text:p>
              </table:table-cell>
              <table:table-cell office:value-type="float" office:value="0.9910487">
                <text:p>0.99104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478226">
                <text:p>1.478226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534631">
                <text:p>1.534631</text:p>
              </table:table-cell>
              <table:table-cell office:value-type="float" office:value="1.036172">
                <text:p>1.0361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65385">
                <text:p>1.65385</text:p>
              </table:table-cell>
              <table:table-cell office:value-type="float" office:value="1.058733">
                <text:p>1.058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830554">
                <text:p>1.830554</text:p>
              </table:table-cell>
              <table:table-cell office:value-type="float" office:value="1.081294">
                <text:p>1.0812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854082">
                <text:p>1.854082</text:p>
              </table:table-cell>
              <table:table-cell office:value-type="float" office:value="1.105188">
                <text:p>1.105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771535">
                <text:p>1.771535</text:p>
              </table:table-cell>
              <table:table-cell office:value-type="float" office:value="1.130158">
                <text:p>1.130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704074">
                <text:p>1.704074</text:p>
              </table:table-cell>
              <table:table-cell office:value-type="float" office:value="1.155128">
                <text:p>1.155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613891">
                <text:p>1.613891</text:p>
              </table:table-cell>
              <table:table-cell office:value-type="float" office:value="1.180098">
                <text:p>1.180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50541">
                <text:p>1.50541</text:p>
              </table:table-cell>
              <table:table-cell office:value-type="float" office:value="1.205068">
                <text:p>1.205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455462">
                <text:p>1.455462</text:p>
              </table:table-cell>
              <table:table-cell office:value-type="float" office:value="1.221772">
                <text:p>1.221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446601">
                <text:p>1.446601</text:p>
              </table:table-cell>
              <table:table-cell office:value-type="float" office:value="1.231802">
                <text:p>1.231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434397">
                <text:p>1.434397</text:p>
              </table:table-cell>
              <table:table-cell office:value-type="float" office:value="1.241833">
                <text:p>1.2418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428518">
                <text:p>1.428518</text:p>
              </table:table-cell>
              <table:table-cell office:value-type="float" office:value="1.251864">
                <text:p>1.251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428353">
                <text:p>1.428353</text:p>
              </table:table-cell>
              <table:table-cell office:value-type="float" office:value="1.261894">
                <text:p>1.261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468411">
                <text:p>1.468411</text:p>
              </table:table-cell>
              <table:table-cell office:value-type="float" office:value="1.267524">
                <text:p>1.267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521845">
                <text:p>1.521845</text:p>
              </table:table-cell>
              <table:table-cell office:value-type="float" office:value="1.2696">
                <text:p>1.2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552152">
                <text:p>1.552152</text:p>
              </table:table-cell>
              <table:table-cell office:value-type="float" office:value="1.271677">
                <text:p>1.271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632682">
                <text:p>1.632682</text:p>
              </table:table-cell>
              <table:table-cell office:value-type="float" office:value="1.273753">
                <text:p>1.273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757946">
                <text:p>1.757946</text:p>
              </table:table-cell>
              <table:table-cell office:value-type="float" office:value="1.27583">
                <text:p>1.275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713545">
                <text:p>1.713545</text:p>
              </table:table-cell>
              <table:table-cell office:value-type="float" office:value="1.274172">
                <text:p>1.274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570029">
                <text:p>1.570029</text:p>
              </table:table-cell>
              <table:table-cell office:value-type="float" office:value="1.269499">
                <text:p>1.269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460281">
                <text:p>1.460281</text:p>
              </table:table-cell>
              <table:table-cell office:value-type="float" office:value="1.264826">
                <text:p>1.264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318926">
                <text:p>1.318926</text:p>
              </table:table-cell>
              <table:table-cell office:value-type="float" office:value="1.260153">
                <text:p>1.260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16604">
                <text:p>1.16604</text:p>
              </table:table-cell>
              <table:table-cell office:value-type="float" office:value="1.255481">
                <text:p>1.255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98789">
                <text:p>1.098789</text:p>
              </table:table-cell>
              <table:table-cell office:value-type="float" office:value="1.242255">
                <text:p>1.242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083686">
                <text:p>1.083686</text:p>
              </table:table-cell>
              <table:table-cell office:value-type="float" office:value="1.222124">
                <text:p>1.222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066464">
                <text:p>1.066464</text:p>
              </table:table-cell>
              <table:table-cell office:value-type="float" office:value="1.201993">
                <text:p>1.201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047639">
                <text:p>1.047639</text:p>
              </table:table-cell>
              <table:table-cell office:value-type="float" office:value="1.181863">
                <text:p>1.1818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026265">
                <text:p>1.026265</text:p>
              </table:table-cell>
              <table:table-cell office:value-type="float" office:value="1.161732">
                <text:p>1.1617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997402">
                <text:p>0.997402</text:p>
              </table:table-cell>
              <table:table-cell office:value-type="float" office:value="1.139683">
                <text:p>1.1396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9798315">
                <text:p>0.9798315</text:p>
              </table:table-cell>
              <table:table-cell office:value-type="float" office:value="1.116087">
                <text:p>1.116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964875">
                <text:p>0.964875</text:p>
              </table:table-cell>
              <table:table-cell office:value-type="float" office:value="1.09249">
                <text:p>1.092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9281778">
                <text:p>0.9281778</text:p>
              </table:table-cell>
              <table:table-cell office:value-type="float" office:value="1.068894">
                <text:p>1.068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8860176">
                <text:p>0.8860176</text:p>
              </table:table-cell>
              <table:table-cell office:value-type="float" office:value="1.045297">
                <text:p>1.045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8785107">
                <text:p>0.8785107</text:p>
              </table:table-cell>
              <table:table-cell office:value-type="float" office:value="1.021353">
                <text:p>1.021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889408">
                <text:p>0.889408</text:p>
              </table:table-cell>
              <table:table-cell office:value-type="float" office:value="0.997127">
                <text:p>0.997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8958427">
                <text:p>0.8958427</text:p>
              </table:table-cell>
              <table:table-cell office:value-type="float" office:value="0.9729015">
                <text:p>0.9729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8949275">
                <text:p>0.8949275</text:p>
              </table:table-cell>
              <table:table-cell office:value-type="float" office:value="0.9486759">
                <text:p>0.9486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8901565">
                <text:p>0.8901565</text:p>
              </table:table-cell>
              <table:table-cell office:value-type="float" office:value="0.9244503">
                <text:p>0.92445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889367">
                <text:p>0.889367</text:p>
              </table:table-cell>
              <table:table-cell office:value-type="float" office:value="0.9043978">
                <text:p>0.9043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8914919">
                <text:p>0.8914919</text:p>
              </table:table-cell>
              <table:table-cell office:value-type="float" office:value="0.8877146">
                <text:p>0.88771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8944759">
                <text:p>0.8944759</text:p>
              </table:table-cell>
              <table:table-cell office:value-type="float" office:value="0.8710314">
                <text:p>0.87103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8930377">
                <text:p>0.8930377</text:p>
              </table:table-cell>
              <table:table-cell office:value-type="float" office:value="0.8543482">
                <text:p>0.8543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888153">
                <text:p>0.888153</text:p>
              </table:table-cell>
              <table:table-cell office:value-type="float" office:value="0.837665">
                <text:p>0.837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903513">
                <text:p>0.903513</text:p>
              </table:table-cell>
              <table:table-cell office:value-type="float" office:value="0.8272698">
                <text:p>0.8272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939274">
                <text:p>0.939274</text:p>
              </table:table-cell>
              <table:table-cell office:value-type="float" office:value="0.8219514">
                <text:p>0.82195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975371">
                <text:p>0.975371</text:p>
              </table:table-cell>
              <table:table-cell office:value-type="float" office:value="0.816633">
                <text:p>0.816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058818">
                <text:p>1.058818</text:p>
              </table:table-cell>
              <table:table-cell office:value-type="float" office:value="0.8113145">
                <text:p>0.8113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233843">
                <text:p>1.233843</text:p>
              </table:table-cell>
              <table:table-cell office:value-type="float" office:value="0.8059961">
                <text:p>0.80599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25079">
                <text:p>1.25079</text:p>
              </table:table-cell>
              <table:table-cell office:value-type="float" office:value="0.8103435">
                <text:p>0.81034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158056">
                <text:p>1.158056</text:p>
              </table:table-cell>
              <table:table-cell office:value-type="float" office:value="0.8224946">
                <text:p>0.8224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117095">
                <text:p>1.117095</text:p>
              </table:table-cell>
              <table:table-cell office:value-type="float" office:value="0.8346457">
                <text:p>0.83464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035115">
                <text:p>1.035115</text:p>
              </table:table-cell>
              <table:table-cell office:value-type="float" office:value="0.8467969">
                <text:p>0.84679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9487762">
                <text:p>0.9487762</text:p>
              </table:table-cell>
              <table:table-cell office:value-type="float" office:value="0.858948">
                <text:p>0.8589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9494976">
                <text:p>0.9494976</text:p>
              </table:table-cell>
              <table:table-cell office:value-type="float" office:value="0.8679021">
                <text:p>0.8679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003044">
                <text:p>1.003044</text:p>
              </table:table-cell>
              <table:table-cell office:value-type="float" office:value="0.8742749">
                <text:p>0.8742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056241">
                <text:p>1.056241</text:p>
              </table:table-cell>
              <table:table-cell office:value-type="float" office:value="0.8806478">
                <text:p>0.88064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16239">
                <text:p>1.16239</text:p>
              </table:table-cell>
              <table:table-cell office:value-type="float" office:value="0.8870207">
                <text:p>0.88702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354331">
                <text:p>1.354331</text:p>
              </table:table-cell>
              <table:table-cell office:value-type="float" office:value="0.8933936">
                <text:p>0.89339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469127">
                <text:p>1.469127</text:p>
              </table:table-cell>
              <table:table-cell office:value-type="float" office:value="0.9101483">
                <text:p>0.91014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489009">
                <text:p>1.489009</text:p>
              </table:table-cell>
              <table:table-cell office:value-type="float" office:value="0.935285">
                <text:p>0.935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508106">
                <text:p>1.508106</text:p>
              </table:table-cell>
              <table:table-cell office:value-type="float" office:value="0.9604216">
                <text:p>0.9604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531451">
                <text:p>1.531451</text:p>
              </table:table-cell>
              <table:table-cell office:value-type="float" office:value="0.9855583">
                <text:p>0.98555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558853">
                <text:p>1.558853</text:p>
              </table:table-cell>
              <table:table-cell office:value-type="float" office:value="1.010695">
                <text:p>1.010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582489">
                <text:p>1.582489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599497">
                <text:p>1.599497</text:p>
              </table:table-cell>
              <table:table-cell office:value-type="float" office:value="1.060037">
                <text:p>1.0600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612694">
                <text:p>1.612694</text:p>
              </table:table-cell>
              <table:table-cell office:value-type="float" office:value="1.084573">
                <text:p>1.084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631579">
                <text:p>1.631579</text:p>
              </table:table-cell>
              <table:table-cell office:value-type="float" office:value="1.10911">
                <text:p>1.10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655767">
                <text:p>1.655767</text:p>
              </table:table-cell>
              <table:table-cell office:value-type="float" office:value="1.133647">
                <text:p>1.1336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607281">
                <text:p>1.607281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571568">
                <text:p>1.571568</text:p>
              </table:table-cell>
              <table:table-cell office:value-type="float" office:value="1.177122">
                <text:p>1.1771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60941">
                <text:p>1.60941</text:p>
              </table:table-cell>
              <table:table-cell office:value-type="float" office:value="1.198055">
                <text:p>1.198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551676">
                <text:p>1.551676</text:p>
              </table:table-cell>
              <table:table-cell office:value-type="float" office:value="1.218987">
                <text:p>1.218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411269">
                <text:p>1.411269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548702">
                <text:p>1.548702</text:p>
              </table:table-cell>
              <table:table-cell office:value-type="float" office:value="1.258219">
                <text:p>1.258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1.831035">
                <text:p>1.831035</text:p>
              </table:table-cell>
              <table:table-cell office:value-type="float" office:value="1.274392">
                <text:p>1.274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1.996202">
                <text:p>1.996202</text:p>
              </table:table-cell>
              <table:table-cell office:value-type="float" office:value="1.290566">
                <text:p>1.2905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25976">
                <text:p>2.25976</text:p>
              </table:table-cell>
              <table:table-cell office:value-type="float" office:value="1.306739">
                <text:p>1.3067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487795">
                <text:p>2.487795</text:p>
              </table:table-cell>
              <table:table-cell office:value-type="float" office:value="1.322912">
                <text:p>1.3229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529855">
                <text:p>2.529855</text:p>
              </table:table-cell>
              <table:table-cell office:value-type="float" office:value="1.354389">
                <text:p>1.354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489359">
                <text:p>2.489359</text:p>
              </table:table-cell>
              <table:table-cell office:value-type="float" office:value="1.398221">
                <text:p>1.398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445976">
                <text:p>2.445976</text:p>
              </table:table-cell>
              <table:table-cell office:value-type="float" office:value="1.442053">
                <text:p>1.442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394006">
                <text:p>2.394006</text:p>
              </table:table-cell>
              <table:table-cell office:value-type="float" office:value="1.485886">
                <text:p>1.485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331191">
                <text:p>2.331191</text:p>
              </table:table-cell>
              <table:table-cell office:value-type="float" office:value="1.529718">
                <text:p>1.529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263253">
                <text:p>2.263253</text:p>
              </table:table-cell>
              <table:table-cell office:value-type="float" office:value="1.561227">
                <text:p>1.5612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202625">
                <text:p>2.202625</text:p>
              </table:table-cell>
              <table:table-cell office:value-type="float" office:value="1.582786">
                <text:p>1.582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144735">
                <text:p>2.144735</text:p>
              </table:table-cell>
              <table:table-cell office:value-type="float" office:value="1.604346">
                <text:p>1.604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074641">
                <text:p>2.074641</text:p>
              </table:table-cell>
              <table:table-cell office:value-type="float" office:value="1.625905">
                <text:p>1.6259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991769">
                <text:p>1.991769</text:p>
              </table:table-cell>
              <table:table-cell office:value-type="float" office:value="1.647464">
                <text:p>1.647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833858">
                <text:p>1.833858</text:p>
              </table:table-cell>
              <table:table-cell office:value-type="float" office:value="1.656342">
                <text:p>1.6563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68851">
                <text:p>1.68851</text:p>
              </table:table-cell>
              <table:table-cell office:value-type="float" office:value="1.654981">
                <text:p>1.6549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617011">
                <text:p>1.617011</text:p>
              </table:table-cell>
              <table:table-cell office:value-type="float" office:value="1.65362">
                <text:p>1.65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449576">
                <text:p>1.449576</text:p>
              </table:table-cell>
              <table:table-cell office:value-type="float" office:value="1.652259">
                <text:p>1.652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227956">
                <text:p>1.227956</text:p>
              </table:table-cell>
              <table:table-cell office:value-type="float" office:value="1.650899">
                <text:p>1.6508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187837">
                <text:p>1.187837</text:p>
              </table:table-cell>
              <table:table-cell office:value-type="float" office:value="1.641966">
                <text:p>1.6419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280238">
                <text:p>1.280238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403539">
                <text:p>1.403539</text:p>
              </table:table-cell>
              <table:table-cell office:value-type="float" office:value="1.611875">
                <text:p>1.611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.521072">
                <text:p>1.521072</text:p>
              </table:table-cell>
              <table:table-cell office:value-type="float" office:value="1.596829">
                <text:p>1.5968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.625537">
                <text:p>1.625537</text:p>
              </table:table-cell>
              <table:table-cell office:value-type="float" office:value="1.581784">
                <text:p>1.581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.807436">
                <text:p>1.807436</text:p>
              </table:table-cell>
              <table:table-cell office:value-type="float" office:value="1.57776">
                <text:p>1.577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2.017074">
                <text:p>2.017074</text:p>
              </table:table-cell>
              <table:table-cell office:value-type="float" office:value="1.582634">
                <text:p>1.582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2.175579">
                <text:p>2.175579</text:p>
              </table:table-cell>
              <table:table-cell office:value-type="float" office:value="1.587509">
                <text:p>1.587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31452">
                <text:p>2.31452</text:p>
              </table:table-cell>
              <table:table-cell office:value-type="float" office:value="1.592384">
                <text:p>1.5923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418587">
                <text:p>2.418587</text:p>
              </table:table-cell>
              <table:table-cell office:value-type="float" office:value="1.597258">
                <text:p>1.597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496788">
                <text:p>2.496788</text:p>
              </table:table-cell>
              <table:table-cell office:value-type="float" office:value="1.618034">
                <text:p>1.6180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565428">
                <text:p>2.565428</text:p>
              </table:table-cell>
              <table:table-cell office:value-type="float" office:value="1.651648">
                <text:p>1.651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629486">
                <text:p>2.629486</text:p>
              </table:table-cell>
              <table:table-cell office:value-type="float" office:value="1.685261">
                <text:p>1.685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74034">
                <text:p>2.74034</text:p>
              </table:table-cell>
              <table:table-cell office:value-type="float" office:value="1.718875">
                <text:p>1.718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828797">
                <text:p>2.828797</text:p>
              </table:table-cell>
              <table:table-cell office:value-type="float" office:value="1.752489">
                <text:p>1.752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678662">
                <text:p>2.678662</text:p>
              </table:table-cell>
              <table:table-cell office:value-type="float" office:value="1.794439">
                <text:p>1.7944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585234">
                <text:p>2.585234</text:p>
              </table:table-cell>
              <table:table-cell office:value-type="float" office:value="1.84312">
                <text:p>1.84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550154">
                <text:p>2.550154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514688">
                <text:p>2.514688</text:p>
              </table:table-cell>
              <table:table-cell office:value-type="float" office:value="1.940482">
                <text:p>1.940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458707">
                <text:p>2.458707</text:p>
              </table:table-cell>
              <table:table-cell office:value-type="float" office:value="1.989163">
                <text:p>1.989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418096">
                <text:p>2.418096</text:p>
              </table:table-cell>
              <table:table-cell office:value-type="float" office:value="2.019844">
                <text:p>2.0198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455837">
                <text:p>2.455837</text:p>
              </table:table-cell>
              <table:table-cell office:value-type="float" office:value="2.035992">
                <text:p>2.035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501239">
                <text:p>2.501239</text:p>
              </table:table-cell>
              <table:table-cell office:value-type="float" office:value="2.05214">
                <text:p>2.052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514809">
                <text:p>2.514809</text:p>
              </table:table-cell>
              <table:table-cell office:value-type="float" office:value="2.068288">
                <text:p>2.068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516071">
                <text:p>2.516071</text:p>
              </table:table-cell>
              <table:table-cell office:value-type="float" office:value="2.084435">
                <text:p>2.0844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548722">
                <text:p>2.548722</text:p>
              </table:table-cell>
              <table:table-cell office:value-type="float" office:value="2.101156">
                <text:p>2.101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643252">
                <text:p>2.643252</text:p>
              </table:table-cell>
              <table:table-cell office:value-type="float" office:value="2.118338">
                <text:p>2.1183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845951">
                <text:p>2.845951</text:p>
              </table:table-cell>
              <table:table-cell office:value-type="float" office:value="2.135521">
                <text:p>2.1355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3.285269">
                <text:p>3.285269</text:p>
              </table:table-cell>
              <table:table-cell office:value-type="float" office:value="2.152703">
                <text:p>2.1527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.711295">
                <text:p>3.711295</text:p>
              </table:table-cell>
              <table:table-cell office:value-type="float" office:value="2.169886">
                <text:p>2.1698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3.27263">
                <text:p>3.27263</text:p>
              </table:table-cell>
              <table:table-cell office:value-type="float" office:value="2.22382">
                <text:p>2.2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3.104993">
                <text:p>3.104993</text:p>
              </table:table-cell>
              <table:table-cell office:value-type="float" office:value="2.307426">
                <text:p>2.307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3.391313">
                <text:p>3.391313</text:p>
              </table:table-cell>
              <table:table-cell office:value-type="float" office:value="2.391033">
                <text:p>2.3910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3.714985">
                <text:p>3.714985</text:p>
              </table:table-cell>
              <table:table-cell office:value-type="float" office:value="2.474639">
                <text:p>2.4746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4.142494">
                <text:p>4.142494</text:p>
              </table:table-cell>
              <table:table-cell office:value-type="float" office:value="2.558246">
                <text:p>2.558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4.568279">
                <text:p>4.568279</text:p>
              </table:table-cell>
              <table:table-cell office:value-type="float" office:value="2.642463">
                <text:p>2.642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583741">
                <text:p>4.583741</text:p>
              </table:table-cell>
              <table:table-cell office:value-type="float" office:value="2.727175">
                <text:p>2.727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584545">
                <text:p>4.584545</text:p>
              </table:table-cell>
              <table:table-cell office:value-type="float" office:value="2.811887">
                <text:p>2.8118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584806">
                <text:p>4.584806</text:p>
              </table:table-cell>
              <table:table-cell office:value-type="float" office:value="2.896599">
                <text:p>2.896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584861">
                <text:p>4.584861</text:p>
              </table:table-cell>
              <table:table-cell office:value-type="float" office:value="2.981311">
                <text:p>2.981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584908">
                <text:p>4.584908</text:p>
              </table:table-cell>
              <table:table-cell office:value-type="float" office:value="3.105445">
                <text:p>3.1054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584908">
                <text:p>4.584908</text:p>
              </table:table-cell>
              <table:table-cell office:value-type="float" office:value="3.261409">
                <text:p>3.261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584886">
                <text:p>4.584886</text:p>
              </table:table-cell>
              <table:table-cell office:value-type="float" office:value="3.417373">
                <text:p>3.417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584846">
                <text:p>4.584846</text:p>
              </table:table-cell>
              <table:table-cell office:value-type="float" office:value="3.573336">
                <text:p>3.5733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584723">
                <text:p>4.584723</text:p>
              </table:table-cell>
              <table:table-cell office:value-type="float" office:value="3.7293">
                <text:p>3.7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581968">
                <text:p>4.581968</text:p>
              </table:table-cell>
              <table:table-cell office:value-type="float" office:value="3.853668">
                <text:p>3.8536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558136">
                <text:p>4.558136</text:p>
              </table:table-cell>
              <table:table-cell office:value-type="float" office:value="3.952529">
                <text:p>3.952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490211">
                <text:p>4.490211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279983">
                <text:p>4.279983</text:p>
              </table:table-cell>
              <table:table-cell office:value-type="float" office:value="4.150249">
                <text:p>4.1502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3.971527">
                <text:p>3.971527</text:p>
              </table:table-cell>
              <table:table-cell office:value-type="float" office:value="4.24911">
                <text:p>4.24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550992">
                <text:p>3.550992</text:p>
              </table:table-cell>
              <table:table-cell office:value-type="float" office:value="4.285513">
                <text:p>4.2855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3.38302">
                <text:p>3.38302</text:p>
              </table:table-cell>
              <table:table-cell office:value-type="float" office:value="4.271492">
                <text:p>4.2714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3.342714">
                <text:p>3.342714</text:p>
              </table:table-cell>
              <table:table-cell office:value-type="float" office:value="4.25747">
                <text:p>4.25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3.304949">
                <text:p>3.304949</text:p>
              </table:table-cell>
              <table:table-cell office:value-type="float" office:value="4.243449">
                <text:p>4.2434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3.321329">
                <text:p>3.321329</text:p>
              </table:table-cell>
              <table:table-cell office:value-type="float" office:value="4.229428">
                <text:p>4.229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3.658404">
                <text:p>3.658404</text:p>
              </table:table-cell>
              <table:table-cell office:value-type="float" office:value="4.205621">
                <text:p>4.205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3.936365">
                <text:p>3.936365</text:p>
              </table:table-cell>
              <table:table-cell office:value-type="float" office:value="4.173914">
                <text:p>4.1739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4.059425">
                <text:p>4.059425</text:p>
              </table:table-cell>
              <table:table-cell office:value-type="float" office:value="4.142207">
                <text:p>4.142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4.164615">
                <text:p>4.164615</text:p>
              </table:table-cell>
              <table:table-cell office:value-type="float" office:value="4.1105">
                <text:p>4.1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4.213512">
                <text:p>4.213512</text:p>
              </table:table-cell>
              <table:table-cell office:value-type="float" office:value="4.078793">
                <text:p>4.078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414971">
                <text:p>4.414971</text:p>
              </table:table-cell>
              <table:table-cell office:value-type="float" office:value="4.05883">
                <text:p>4.058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479332">
                <text:p>4.479332</text:p>
              </table:table-cell>
              <table:table-cell office:value-type="float" office:value="4.048348">
                <text:p>4.0483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487389">
                <text:p>4.487389</text:p>
              </table:table-cell>
              <table:table-cell office:value-type="float" office:value="4.037866">
                <text:p>4.0378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4.49414">
                <text:p>4.49414</text:p>
              </table:table-cell>
              <table:table-cell office:value-type="float" office:value="4.027385">
                <text:p>4.0273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4.477998">
                <text:p>4.477998</text:p>
              </table:table-cell>
              <table:table-cell office:value-type="float" office:value="4.016903">
                <text:p>4.0169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4.324094">
                <text:p>4.324094</text:p>
              </table:table-cell>
              <table:table-cell office:value-type="float" office:value="4.004609">
                <text:p>4.0046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3.991865">
                <text:p>3.991865</text:p>
              </table:table-cell>
              <table:table-cell office:value-type="float" office:value="3.990851">
                <text:p>3.990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3.632396">
                <text:p>3.632396</text:p>
              </table:table-cell>
              <table:table-cell office:value-type="float" office:value="3.977094">
                <text:p>3.9770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3.256627">
                <text:p>3.256627</text:p>
              </table:table-cell>
              <table:table-cell office:value-type="float" office:value="3.963336">
                <text:p>3.9633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999923">
                <text:p>2.999923</text:p>
              </table:table-cell>
              <table:table-cell office:value-type="float" office:value="3.949579">
                <text:p>3.9495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632804">
                <text:p>2.632804</text:p>
              </table:table-cell>
              <table:table-cell office:value-type="float" office:value="3.909913">
                <text:p>3.909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555129">
                <text:p>2.555129</text:p>
              </table:table-cell>
              <table:table-cell office:value-type="float" office:value="3.849329">
                <text:p>3.8493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538795">
                <text:p>2.538795</text:p>
              </table:table-cell>
              <table:table-cell office:value-type="float" office:value="3.788746">
                <text:p>3.788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51878">
                <text:p>2.51878</text:p>
              </table:table-cell>
              <table:table-cell office:value-type="float" office:value="3.728162">
                <text:p>3.7281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475934">
                <text:p>2.475934</text:p>
              </table:table-cell>
              <table:table-cell office:value-type="float" office:value="3.667579">
                <text:p>3.6675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4858">
                <text:p>2.4858</text:p>
              </table:table-cell>
              <table:table-cell office:value-type="float" office:value="3.597448">
                <text:p>3.5974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53482">
                <text:p>2.53482</text:p>
              </table:table-cell>
              <table:table-cell office:value-type="float" office:value="3.519609">
                <text:p>3.519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57284">
                <text:p>2.57284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628058">
                <text:p>2.628058</text:p>
              </table:table-cell>
              <table:table-cell office:value-type="float" office:value="3.363931">
                <text:p>3.3639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680908">
                <text:p>2.680908</text:p>
              </table:table-cell>
              <table:table-cell office:value-type="float" office:value="3.286093">
                <text:p>3.2860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680243">
                <text:p>2.680243</text:p>
              </table:table-cell>
              <table:table-cell office:value-type="float" office:value="3.234438">
                <text:p>3.2344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665341">
                <text:p>2.665341</text:p>
              </table:table-cell>
              <table:table-cell office:value-type="float" office:value="3.203925">
                <text:p>3.2039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664328">
                <text:p>2.664328</text:p>
              </table:table-cell>
              <table:table-cell office:value-type="float" office:value="3.173411">
                <text:p>3.1734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663246">
                <text:p>2.663246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668042">
                <text:p>2.668042</text:p>
              </table:table-cell>
              <table:table-cell office:value-type="float" office:value="3.112383">
                <text:p>3.112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679021">
                <text:p>2.679021</text:p>
              </table:table-cell>
              <table:table-cell office:value-type="float" office:value="3.089468">
                <text:p>3.0894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698969">
                <text:p>2.698969</text:p>
              </table:table-cell>
              <table:table-cell office:value-type="float" office:value="3.072688">
                <text:p>3.072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722864">
                <text:p>2.722864</text:p>
              </table:table-cell>
              <table:table-cell office:value-type="float" office:value="3.055908">
                <text:p>3.0559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749742">
                <text:p>2.749742</text:p>
              </table:table-cell>
              <table:table-cell office:value-type="float" office:value="3.039128">
                <text:p>3.0391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780811">
                <text:p>2.780811</text:p>
              </table:table-cell>
              <table:table-cell office:value-type="float" office:value="3.022347">
                <text:p>3.0223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916073">
                <text:p>2.916073</text:p>
              </table:table-cell>
              <table:table-cell office:value-type="float" office:value="3.014306">
                <text:p>3.0143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3.058624">
                <text:p>3.058624</text:p>
              </table:table-cell>
              <table:table-cell office:value-type="float" office:value="3.013319">
                <text:p>3.013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3.150834">
                <text:p>3.150834</text:p>
              </table:table-cell>
              <table:table-cell office:value-type="float" office:value="3.012333">
                <text:p>3.012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3.250423">
                <text:p>3.250423</text:p>
              </table:table-cell>
              <table:table-cell office:value-type="float" office:value="3.011346">
                <text:p>3.0113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3.308441">
                <text:p>3.308441</text:p>
              </table:table-cell>
              <table:table-cell office:value-type="float" office:value="3.010359">
                <text:p>3.010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3.469757">
                <text:p>3.469757</text:p>
              </table:table-cell>
              <table:table-cell office:value-type="float" office:value="3.016714">
                <text:p>3.016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3.542168">
                <text:p>3.542168</text:p>
              </table:table-cell>
              <table:table-cell office:value-type="float" office:value="3.028996">
                <text:p>3.0289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3.538165">
                <text:p>3.538165</text:p>
              </table:table-cell>
              <table:table-cell office:value-type="float" office:value="3.041278">
                <text:p>3.041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3.53268">
                <text:p>3.53268</text:p>
              </table:table-cell>
              <table:table-cell office:value-type="float" office:value="3.05356">
                <text:p>3.053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3.482637">
                <text:p>3.482637</text:p>
              </table:table-cell>
              <table:table-cell office:value-type="float" office:value="3.065841">
                <text:p>3.065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3.398705">
                <text:p>3.398705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3.284392">
                <text:p>3.284392</text:p>
              </table:table-cell>
              <table:table-cell office:value-type="float" office:value="3.079491">
                <text:p>3.079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3.178999">
                <text:p>3.178999</text:p>
              </table:table-cell>
              <table:table-cell office:value-type="float" office:value="3.084746">
                <text:p>3.084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3.081804">
                <text:p>3.081804</text:p>
              </table:table-cell>
              <table:table-cell office:value-type="float" office:value="3.090002">
                <text:p>3.090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990513">
                <text:p>2.990513</text:p>
              </table:table-cell>
              <table:table-cell office:value-type="float" office:value="3.095257">
                <text:p>3.0952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759356">
                <text:p>2.759356</text:p>
              </table:table-cell>
              <table:table-cell office:value-type="float" office:value="3.088116">
                <text:p>3.0881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65002">
                <text:p>2.65002</text:p>
              </table:table-cell>
              <table:table-cell office:value-type="float" office:value="3.070967">
                <text:p>3.070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606864">
                <text:p>2.606864</text:p>
              </table:table-cell>
              <table:table-cell office:value-type="float" office:value="3.053817">
                <text:p>3.0538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57366">
                <text:p>2.57366</text:p>
              </table:table-cell>
              <table:table-cell office:value-type="float" office:value="3.036667">
                <text:p>3.03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546407">
                <text:p>2.546407</text:p>
              </table:table-cell>
              <table:table-cell office:value-type="float" office:value="3.019518">
                <text:p>3.019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522172">
                <text:p>2.522172</text:p>
              </table:table-cell>
              <table:table-cell office:value-type="float" office:value="2.991327">
                <text:p>2.9913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522751">
                <text:p>2.522751</text:p>
              </table:table-cell>
              <table:table-cell office:value-type="float" office:value="2.954224">
                <text:p>2.9542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530308">
                <text:p>2.530308</text:p>
              </table:table-cell>
              <table:table-cell office:value-type="float" office:value="2.91712">
                <text:p>2.91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533029">
                <text:p>2.533029</text:p>
              </table:table-cell>
              <table:table-cell office:value-type="float" office:value="2.880016">
                <text:p>2.880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53424">
                <text:p>2.53424</text:p>
              </table:table-cell>
              <table:table-cell office:value-type="float" office:value="2.842912">
                <text:p>2.8429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553316">
                <text:p>2.553316</text:p>
              </table:table-cell>
              <table:table-cell office:value-type="float" office:value="2.811687">
                <text:p>2.8116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582379">
                <text:p>2.582379</text:p>
              </table:table-cell>
              <table:table-cell office:value-type="float" office:value="2.785209">
                <text:p>2.7852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611667">
                <text:p>2.611667</text:p>
              </table:table-cell>
              <table:table-cell office:value-type="float" office:value="2.75873">
                <text:p>2.758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651386">
                <text:p>2.651386</text:p>
              </table:table-cell>
              <table:table-cell office:value-type="float" office:value="2.732252">
                <text:p>2.7322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693515">
                <text:p>2.693515</text:p>
              </table:table-cell>
              <table:table-cell office:value-type="float" office:value="2.705773">
                <text:p>2.7057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900599">
                <text:p>2.900599</text:p>
              </table:table-cell>
              <table:table-cell office:value-type="float" office:value="2.696665">
                <text:p>2.6966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3.146224">
                <text:p>3.146224</text:p>
              </table:table-cell>
              <table:table-cell office:value-type="float" office:value="2.701581">
                <text:p>2.7015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3.292929">
                <text:p>3.292929</text:p>
              </table:table-cell>
              <table:table-cell office:value-type="float" office:value="2.706497">
                <text:p>2.706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3.449679">
                <text:p>3.449679</text:p>
              </table:table-cell>
              <table:table-cell office:value-type="float" office:value="2.711413">
                <text:p>2.711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3.507215">
                <text:p>3.507215</text:p>
              </table:table-cell>
              <table:table-cell office:value-type="float" office:value="2.716329">
                <text:p>2.7163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3.477513">
                <text:p>3.477513</text:p>
              </table:table-cell>
              <table:table-cell office:value-type="float" office:value="2.728725">
                <text:p>2.728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3.35709">
                <text:p>3.35709</text:p>
              </table:table-cell>
              <table:table-cell office:value-type="float" office:value="2.74716">
                <text:p>2.747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3.239028">
                <text:p>3.239028</text:p>
              </table:table-cell>
              <table:table-cell office:value-type="float" office:value="2.765595">
                <text:p>2.765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3.129018">
                <text:p>3.129018</text:p>
              </table:table-cell>
              <table:table-cell office:value-type="float" office:value="2.784031">
                <text:p>2.784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3.021985">
                <text:p>3.021985</text:p>
              </table:table-cell>
              <table:table-cell office:value-type="float" office:value="2.802466">
                <text:p>2.8024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860091">
                <text:p>2.860091</text:p>
              </table:table-cell>
              <table:table-cell office:value-type="float" office:value="2.806716">
                <text:p>2.8067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752377">
                <text:p>2.752377</text:p>
              </table:table-cell>
              <table:table-cell office:value-type="float" office:value="2.799513">
                <text:p>2.7995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688825">
                <text:p>2.688825</text:p>
              </table:table-cell>
              <table:table-cell office:value-type="float" office:value="2.792311">
                <text:p>2.792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634316">
                <text:p>2.634316</text:p>
              </table:table-cell>
              <table:table-cell office:value-type="float" office:value="2.785109">
                <text:p>2.7851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58684">
                <text:p>2.58684</text:p>
              </table:table-cell>
              <table:table-cell office:value-type="float" office:value="2.777906">
                <text:p>2.7779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568653">
                <text:p>2.568653</text:p>
              </table:table-cell>
              <table:table-cell office:value-type="float" office:value="2.756076">
                <text:p>2.7560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561335">
                <text:p>2.561335</text:p>
              </table:table-cell>
              <table:table-cell office:value-type="float" office:value="2.722436">
                <text:p>2.7224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545769">
                <text:p>2.545769</text:p>
              </table:table-cell>
              <table:table-cell office:value-type="float" office:value="2.688796">
                <text:p>2.6887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533189">
                <text:p>2.533189</text:p>
              </table:table-cell>
              <table:table-cell office:value-type="float" office:value="2.655157">
                <text:p>2.655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519605">
                <text:p>2.519605</text:p>
              </table:table-cell>
              <table:table-cell office:value-type="float" office:value="2.621517">
                <text:p>2.621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460224">
                <text:p>2.460224</text:p>
              </table:table-cell>
              <table:table-cell office:value-type="float" office:value="2.582095">
                <text:p>2.582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381272">
                <text:p>2.381272</text:p>
              </table:table-cell>
              <table:table-cell office:value-type="float" office:value="2.538006">
                <text:p>2.538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304773">
                <text:p>2.304773</text:p>
              </table:table-cell>
              <table:table-cell office:value-type="float" office:value="2.493916">
                <text:p>2.4939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199812">
                <text:p>2.199812</text:p>
              </table:table-cell>
              <table:table-cell office:value-type="float" office:value="2.449827">
                <text:p>2.4498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2.058386">
                <text:p>2.058386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957035">
                <text:p>1.957035</text:p>
              </table:table-cell>
              <table:table-cell office:value-type="float" office:value="2.355152">
                <text:p>2.355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902992">
                <text:p>1.902992</text:p>
              </table:table-cell>
              <table:table-cell office:value-type="float" office:value="2.299322">
                <text:p>2.2993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849088">
                <text:p>1.849088</text:p>
              </table:table-cell>
              <table:table-cell office:value-type="float" office:value="2.243493">
                <text:p>2.2434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797424">
                <text:p>1.797424</text:p>
              </table:table-cell>
              <table:table-cell office:value-type="float" office:value="2.187663">
                <text:p>2.1876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748052">
                <text:p>1.748052</text:p>
              </table:table-cell>
              <table:table-cell office:value-type="float" office:value="2.131833">
                <text:p>2.1318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611187">
                <text:p>1.611187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458403">
                <text:p>1.458403</text:p>
              </table:table-cell>
              <table:table-cell office:value-type="float" office:value="2.018148">
                <text:p>2.0181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357788">
                <text:p>1.357788</text:p>
              </table:table-cell>
              <table:table-cell office:value-type="float" office:value="1.961013">
                <text:p>1.9610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218248">
                <text:p>1.218248</text:p>
              </table:table-cell>
              <table:table-cell office:value-type="float" office:value="1.903879">
                <text:p>1.9038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1.07542">
                <text:p>1.07542</text:p>
              </table:table-cell>
              <table:table-cell office:value-type="float" office:value="1.846745">
                <text:p>1.8467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.063633">
                <text:p>1.063633</text:p>
              </table:table-cell>
              <table:table-cell office:value-type="float" office:value="1.790351">
                <text:p>1.790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124415">
                <text:p>1.124415</text:p>
              </table:table-cell>
              <table:table-cell office:value-type="float" office:value="1.734556">
                <text:p>1.7345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173204">
                <text:p>1.173204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2769">
                <text:p>1.2769</text:p>
              </table:table-cell>
              <table:table-cell office:value-type="float" office:value="1.622964">
                <text:p>1.622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452987">
                <text:p>1.452987</text:p>
              </table:table-cell>
              <table:table-cell office:value-type="float" office:value="1.567168">
                <text:p>1.5671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519036">
                <text:p>1.519036</text:p>
              </table:table-cell>
              <table:table-cell office:value-type="float" office:value="1.520893">
                <text:p>1.5208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478653">
                <text:p>1.478653</text:p>
              </table:table-cell>
              <table:table-cell office:value-type="float" office:value="1.482304">
                <text:p>1.4823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437111">
                <text:p>1.437111</text:p>
              </table:table-cell>
              <table:table-cell office:value-type="float" office:value="1.443715">
                <text:p>1.443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390651">
                <text:p>1.390651</text:p>
              </table:table-cell>
              <table:table-cell office:value-type="float" office:value="1.405126">
                <text:p>1.405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335266">
                <text:p>1.335266</text:p>
              </table:table-cell>
              <table:table-cell office:value-type="float" office:value="1.366538">
                <text:p>1.366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245074">
                <text:p>1.245074</text:p>
              </table:table-cell>
              <table:table-cell office:value-type="float" office:value="1.328644">
                <text:p>1.328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169255">
                <text:p>1.169255</text:p>
              </table:table-cell>
              <table:table-cell office:value-type="float" office:value="1.291311">
                <text:p>1.2913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.114106">
                <text:p>1.114106</text:p>
              </table:table-cell>
              <table:table-cell office:value-type="float" office:value="1.253978">
                <text:p>1.2539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1.030948">
                <text:p>1.030948</text:p>
              </table:table-cell>
              <table:table-cell office:value-type="float" office:value="1.216646">
                <text:p>1.2166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9369709">
                <text:p>0.9369709</text:p>
              </table:table-cell>
              <table:table-cell office:value-type="float" office:value="1.179313">
                <text:p>1.179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9111543">
                <text:p>0.9111543</text:p>
              </table:table-cell>
              <table:table-cell office:value-type="float" office:value="1.141597">
                <text:p>1.141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9177122">
                <text:p>0.9177122</text:p>
              </table:table-cell>
              <table:table-cell office:value-type="float" office:value="1.103572">
                <text:p>1.103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9126253">
                <text:p>0.9126253</text:p>
              </table:table-cell>
              <table:table-cell office:value-type="float" office:value="1.065548">
                <text:p>1.0655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8916701">
                <text:p>0.8916701</text:p>
              </table:table-cell>
              <table:table-cell office:value-type="float" office:value="1.027523">
                <text:p>1.0275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8697134">
                <text:p>0.8697134</text:p>
              </table:table-cell>
              <table:table-cell office:value-type="float" office:value="0.9894982">
                <text:p>0.98949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8711235">
                <text:p>0.8711235</text:p>
              </table:table-cell>
              <table:table-cell office:value-type="float" office:value="0.9557112">
                <text:p>0.9557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8873005">
                <text:p>0.8873005</text:p>
              </table:table-cell>
              <table:table-cell office:value-type="float" office:value="0.9253455">
                <text:p>0.9253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9041383">
                <text:p>0.9041383</text:p>
              </table:table-cell>
              <table:table-cell office:value-type="float" office:value="0.8949799">
                <text:p>0.89497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9465095">
                <text:p>0.9465095</text:p>
              </table:table-cell>
              <table:table-cell office:value-type="float" office:value="0.8646143">
                <text:p>0.86461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1.035657">
                <text:p>1.035657</text:p>
              </table:table-cell>
              <table:table-cell office:value-type="float" office:value="0.8342487">
                <text:p>0.83424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.083667">
                <text:p>1.083667</text:p>
              </table:table-cell>
              <table:table-cell office:value-type="float" office:value="0.8152207">
                <text:p>0.81522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.072603">
                <text:p>1.072603</text:p>
              </table:table-cell>
              <table:table-cell office:value-type="float" office:value="0.8053464">
                <text:p>0.8053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1.063763">
                <text:p>1.063763</text:p>
              </table:table-cell>
              <table:table-cell office:value-type="float" office:value="0.795472">
                <text:p>0.795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1.052003">
                <text:p>1.052003</text:p>
              </table:table-cell>
              <table:table-cell office:value-type="float" office:value="0.7855977">
                <text:p>0.78559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1.038023">
                <text:p>1.038023</text:p>
              </table:table-cell>
              <table:table-cell office:value-type="float" office:value="0.7757233">
                <text:p>0.77572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1.012028">
                <text:p>1.012028</text:p>
              </table:table-cell>
              <table:table-cell office:value-type="float" office:value="0.767286">
                <text:p>0.7672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9880815">
                <text:p>0.9880815</text:p>
              </table:table-cell>
              <table:table-cell office:value-type="float" office:value="0.7600089">
                <text:p>0.76000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974495">
                <text:p>0.974495</text:p>
              </table:table-cell>
              <table:table-cell office:value-type="float" office:value="0.7527318">
                <text:p>0.75273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9492791">
                <text:p>0.9492791</text:p>
              </table:table-cell>
              <table:table-cell office:value-type="float" office:value="0.7454547">
                <text:p>0.74545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9196476">
                <text:p>0.9196476</text:p>
              </table:table-cell>
              <table:table-cell office:value-type="float" office:value="0.7381776">
                <text:p>0.7381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9230691">
                <text:p>0.9230691</text:p>
              </table:table-cell>
              <table:table-cell office:value-type="float" office:value="0.7315237">
                <text:p>0.7315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9487244">
                <text:p>0.9487244</text:p>
              </table:table-cell>
              <table:table-cell office:value-type="float" office:value="0.725373">
                <text:p>0.725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9721883">
                <text:p>0.9721883</text:p>
              </table:table-cell>
              <table:table-cell office:value-type="float" office:value="0.7192223">
                <text:p>0.7192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.018326">
                <text:p>1.018326</text:p>
              </table:table-cell>
              <table:table-cell office:value-type="float" office:value="0.7130716">
                <text:p>0.7130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100376">
                <text:p>1.100376</text:p>
              </table:table-cell>
              <table:table-cell office:value-type="float" office:value="0.7069208">
                <text:p>0.70692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161108">
                <text:p>1.161108</text:p>
              </table:table-cell>
              <table:table-cell office:value-type="float" office:value="0.7068834">
                <text:p>0.70688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181827">
                <text:p>1.181827</text:p>
              </table:table-cell>
              <table:table-cell office:value-type="float" office:value="0.7117815">
                <text:p>0.7117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193649">
                <text:p>1.193649</text:p>
              </table:table-cell>
              <table:table-cell office:value-type="float" office:value="0.7166796">
                <text:p>0.7166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.223471">
                <text:p>1.223471</text:p>
              </table:table-cell>
              <table:table-cell office:value-type="float" office:value="0.7215777">
                <text:p>0.72157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.27223">
                <text:p>1.27223</text:p>
              </table:table-cell>
              <table:table-cell office:value-type="float" office:value="0.7264758">
                <text:p>0.72647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31172">
                <text:p>1.31172</text:p>
              </table:table-cell>
              <table:table-cell office:value-type="float" office:value="0.730728">
                <text:p>0.7307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330968">
                <text:p>1.330968</text:p>
              </table:table-cell>
              <table:table-cell office:value-type="float" office:value="0.7344588">
                <text:p>0.73445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335244">
                <text:p>1.335244</text:p>
              </table:table-cell>
              <table:table-cell office:value-type="float" office:value="0.7381896">
                <text:p>0.73818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357102">
                <text:p>1.357102</text:p>
              </table:table-cell>
              <table:table-cell office:value-type="float" office:value="0.7419204">
                <text:p>0.74192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392407">
                <text:p>1.392407</text:p>
              </table:table-cell>
              <table:table-cell office:value-type="float" office:value="0.7456511">
                <text:p>0.74565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308598">
                <text:p>1.308598</text:p>
              </table:table-cell>
              <table:table-cell office:value-type="float" office:value="0.7450264">
                <text:p>0.74502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19654">
                <text:p>1.19654</text:p>
              </table:table-cell>
              <table:table-cell office:value-type="float" office:value="0.7408852">
                <text:p>0.74088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1.117859">
                <text:p>1.117859</text:p>
              </table:table-cell>
              <table:table-cell office:value-type="float" office:value="0.736744">
                <text:p>0.7367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1.004801">
                <text:p>1.004801</text:p>
              </table:table-cell>
              <table:table-cell office:value-type="float" office:value="0.7326028">
                <text:p>0.73260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8952624">
                <text:p>0.8952624</text:p>
              </table:table-cell>
              <table:table-cell office:value-type="float" office:value="0.7284616">
                <text:p>0.72846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8578619">
                <text:p>0.8578619</text:p>
              </table:table-cell>
              <table:table-cell office:value-type="float" office:value="0.7183784">
                <text:p>0.71837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8530214">
                <text:p>0.8530214</text:p>
              </table:table-cell>
              <table:table-cell office:value-type="float" office:value="0.7034979">
                <text:p>0.70349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8489001">
                <text:p>0.8489001</text:p>
              </table:table-cell>
              <table:table-cell office:value-type="float" office:value="0.6886174">
                <text:p>0.68861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8606927">
                <text:p>0.8606927</text:p>
              </table:table-cell>
              <table:table-cell office:value-type="float" office:value="0.6737369">
                <text:p>0.67373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8841092">
                <text:p>0.8841092</text:p>
              </table:table-cell>
              <table:table-cell office:value-type="float" office:value="0.6588564">
                <text:p>0.65885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8815433">
                <text:p>0.8815433</text:p>
              </table:table-cell>
              <table:table-cell office:value-type="float" office:value="0.6461093">
                <text:p>0.64610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8192615">
                <text:p>0.8192615</text:p>
              </table:table-cell>
              <table:table-cell office:value-type="float" office:value="0.6350846">
                <text:p>0.63508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7433967">
                <text:p>0.7433967</text:p>
              </table:table-cell>
              <table:table-cell office:value-type="float" office:value="0.62406">
                <text:p>0.624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7575309">
                <text:p>0.7575309</text:p>
              </table:table-cell>
              <table:table-cell office:value-type="float" office:value="0.6130353">
                <text:p>0.61303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854751">
                <text:p>0.854751</text:p>
              </table:table-cell>
              <table:table-cell office:value-type="float" office:value="0.6020106">
                <text:p>0.60201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8654384">
                <text:p>0.8654384</text:p>
              </table:table-cell>
              <table:table-cell office:value-type="float" office:value="0.5919058">
                <text:p>0.59190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826658">
                <text:p>0.826658</text:p>
              </table:table-cell>
              <table:table-cell office:value-type="float" office:value="0.5825437">
                <text:p>0.582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7770219">
                <text:p>0.7770219</text:p>
              </table:table-cell>
              <table:table-cell office:value-type="float" office:value="0.5731816">
                <text:p>0.57318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6398191">
                <text:p>0.6398191</text:p>
              </table:table-cell>
              <table:table-cell office:value-type="float" office:value="0.5638194">
                <text:p>0.5638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4738874">
                <text:p>0.4738874</text:p>
              </table:table-cell>
              <table:table-cell office:value-type="float" office:value="0.5544573">
                <text:p>0.55445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4235539">
                <text:p>0.4235539</text:p>
              </table:table-cell>
              <table:table-cell office:value-type="float" office:value="0.5419766">
                <text:p>0.5419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4609356">
                <text:p>0.4609356</text:p>
              </table:table-cell>
              <table:table-cell office:value-type="float" office:value="0.5269781">
                <text:p>0.52697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4851984">
                <text:p>0.4851984</text:p>
              </table:table-cell>
              <table:table-cell office:value-type="float" office:value="0.5119796">
                <text:p>0.51197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4711409">
                <text:p>0.4711409</text:p>
              </table:table-cell>
              <table:table-cell office:value-type="float" office:value="0.4969811">
                <text:p>0.49698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4423488">
                <text:p>0.4423488</text:p>
              </table:table-cell>
              <table:table-cell office:value-type="float" office:value="0.4819827">
                <text:p>0.48198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4743921">
                <text:p>0.4743921</text:p>
              </table:table-cell>
              <table:table-cell office:value-type="float" office:value="0.4678089">
                <text:p>0.46780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5556531">
                <text:p>0.5556531</text:p>
              </table:table-cell>
              <table:table-cell office:value-type="float" office:value="0.4543009">
                <text:p>0.45430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621023">
                <text:p>0.621023</text:p>
              </table:table-cell>
              <table:table-cell office:value-type="float" office:value="0.440793">
                <text:p>0.440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6583753">
                <text:p>0.6583753</text:p>
              </table:table-cell>
              <table:table-cell office:value-type="float" office:value="0.427285">
                <text:p>0.4272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6836177">
                <text:p>0.6836177</text:p>
              </table:table-cell>
              <table:table-cell office:value-type="float" office:value="0.4137771">
                <text:p>0.41377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706864">
                <text:p>0.706864</text:p>
              </table:table-cell>
              <table:table-cell office:value-type="float" office:value="0.4032992">
                <text:p>0.40329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7268516">
                <text:p>0.7268516</text:p>
              </table:table-cell>
              <table:table-cell office:value-type="float" office:value="0.3952676">
                <text:p>0.39526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7496947">
                <text:p>0.7496947</text:p>
              </table:table-cell>
              <table:table-cell office:value-type="float" office:value="0.387236">
                <text:p>0.387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7808168">
                <text:p>0.7808168</text:p>
              </table:table-cell>
              <table:table-cell office:value-type="float" office:value="0.3792043">
                <text:p>0.37920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8131218">
                <text:p>0.8131218</text:p>
              </table:table-cell>
              <table:table-cell office:value-type="float" office:value="0.3711727">
                <text:p>0.37117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8562925">
                <text:p>0.8562925</text:p>
              </table:table-cell>
              <table:table-cell office:value-type="float" office:value="0.3674126">
                <text:p>0.36741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8766425">
                <text:p>0.8766425</text:p>
              </table:table-cell>
              <table:table-cell office:value-type="float" office:value="0.367101">
                <text:p>0.3671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8793688">
                <text:p>0.8793688</text:p>
              </table:table-cell>
              <table:table-cell office:value-type="float" office:value="0.3667894">
                <text:p>0.36678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8709146">
                <text:p>0.8709146</text:p>
              </table:table-cell>
              <table:table-cell office:value-type="float" office:value="0.3664778">
                <text:p>0.36647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8597719">
                <text:p>0.8597719</text:p>
              </table:table-cell>
              <table:table-cell office:value-type="float" office:value="0.3661663">
                <text:p>0.36616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8633828">
                <text:p>0.8633828</text:p>
              </table:table-cell>
              <table:table-cell office:value-type="float" office:value="0.3682372">
                <text:p>0.3682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8792947">
                <text:p>0.8792947</text:p>
              </table:table-cell>
              <table:table-cell office:value-type="float" office:value="0.3722317">
                <text:p>0.37223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8967942">
                <text:p>0.8967942</text:p>
              </table:table-cell>
              <table:table-cell office:value-type="float" office:value="0.3762262">
                <text:p>0.37622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9375978">
                <text:p>0.9375978</text:p>
              </table:table-cell>
              <table:table-cell office:value-type="float" office:value="0.3802206">
                <text:p>0.38022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.028704">
                <text:p>1.028704</text:p>
              </table:table-cell>
              <table:table-cell office:value-type="float" office:value="0.3842151">
                <text:p>0.3842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.084307">
                <text:p>1.084307</text:p>
              </table:table-cell>
              <table:table-cell office:value-type="float" office:value="0.3975183">
                <text:p>0.39751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.079632">
                <text:p>1.079632</text:p>
              </table:table-cell>
              <table:table-cell office:value-type="float" office:value="0.418337">
                <text:p>0.418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.077672">
                <text:p>1.077672</text:p>
              </table:table-cell>
              <table:table-cell office:value-type="float" office:value="0.4391557">
                <text:p>0.4391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.072299">
                <text:p>1.072299</text:p>
              </table:table-cell>
              <table:table-cell office:value-type="float" office:value="0.4599744">
                <text:p>0.45997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.063967">
                <text:p>1.063967</text:p>
              </table:table-cell>
              <table:table-cell office:value-type="float" office:value="0.480793">
                <text:p>0.4807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.050041">
                <text:p>1.050041</text:p>
              </table:table-cell>
              <table:table-cell office:value-type="float" office:value="0.5001553">
                <text:p>0.50015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.039556">
                <text:p>1.039556</text:p>
              </table:table-cell>
              <table:table-cell office:value-type="float" office:value="0.5183418">
                <text:p>0.5183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.03731">
                <text:p>1.03731</text:p>
              </table:table-cell>
              <table:table-cell office:value-type="float" office:value="0.5365282">
                <text:p>0.53652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.023324">
                <text:p>1.023324</text:p>
              </table:table-cell>
              <table:table-cell office:value-type="float" office:value="0.5547147">
                <text:p>0.55471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.000416">
                <text:p>1.000416</text:p>
              </table:table-cell>
              <table:table-cell office:value-type="float" office:value="0.5729011">
                <text:p>0.5729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984652">
                <text:p>0.984652</text:p>
              </table:table-cell>
              <table:table-cell office:value-type="float" office:value="0.5897025">
                <text:p>0.58970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9909259">
                <text:p>0.9909259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018656">
                <text:p>1.018656</text:p>
              </table:table-cell>
              <table:table-cell office:value-type="float" office:value="0.621069">
                <text:p>0.621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019123">
                <text:p>1.019123</text:p>
              </table:table-cell>
              <table:table-cell office:value-type="float" office:value="0.6367522">
                <text:p>0.63675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9937194">
                <text:p>0.9937194</text:p>
              </table:table-cell>
              <table:table-cell office:value-type="float" office:value="0.6524355">
                <text:p>0.6524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065125">
                <text:p>1.065125</text:p>
              </table:table-cell>
              <table:table-cell office:value-type="float" office:value="0.6710931">
                <text:p>0.67109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240874">
                <text:p>1.240874</text:p>
              </table:table-cell>
              <table:table-cell office:value-type="float" office:value="0.6921522">
                <text:p>0.69215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406595">
                <text:p>1.406595</text:p>
              </table:table-cell>
              <table:table-cell office:value-type="float" office:value="0.7132113">
                <text:p>0.7132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.729548">
                <text:p>1.729548</text:p>
              </table:table-cell>
              <table:table-cell office:value-type="float" office:value="0.7342704">
                <text:p>0.73427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.140042">
                <text:p>2.140042</text:p>
              </table:table-cell>
              <table:table-cell office:value-type="float" office:value="0.7553294">
                <text:p>0.7553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236673">
                <text:p>2.236673</text:p>
              </table:table-cell>
              <table:table-cell office:value-type="float" office:value="0.792453">
                <text:p>0.7924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201015">
                <text:p>2.201015</text:p>
              </table:table-cell>
              <table:table-cell office:value-type="float" office:value="0.8425466">
                <text:p>0.84254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.19798">
                <text:p>2.19798</text:p>
              </table:table-cell>
              <table:table-cell office:value-type="float" office:value="0.8926401">
                <text:p>0.8926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.153293">
                <text:p>2.153293</text:p>
              </table:table-cell>
              <table:table-cell office:value-type="float" office:value="0.9427336">
                <text:p>0.94273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.060052">
                <text:p>2.060052</text:p>
              </table:table-cell>
              <table:table-cell office:value-type="float" office:value="0.9928271">
                <text:p>0.99282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.055455">
                <text:p>2.055455</text:p>
              </table:table-cell>
              <table:table-cell office:value-type="float" office:value="1.03613">
                <text:p>1.036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.149634">
                <text:p>2.149634</text:p>
              </table:table-cell>
              <table:table-cell office:value-type="float" office:value="1.073951">
                <text:p>1.073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.251412">
                <text:p>2.251412</text:p>
              </table:table-cell>
              <table:table-cell office:value-type="float" office:value="1.111772">
                <text:p>1.1117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.312921">
                <text:p>2.312921</text:p>
              </table:table-cell>
              <table:table-cell office:value-type="float" office:value="1.149592">
                <text:p>1.1495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.348431">
                <text:p>2.348431</text:p>
              </table:table-cell>
              <table:table-cell office:value-type="float" office:value="1.187413">
                <text:p>1.187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.418511">
                <text:p>2.418511</text:p>
              </table:table-cell>
              <table:table-cell office:value-type="float" office:value="1.227996">
                <text:p>1.2279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480774">
                <text:p>2.480774</text:p>
              </table:table-cell>
              <table:table-cell office:value-type="float" office:value="1.27081">
                <text:p>1.270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518534">
                <text:p>2.518534</text:p>
              </table:table-cell>
              <table:table-cell office:value-type="float" office:value="1.313624">
                <text:p>1.3136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55473">
                <text:p>2.55473</text:p>
              </table:table-cell>
              <table:table-cell office:value-type="float" office:value="1.356438">
                <text:p>1.3564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58644">
                <text:p>2.58644</text:p>
              </table:table-cell>
              <table:table-cell office:value-type="float" office:value="1.399252">
                <text:p>1.399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620703">
                <text:p>2.620703</text:p>
              </table:table-cell>
              <table:table-cell office:value-type="float" office:value="1.453708">
                <text:p>1.4537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651072">
                <text:p>2.651072</text:p>
              </table:table-cell>
              <table:table-cell office:value-type="float" office:value="1.517563">
                <text:p>1.5175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681103">
                <text:p>2.681103</text:p>
              </table:table-cell>
              <table:table-cell office:value-type="float" office:value="1.581419">
                <text:p>1.581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717577">
                <text:p>2.717577</text:p>
              </table:table-cell>
              <table:table-cell office:value-type="float" office:value="1.645275">
                <text:p>1.6452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753344">
                <text:p>2.753344</text:p>
              </table:table-cell>
              <table:table-cell office:value-type="float" office:value="1.70913">
                <text:p>1.709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627794">
                <text:p>2.627794</text:p>
              </table:table-cell>
              <table:table-cell office:value-type="float" office:value="1.773946">
                <text:p>1.773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595511">
                <text:p>2.595511</text:p>
              </table:table-cell>
              <table:table-cell office:value-type="float" office:value="1.839537">
                <text:p>1.8395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.605753">
                <text:p>2.605753</text:p>
              </table:table-cell>
              <table:table-cell office:value-type="float" office:value="1.905128">
                <text:p>1.905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617944">
                <text:p>2.617944</text:p>
              </table:table-cell>
              <table:table-cell office:value-type="float" office:value="1.970719">
                <text:p>1.9707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661022">
                <text:p>2.661022</text:p>
              </table:table-cell>
              <table:table-cell office:value-type="float" office:value="2.03631">
                <text:p>2.036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.732388">
                <text:p>2.732388</text:p>
              </table:table-cell>
              <table:table-cell office:value-type="float" office:value="2.097272">
                <text:p>2.0972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3.023157">
                <text:p>3.023157</text:p>
              </table:table-cell>
              <table:table-cell office:value-type="float" office:value="2.154496">
                <text:p>2.1544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3.703424">
                <text:p>3.703424</text:p>
              </table:table-cell>
              <table:table-cell office:value-type="float" office:value="2.21172">
                <text:p>2.211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4.278709">
                <text:p>4.278709</text:p>
              </table:table-cell>
              <table:table-cell office:value-type="float" office:value="2.268943">
                <text:p>2.2689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4.510204">
                <text:p>4.510204</text:p>
              </table:table-cell>
              <table:table-cell office:value-type="float" office:value="2.326167">
                <text:p>2.326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581098">
                <text:p>4.581098</text:p>
              </table:table-cell>
              <table:table-cell office:value-type="float" office:value="2.411298">
                <text:p>2.411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584563">
                <text:p>4.584563</text:p>
              </table:table-cell>
              <table:table-cell office:value-type="float" office:value="2.51896">
                <text:p>2.518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584842">
                <text:p>4.584842</text:p>
              </table:table-cell>
              <table:table-cell office:value-type="float" office:value="2.626622">
                <text:p>2.6266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584913">
                <text:p>4.584913</text:p>
              </table:table-cell>
              <table:table-cell office:value-type="float" office:value="2.734284">
                <text:p>2.734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584929">
                <text:p>4.584929</text:p>
              </table:table-cell>
              <table:table-cell office:value-type="float" office:value="2.841946">
                <text:p>2.8419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584931">
                <text:p>4.584931</text:p>
              </table:table-cell>
              <table:table-cell office:value-type="float" office:value="2.987797">
                <text:p>2.9877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584932">
                <text:p>4.584932</text:p>
              </table:table-cell>
              <table:table-cell office:value-type="float" office:value="3.164479">
                <text:p>3.1644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584934">
                <text:p>4.584934</text:p>
              </table:table-cell>
              <table:table-cell office:value-type="float" office:value="3.341161">
                <text:p>3.3411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584936">
                <text:p>4.584936</text:p>
              </table:table-cell>
              <table:table-cell office:value-type="float" office:value="3.517844">
                <text:p>3.5178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584937">
                <text:p>4.584937</text:p>
              </table:table-cell>
              <table:table-cell office:value-type="float" office:value="3.694526">
                <text:p>3.694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584938">
                <text:p>4.584938</text:p>
              </table:table-cell>
              <table:table-cell office:value-type="float" office:value="3.859689">
                <text:p>3.8596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584938">
                <text:p>4.584938</text:p>
              </table:table-cell>
              <table:table-cell office:value-type="float" office:value="4.015551">
                <text:p>4.0155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584938">
                <text:p>4.584938</text:p>
              </table:table-cell>
              <table:table-cell office:value-type="float" office:value="4.171413">
                <text:p>4.171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584938">
                <text:p>4.584938</text:p>
              </table:table-cell>
              <table:table-cell office:value-type="float" office:value="4.327276">
                <text:p>4.3272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584938">
                <text:p>4.584938</text:p>
              </table:table-cell>
              <table:table-cell office:value-type="float" office:value="4.483138">
                <text:p>4.4831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584938">
                <text:p>4.584938</text:p>
              </table:table-cell>
              <table:table-cell office:value-type="float" office:value="4.637091">
                <text:p>4.6370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584935">
                <text:p>4.584935</text:p>
              </table:table-cell>
              <table:table-cell office:value-type="float" office:value="4.789502">
                <text:p>4.7895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58493">
                <text:p>4.58493</text:p>
              </table:table-cell>
              <table:table-cell office:value-type="float" office:value="4.941914">
                <text:p>4.9419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584911">
                <text:p>4.584911</text:p>
              </table:table-cell>
              <table:table-cell office:value-type="float" office:value="5.094325">
                <text:p>5.0943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584876">
                <text:p>4.584876</text:p>
              </table:table-cell>
              <table:table-cell office:value-type="float" office:value="5.246736">
                <text:p>5.2467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584255">
                <text:p>4.584255</text:p>
              </table:table-cell>
              <table:table-cell office:value-type="float" office:value="5.335718">
                <text:p>5.3357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583444">
                <text:p>4.583444</text:p>
              </table:table-cell>
              <table:table-cell office:value-type="float" office:value="5.373491">
                <text:p>5.3734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584276">
                <text:p>4.584276</text:p>
              </table:table-cell>
              <table:table-cell office:value-type="float" office:value="5.411263">
                <text:p>5.411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58465">
                <text:p>4.58465</text:p>
              </table:table-cell>
              <table:table-cell office:value-type="float" office:value="5.449036">
                <text:p>5.4490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584861">
                <text:p>4.584861</text:p>
              </table:table-cell>
              <table:table-cell office:value-type="float" office:value="5.486808">
                <text:p>5.4868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584937">
                <text:p>4.584937</text:p>
              </table:table-cell>
              <table:table-cell office:value-type="float" office:value="5.506632">
                <text:p>5.5066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584938">
                <text:p>4.584938</text:p>
              </table:table-cell>
              <table:table-cell office:value-type="float" office:value="5.511964">
                <text:p>5.5119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584938">
                <text:p>4.584938</text:p>
              </table:table-cell>
              <table:table-cell office:value-type="float" office:value="5.517296">
                <text:p>5.5172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584938">
                <text:p>4.584938</text:p>
              </table:table-cell>
              <table:table-cell office:value-type="float" office:value="5.522628">
                <text:p>5.5226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584938">
                <text:p>4.584938</text:p>
              </table:table-cell>
              <table:table-cell office:value-type="float" office:value="5.527961">
                <text:p>5.5279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584938">
                <text:p>4.584938</text:p>
              </table:table-cell>
              <table:table-cell office:value-type="float" office:value="5.59054">
                <text:p>5.590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584938">
                <text:p>4.584938</text:p>
              </table:table-cell>
              <table:table-cell office:value-type="float" office:value="5.69934">
                <text:p>5.69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584938">
                <text:p>4.584938</text:p>
              </table:table-cell>
              <table:table-cell office:value-type="float" office:value="5.808139">
                <text:p>5.8081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584938">
                <text:p>4.584938</text:p>
              </table:table-cell>
              <table:table-cell office:value-type="float" office:value="5.916939">
                <text:p>5.9169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584937">
                <text:p>4.584937</text:p>
              </table:table-cell>
              <table:table-cell office:value-type="float" office:value="6.025738">
                <text:p>6.0257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584929">
                <text:p>4.584929</text:p>
              </table:table-cell>
              <table:table-cell office:value-type="float" office:value="6.091508">
                <text:p>6.091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584908">
                <text:p>4.584908</text:p>
              </table:table-cell>
              <table:table-cell office:value-type="float" office:value="6.122538">
                <text:p>6.1225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584887">
                <text:p>4.584887</text:p>
              </table:table-cell>
              <table:table-cell office:value-type="float" office:value="6.153567">
                <text:p>6.153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58485">
                <text:p>4.58485</text:p>
              </table:table-cell>
              <table:table-cell office:value-type="float" office:value="6.184597">
                <text:p>6.1845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584815">
                <text:p>4.584815</text:p>
              </table:table-cell>
              <table:table-cell office:value-type="float" office:value="6.215626">
                <text:p>6.2156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584894">
                <text:p>4.584894</text:p>
              </table:table-cell>
              <table:table-cell office:value-type="float" office:value="6.211658">
                <text:p>6.211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584915">
                <text:p>4.584915</text:p>
              </table:table-cell>
              <table:table-cell office:value-type="float" office:value="6.179433">
                <text:p>6.1794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584912">
                <text:p>4.584912</text:p>
              </table:table-cell>
              <table:table-cell office:value-type="float" office:value="6.147208">
                <text:p>6.1472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584909">
                <text:p>4.584909</text:p>
              </table:table-cell>
              <table:table-cell office:value-type="float" office:value="6.114983">
                <text:p>6.1149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584894">
                <text:p>4.584894</text:p>
              </table:table-cell>
              <table:table-cell office:value-type="float" office:value="6.082758">
                <text:p>6.082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584807">
                <text:p>4.584807</text:p>
              </table:table-cell>
              <table:table-cell office:value-type="float" office:value="6.052966">
                <text:p>6.0529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584521">
                <text:p>4.584521</text:p>
              </table:table-cell>
              <table:table-cell office:value-type="float" office:value="6.025138">
                <text:p>6.0251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583898">
                <text:p>4.583898</text:p>
              </table:table-cell>
              <table:table-cell office:value-type="float" office:value="5.99731">
                <text:p>5.9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582351">
                <text:p>4.582351</text:p>
              </table:table-cell>
              <table:table-cell office:value-type="float" office:value="5.969482">
                <text:p>5.969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579051">
                <text:p>4.579051</text:p>
              </table:table-cell>
              <table:table-cell office:value-type="float" office:value="5.941654">
                <text:p>5.9416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559381">
                <text:p>4.559381</text:p>
              </table:table-cell>
              <table:table-cell office:value-type="float" office:value="5.8879">
                <text:p>5.88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514647">
                <text:p>4.514647</text:p>
              </table:table-cell>
              <table:table-cell office:value-type="float" office:value="5.813214">
                <text:p>5.8132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466388">
                <text:p>4.466388</text:p>
              </table:table-cell>
              <table:table-cell office:value-type="float" office:value="5.738528">
                <text:p>5.7385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389512">
                <text:p>4.389512</text:p>
              </table:table-cell>
              <table:table-cell office:value-type="float" office:value="5.663842">
                <text:p>5.6638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4.320361">
                <text:p>4.320361</text:p>
              </table:table-cell>
              <table:table-cell office:value-type="float" office:value="5.589157">
                <text:p>5.5891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4.363875">
                <text:p>4.363875</text:p>
              </table:table-cell>
              <table:table-cell office:value-type="float" office:value="5.501419">
                <text:p>5.5014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409725">
                <text:p>4.409725</text:p>
              </table:table-cell>
              <table:table-cell office:value-type="float" office:value="5.403143">
                <text:p>5.4031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420937">
                <text:p>4.420937</text:p>
              </table:table-cell>
              <table:table-cell office:value-type="float" office:value="5.304868">
                <text:p>5.304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431079">
                <text:p>4.431079</text:p>
              </table:table-cell>
              <table:table-cell office:value-type="float" office:value="5.206593">
                <text:p>5.2065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428808">
                <text:p>4.428808</text:p>
              </table:table-cell>
              <table:table-cell office:value-type="float" office:value="5.108317">
                <text:p>5.1083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416125">
                <text:p>4.416125</text:p>
              </table:table-cell>
              <table:table-cell office:value-type="float" office:value="5.023638">
                <text:p>5.0236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387547">
                <text:p>4.387547</text:p>
              </table:table-cell>
              <table:table-cell office:value-type="float" office:value="4.949935">
                <text:p>4.9499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35194">
                <text:p>4.35194</text:p>
              </table:table-cell>
              <table:table-cell office:value-type="float" office:value="4.876232">
                <text:p>4.876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4.310797">
                <text:p>4.310797</text:p>
              </table:table-cell>
              <table:table-cell office:value-type="float" office:value="4.80253">
                <text:p>4.80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4.261573">
                <text:p>4.261573</text:p>
              </table:table-cell>
              <table:table-cell office:value-type="float" office:value="4.728827">
                <text:p>4.7288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3.874652">
                <text:p>3.874652</text:p>
              </table:table-cell>
              <table:table-cell office:value-type="float" office:value="4.660224">
                <text:p>4.6602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3.527141">
                <text:p>3.527141</text:p>
              </table:table-cell>
              <table:table-cell office:value-type="float" office:value="4.595739">
                <text:p>4.5957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3.421521">
                <text:p>3.421521</text:p>
              </table:table-cell>
              <table:table-cell office:value-type="float" office:value="4.531253">
                <text:p>4.5312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3.322663">
                <text:p>3.322663</text:p>
              </table:table-cell>
              <table:table-cell office:value-type="float" office:value="4.466768">
                <text:p>4.4667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3.334231">
                <text:p>3.334231</text:p>
              </table:table-cell>
              <table:table-cell office:value-type="float" office:value="4.402282">
                <text:p>4.4022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3.587551">
                <text:p>3.587551</text:p>
              </table:table-cell>
              <table:table-cell office:value-type="float" office:value="4.339864">
                <text:p>4.3398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3.892234">
                <text:p>3.892234</text:p>
              </table:table-cell>
              <table:table-cell office:value-type="float" office:value="4.279114">
                <text:p>4.2791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4.096569">
                <text:p>4.096569</text:p>
              </table:table-cell>
              <table:table-cell office:value-type="float" office:value="4.218365">
                <text:p>4.2183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4.254815">
                <text:p>4.254815</text:p>
              </table:table-cell>
              <table:table-cell office:value-type="float" office:value="4.157615">
                <text:p>4.1576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4.357077">
                <text:p>4.357077</text:p>
              </table:table-cell>
              <table:table-cell office:value-type="float" office:value="4.096866">
                <text:p>4.0968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542973">
                <text:p>4.542973</text:p>
              </table:table-cell>
              <table:table-cell office:value-type="float" office:value="4.060341">
                <text:p>4.0603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571645">
                <text:p>4.571645</text:p>
              </table:table-cell>
              <table:table-cell office:value-type="float" office:value="4.043374">
                <text:p>4.043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575512">
                <text:p>4.575512</text:p>
              </table:table-cell>
              <table:table-cell office:value-type="float" office:value="4.026406">
                <text:p>4.0264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57817">
                <text:p>4.57817</text:p>
              </table:table-cell>
              <table:table-cell office:value-type="float" office:value="4.009439">
                <text:p>4.0094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577813">
                <text:p>4.577813</text:p>
              </table:table-cell>
              <table:table-cell office:value-type="float" office:value="3.992472">
                <text:p>3.9924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574528">
                <text:p>4.574528</text:p>
              </table:table-cell>
              <table:table-cell office:value-type="float" office:value="3.990835">
                <text:p>3.9908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564597">
                <text:p>4.564597</text:p>
              </table:table-cell>
              <table:table-cell office:value-type="float" office:value="4.001574">
                <text:p>4.0015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546542">
                <text:p>4.546542</text:p>
              </table:table-cell>
              <table:table-cell office:value-type="float" office:value="4.012314">
                <text:p>4.0123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4.512941">
                <text:p>4.512941</text:p>
              </table:table-cell>
              <table:table-cell office:value-type="float" office:value="4.023053">
                <text:p>4.023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4.447366">
                <text:p>4.447366</text:p>
              </table:table-cell>
              <table:table-cell office:value-type="float" office:value="4.033792">
                <text:p>4.0337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3.878937">
                <text:p>3.878937</text:p>
              </table:table-cell>
              <table:table-cell office:value-type="float" office:value="4.016385">
                <text:p>4.0163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3.084077">
                <text:p>3.084077</text:p>
              </table:table-cell>
              <table:table-cell office:value-type="float" office:value="3.976254">
                <text:p>3.976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769483">
                <text:p>2.769483</text:p>
              </table:table-cell>
              <table:table-cell office:value-type="float" office:value="3.936122">
                <text:p>3.9361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623516">
                <text:p>2.623516</text:p>
              </table:table-cell>
              <table:table-cell office:value-type="float" office:value="3.895991">
                <text:p>3.895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55843">
                <text:p>2.55843</text:p>
              </table:table-cell>
              <table:table-cell office:value-type="float" office:value="3.855859">
                <text:p>3.8558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523948">
                <text:p>2.523948</text:p>
              </table:table-cell>
              <table:table-cell office:value-type="float" office:value="3.788177">
                <text:p>3.7881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527643">
                <text:p>2.527643</text:p>
              </table:table-cell>
              <table:table-cell office:value-type="float" office:value="3.69825">
                <text:p>3.69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531741">
                <text:p>2.531741</text:p>
              </table:table-cell>
              <table:table-cell office:value-type="float" office:value="3.608324">
                <text:p>3.6083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535546">
                <text:p>2.535546</text:p>
              </table:table-cell>
              <table:table-cell office:value-type="float" office:value="3.518397">
                <text:p>3.5183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539217">
                <text:p>2.539217</text:p>
              </table:table-cell>
              <table:table-cell office:value-type="float" office:value="3.428471">
                <text:p>3.4284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596607">
                <text:p>2.596607</text:p>
              </table:table-cell>
              <table:table-cell office:value-type="float" office:value="3.348822">
                <text:p>3.3488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689472">
                <text:p>2.689472</text:p>
              </table:table-cell>
              <table:table-cell office:value-type="float" office:value="3.27747">
                <text:p>3.277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773195">
                <text:p>2.773195</text:p>
              </table:table-cell>
              <table:table-cell office:value-type="float" office:value="3.206119">
                <text:p>3.2061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894903">
                <text:p>2.894903</text:p>
              </table:table-cell>
              <table:table-cell office:value-type="float" office:value="3.134768">
                <text:p>3.134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968261">
                <text:p>2.968261</text:p>
              </table:table-cell>
              <table:table-cell office:value-type="float" office:value="3.063416">
                <text:p>3.0634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79616">
                <text:p>2.79616</text:p>
              </table:table-cell>
              <table:table-cell office:value-type="float" office:value="3.005226">
                <text:p>3.0052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.650499">
                <text:p>2.650499</text:p>
              </table:table-cell>
              <table:table-cell office:value-type="float" office:value="2.957662">
                <text:p>2.9576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573939">
                <text:p>2.573939</text:p>
              </table:table-cell>
              <table:table-cell office:value-type="float" office:value="2.910098">
                <text:p>2.9100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49684">
                <text:p>2.49684</text:p>
              </table:table-cell>
              <table:table-cell office:value-type="float" office:value="2.862534">
                <text:p>2.8625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385282">
                <text:p>2.385282</text:p>
              </table:table-cell>
              <table:table-cell office:value-type="float" office:value="2.81497">
                <text:p>2.814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.256409">
                <text:p>2.256409</text:p>
              </table:table-cell>
              <table:table-cell office:value-type="float" office:value="2.759319">
                <text:p>2.7593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.186507">
                <text:p>2.186507</text:p>
              </table:table-cell>
              <table:table-cell office:value-type="float" office:value="2.697139">
                <text:p>2.6971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.152835">
                <text:p>2.152835</text:p>
              </table:table-cell>
              <table:table-cell office:value-type="float" office:value="2.63496">
                <text:p>2.634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2.060635">
                <text:p>2.060635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894515">
                <text:p>1.894515</text:p>
              </table:table-cell>
              <table:table-cell office:value-type="float" office:value="2.510601">
                <text:p>2.5106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892931">
                <text:p>1.892931</text:p>
              </table:table-cell>
              <table:table-cell office:value-type="float" office:value="2.450399">
                <text:p>2.4503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998586">
                <text:p>1.998586</text:p>
              </table:table-cell>
              <table:table-cell office:value-type="float" office:value="2.391794">
                <text:p>2.3917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2.066683">
                <text:p>2.066683</text:p>
              </table:table-cell>
              <table:table-cell office:value-type="float" office:value="2.333189">
                <text:p>2.3331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2.165179">
                <text:p>2.165179</text:p>
              </table:table-cell>
              <table:table-cell office:value-type="float" office:value="2.274584">
                <text:p>2.2745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.274897">
                <text:p>2.274897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317103">
                <text:p>2.317103</text:p>
              </table:table-cell>
              <table:table-cell office:value-type="float" office:value="2.172652">
                <text:p>2.1726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315017">
                <text:p>2.315017</text:p>
              </table:table-cell>
              <table:table-cell office:value-type="float" office:value="2.14166">
                <text:p>2.14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309042">
                <text:p>2.309042</text:p>
              </table:table-cell>
              <table:table-cell office:value-type="float" office:value="2.110668">
                <text:p>2.1106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307752">
                <text:p>2.307752</text:p>
              </table:table-cell>
              <table:table-cell office:value-type="float" office:value="2.079676">
                <text:p>2.0796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310546">
                <text:p>2.310546</text:p>
              </table:table-cell>
              <table:table-cell office:value-type="float" office:value="2.048684">
                <text:p>2.0486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311982">
                <text:p>2.311982</text:p>
              </table:table-cell>
              <table:table-cell office:value-type="float" office:value="2.023143">
                <text:p>2.0231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.304751">
                <text:p>2.304751</text:p>
              </table:table-cell>
              <table:table-cell office:value-type="float" office:value="2.002003">
                <text:p>2.0020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.290097">
                <text:p>2.290097</text:p>
              </table:table-cell>
              <table:table-cell office:value-type="float" office:value="1.980862">
                <text:p>1.9808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.284305">
                <text:p>2.284305</text:p>
              </table:table-cell>
              <table:table-cell office:value-type="float" office:value="1.959722">
                <text:p>1.9597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286391">
                <text:p>2.286391</text:p>
              </table:table-cell>
              <table:table-cell office:value-type="float" office:value="1.938582">
                <text:p>1.9385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274197">
                <text:p>2.274197</text:p>
              </table:table-cell>
              <table:table-cell office:value-type="float" office:value="1.918711">
                <text:p>1.9187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2.244781">
                <text:p>2.244781</text:p>
              </table:table-cell>
              <table:table-cell office:value-type="float" office:value="1.899867">
                <text:p>1.8998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2.209053">
                <text:p>2.209053</text:p>
              </table:table-cell>
              <table:table-cell office:value-type="float" office:value="1.881022">
                <text:p>1.8810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2.177204">
                <text:p>2.177204</text:p>
              </table:table-cell>
              <table:table-cell office:value-type="float" office:value="1.862178">
                <text:p>1.862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2.149439">
                <text:p>2.149439</text:p>
              </table:table-cell>
              <table:table-cell office:value-type="float" office:value="1.843333">
                <text:p>1.843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2.152214">
                <text:p>2.152214</text:p>
              </table:table-cell>
              <table:table-cell office:value-type="float" office:value="1.822403">
                <text:p>1.8224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2.16163">
                <text:p>2.16163</text:p>
              </table:table-cell>
              <table:table-cell office:value-type="float" office:value="1.799789">
                <text:p>1.7997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2.153932">
                <text:p>2.153932</text:p>
              </table:table-cell>
              <table:table-cell office:value-type="float" office:value="1.777176">
                <text:p>1.7771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2.184034">
                <text:p>2.184034</text:p>
              </table:table-cell>
              <table:table-cell office:value-type="float" office:value="1.754562">
                <text:p>1.7545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2.240187">
                <text:p>2.240187</text:p>
              </table:table-cell>
              <table:table-cell office:value-type="float" office:value="1.731948">
                <text:p>1.7319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2.057073">
                <text:p>2.057073</text:p>
              </table:table-cell>
              <table:table-cell office:value-type="float" office:value="1.706089">
                <text:p>1.7060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783196">
                <text:p>1.783196</text:p>
              </table:table-cell>
              <table:table-cell office:value-type="float" office:value="1.677612">
                <text:p>1.677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592823">
                <text:p>1.592823</text:p>
              </table:table-cell>
              <table:table-cell office:value-type="float" office:value="1.649134">
                <text:p>1.6491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303772">
                <text:p>1.303772</text:p>
              </table:table-cell>
              <table:table-cell office:value-type="float" office:value="1.620657">
                <text:p>1.6206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037988">
                <text:p>1.037988</text:p>
              </table:table-cell>
              <table:table-cell office:value-type="float" office:value="1.592179">
                <text:p>1.5921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9802277">
                <text:p>0.9802277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002981">
                <text:p>1.002981</text:p>
              </table:table-cell>
              <table:table-cell office:value-type="float" office:value="1.513883">
                <text:p>1.5138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028816">
                <text:p>1.028816</text:p>
              </table:table-cell>
              <table:table-cell office:value-type="float" office:value="1.471666">
                <text:p>1.4716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058462">
                <text:p>1.058462</text:p>
              </table:table-cell>
              <table:table-cell office:value-type="float" office:value="1.429449">
                <text:p>1.4294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092312">
                <text:p>1.092312</text:p>
              </table:table-cell>
              <table:table-cell office:value-type="float" office:value="1.387233">
                <text:p>1.3872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165149">
                <text:p>1.165149</text:p>
              </table:table-cell>
              <table:table-cell office:value-type="float" office:value="1.356065">
                <text:p>1.3560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259556">
                <text:p>1.259556</text:p>
              </table:table-cell>
              <table:table-cell office:value-type="float" office:value="1.333817">
                <text:p>1.333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333982">
                <text:p>1.333982</text:p>
              </table:table-cell>
              <table:table-cell office:value-type="float" office:value="1.311569">
                <text:p>1.3115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4771">
                <text:p>1.4771</text:p>
              </table:table-cell>
              <table:table-cell office:value-type="float" office:value="1.289322">
                <text:p>1.2893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696405">
                <text:p>1.696405</text:p>
              </table:table-cell>
              <table:table-cell office:value-type="float" office:value="1.267074">
                <text:p>1.2670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771291">
                <text:p>1.771291</text:p>
              </table:table-cell>
              <table:table-cell office:value-type="float" office:value="1.255684">
                <text:p>1.255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731114">
                <text:p>1.731114</text:p>
              </table:table-cell>
              <table:table-cell office:value-type="float" office:value="1.253061">
                <text:p>1.2530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696696">
                <text:p>1.696696</text:p>
              </table:table-cell>
              <table:table-cell office:value-type="float" office:value="1.250437">
                <text:p>1.2504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653936">
                <text:p>1.653936</text:p>
              </table:table-cell>
              <table:table-cell office:value-type="float" office:value="1.247813">
                <text:p>1.2478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603773">
                <text:p>1.603773</text:p>
              </table:table-cell>
              <table:table-cell office:value-type="float" office:value="1.245189">
                <text:p>1.2451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554339">
                <text:p>1.554339</text:p>
              </table:table-cell>
              <table:table-cell office:value-type="float" office:value="1.241592">
                <text:p>1.2415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518375">
                <text:p>1.518375</text:p>
              </table:table-cell>
              <table:table-cell office:value-type="float" office:value="1.237209">
                <text:p>1.2372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496335">
                <text:p>1.496335</text:p>
              </table:table-cell>
              <table:table-cell office:value-type="float" office:value="1.232826">
                <text:p>1.2328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455774">
                <text:p>1.455774</text:p>
              </table:table-cell>
              <table:table-cell office:value-type="float" office:value="1.228443">
                <text:p>1.2284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399594">
                <text:p>1.399594</text:p>
              </table:table-cell>
              <table:table-cell office:value-type="float" office:value="1.22406">
                <text:p>1.224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461173">
                <text:p>1.461173</text:p>
              </table:table-cell>
              <table:table-cell office:value-type="float" office:value="1.218628">
                <text:p>1.2186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583679">
                <text:p>1.583679</text:p>
              </table:table-cell>
              <table:table-cell office:value-type="float" office:value="1.212348">
                <text:p>1.2123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660719">
                <text:p>1.660719</text:p>
              </table:table-cell>
              <table:table-cell office:value-type="float" office:value="1.206069">
                <text:p>1.2060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833119">
                <text:p>1.833119</text:p>
              </table:table-cell>
              <table:table-cell office:value-type="float" office:value="1.19979">
                <text:p>1.199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2.073079">
                <text:p>2.073079</text:p>
              </table:table-cell>
              <table:table-cell office:value-type="float" office:value="1.19351">
                <text:p>1.193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2.07733">
                <text:p>2.07733</text:p>
              </table:table-cell>
              <table:table-cell office:value-type="float" office:value="1.189381">
                <text:p>1.1893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931497">
                <text:p>1.931497</text:p>
              </table:table-cell>
              <table:table-cell office:value-type="float" office:value="1.186988">
                <text:p>1.1869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804587">
                <text:p>1.804587</text:p>
              </table:table-cell>
              <table:table-cell office:value-type="float" office:value="1.184595">
                <text:p>1.1845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638151">
                <text:p>1.638151</text:p>
              </table:table-cell>
              <table:table-cell office:value-type="float" office:value="1.182202">
                <text:p>1.1822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445887">
                <text:p>1.445887</text:p>
              </table:table-cell>
              <table:table-cell office:value-type="float" office:value="1.179809">
                <text:p>1.1798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299435">
                <text:p>1.299435</text:p>
              </table:table-cell>
              <table:table-cell office:value-type="float" office:value="1.168204">
                <text:p>1.1682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214019">
                <text:p>1.214019</text:p>
              </table:table-cell>
              <table:table-cell office:value-type="float" office:value="1.149162">
                <text:p>1.1491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15888">
                <text:p>1.15888</text:p>
              </table:table-cell>
              <table:table-cell office:value-type="float" office:value="1.130121">
                <text:p>1.130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.084445">
                <text:p>1.084445</text:p>
              </table:table-cell>
              <table:table-cell office:value-type="float" office:value="1.111079">
                <text:p>1.1110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007347">
                <text:p>1.007347</text:p>
              </table:table-cell>
              <table:table-cell office:value-type="float" office:value="1.092037">
                <text:p>1.0920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9747553">
                <text:p>0.9747553</text:p>
              </table:table-cell>
              <table:table-cell office:value-type="float" office:value="1.069414">
                <text:p>1.0694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9688981">
                <text:p>0.9688981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966916">
                <text:p>0.966916</text:p>
              </table:table-cell>
              <table:table-cell office:value-type="float" office:value="1.018386">
                <text:p>1.0183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9583948">
                <text:p>0.9583948</text:p>
              </table:table-cell>
              <table:table-cell office:value-type="float" office:value="0.9928716">
                <text:p>0.9928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9450406">
                <text:p>0.9450406</text:p>
              </table:table-cell>
              <table:table-cell office:value-type="float" office:value="0.9673574">
                <text:p>0.96735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9454239">
                <text:p>0.9454239</text:p>
              </table:table-cell>
              <table:table-cell office:value-type="float" office:value="0.9459834">
                <text:p>0.94598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956716">
                <text:p>0.956716</text:p>
              </table:table-cell>
              <table:table-cell office:value-type="float" office:value="0.9279519">
                <text:p>0.9279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9687512">
                <text:p>0.9687512</text:p>
              </table:table-cell>
              <table:table-cell office:value-type="float" office:value="0.9099204">
                <text:p>0.90992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9827089">
                <text:p>0.9827089</text:p>
              </table:table-cell>
              <table:table-cell office:value-type="float" office:value="0.8918889">
                <text:p>0.89188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9988454">
                <text:p>0.9988454</text:p>
              </table:table-cell>
              <table:table-cell office:value-type="float" office:value="0.8738574">
                <text:p>0.87385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.027752">
                <text:p>1.027752</text:p>
              </table:table-cell>
              <table:table-cell office:value-type="float" office:value="0.8628732">
                <text:p>0.86287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.063063">
                <text:p>1.063063</text:p>
              </table:table-cell>
              <table:table-cell office:value-type="float" office:value="0.8575788">
                <text:p>0.85757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.092482">
                <text:p>1.092482</text:p>
              </table:table-cell>
              <table:table-cell office:value-type="float" office:value="0.8522845">
                <text:p>0.8522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144838">
                <text:p>1.144838</text:p>
              </table:table-cell>
              <table:table-cell office:value-type="float" office:value="0.8469901">
                <text:p>0.84699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227111">
                <text:p>1.227111</text:p>
              </table:table-cell>
              <table:table-cell office:value-type="float" office:value="0.8416957">
                <text:p>0.84169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297854">
                <text:p>1.297854</text:p>
              </table:table-cell>
              <table:table-cell office:value-type="float" office:value="0.842035">
                <text:p>0.8420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337222">
                <text:p>1.337222</text:p>
              </table:table-cell>
              <table:table-cell office:value-type="float" office:value="0.8469227">
                <text:p>0.84692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359111">
                <text:p>1.359111</text:p>
              </table:table-cell>
              <table:table-cell office:value-type="float" office:value="0.8518105">
                <text:p>0.85181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415277">
                <text:p>1.415277</text:p>
              </table:table-cell>
              <table:table-cell office:value-type="float" office:value="0.8566982">
                <text:p>0.85669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506772">
                <text:p>1.506772</text:p>
              </table:table-cell>
              <table:table-cell office:value-type="float" office:value="0.861586">
                <text:p>0.8615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460321">
                <text:p>1.460321</text:p>
              </table:table-cell>
              <table:table-cell office:value-type="float" office:value="0.8661089">
                <text:p>0.8661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343906">
                <text:p>1.343906</text:p>
              </table:table-cell>
              <table:table-cell office:value-type="float" office:value="0.8703372">
                <text:p>0.87033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268908">
                <text:p>1.268908</text:p>
              </table:table-cell>
              <table:table-cell office:value-type="float" office:value="0.8745654">
                <text:p>0.87456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163911">
                <text:p>1.163911</text:p>
              </table:table-cell>
              <table:table-cell office:value-type="float" office:value="0.8787937">
                <text:p>0.87879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054038">
                <text:p>1.054038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.02692">
                <text:p>1.02692</text:p>
              </table:table-cell>
              <table:table-cell office:value-type="float" office:value="0.8814873">
                <text:p>0.88148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.044151">
                <text:p>1.044151</text:p>
              </table:table-cell>
              <table:table-cell office:value-type="float" office:value="0.8752997">
                <text:p>0.87529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.057997">
                <text:p>1.057997</text:p>
              </table:table-cell>
              <table:table-cell office:value-type="float" office:value="0.869112">
                <text:p>0.869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.080681">
                <text:p>1.080681</text:p>
              </table:table-cell>
              <table:table-cell office:value-type="float" office:value="0.8629244">
                <text:p>0.86292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113475">
                <text:p>1.113475</text:p>
              </table:table-cell>
              <table:table-cell office:value-type="float" office:value="0.8567368">
                <text:p>0.85673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126674">
                <text:p>1.126674</text:p>
              </table:table-cell>
              <table:table-cell office:value-type="float" office:value="0.8528014">
                <text:p>0.85280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123664">
                <text:p>1.123664</text:p>
              </table:table-cell>
              <table:table-cell office:value-type="float" office:value="0.8506842">
                <text:p>0.85068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122392">
                <text:p>1.122392</text:p>
              </table:table-cell>
              <table:table-cell office:value-type="float" office:value="0.8485671">
                <text:p>0.84856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118582">
                <text:p>1.118582</text:p>
              </table:table-cell>
              <table:table-cell office:value-type="float" office:value="0.84645">
                <text:p>0.846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.112504">
                <text:p>1.112504</text:p>
              </table:table-cell>
              <table:table-cell office:value-type="float" office:value="0.8443328">
                <text:p>0.84433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.109547">
                <text:p>1.109547</text:p>
              </table:table-cell>
              <table:table-cell office:value-type="float" office:value="0.8428737">
                <text:p>0.84287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.110313">
                <text:p>1.110313</text:p>
              </table:table-cell>
              <table:table-cell office:value-type="float" office:value="0.8419457">
                <text:p>0.84194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.112498">
                <text:p>1.112498</text:p>
              </table:table-cell>
              <table:table-cell office:value-type="float" office:value="0.8410178">
                <text:p>0.84101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.112463">
                <text:p>1.112463</text:p>
              </table:table-cell>
              <table:table-cell office:value-type="float" office:value="0.8400899">
                <text:p>0.84008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.110364">
                <text:p>1.110364</text:p>
              </table:table-cell>
              <table:table-cell office:value-type="float" office:value="0.8391619">
                <text:p>0.83916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.093932">
                <text:p>1.093932</text:p>
              </table:table-cell>
              <table:table-cell office:value-type="float" office:value="0.8391576">
                <text:p>0.83915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.079913">
                <text:p>1.079913</text:p>
              </table:table-cell>
              <table:table-cell office:value-type="float" office:value="0.8398989">
                <text:p>0.83989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.0799">
                <text:p>1.0799</text:p>
              </table:table-cell>
              <table:table-cell office:value-type="float" office:value="0.8406402">
                <text:p>0.84064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.060484">
                <text:p>1.060484</text:p>
              </table:table-cell>
              <table:table-cell office:value-type="float" office:value="0.8413815">
                <text:p>0.8413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.026606">
                <text:p>1.026606</text:p>
              </table:table-cell>
              <table:table-cell office:value-type="float" office:value="0.8421228">
                <text:p>0.84212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.037316">
                <text:p>1.037316</text:p>
              </table:table-cell>
              <table:table-cell office:value-type="float" office:value="0.8441389">
                <text:p>0.84413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083067">
                <text:p>1.083067</text:p>
              </table:table-cell>
              <table:table-cell office:value-type="float" office:value="0.8471843">
                <text:p>0.84718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129683">
                <text:p>1.129683</text:p>
              </table:table-cell>
              <table:table-cell office:value-type="float" office:value="0.8502297">
                <text:p>0.85022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196019">
                <text:p>1.196019</text:p>
              </table:table-cell>
              <table:table-cell office:value-type="float" office:value="0.8532751">
                <text:p>0.85327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28694">
                <text:p>1.28694</text:p>
              </table:table-cell>
              <table:table-cell office:value-type="float" office:value="0.8563205">
                <text:p>0.85632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307264">
                <text:p>1.307264</text:p>
              </table:table-cell>
              <table:table-cell office:value-type="float" office:value="0.866238">
                <text:p>0.8662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357771">
                <text:p>1.357771</text:p>
              </table:table-cell>
              <table:table-cell office:value-type="float" office:value="0.8817039">
                <text:p>0.88170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52411">
                <text:p>1.52411</text:p>
              </table:table-cell>
              <table:table-cell office:value-type="float" office:value="0.8971698">
                <text:p>0.89716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560205">
                <text:p>1.560205</text:p>
              </table:table-cell>
              <table:table-cell office:value-type="float" office:value="0.9126357">
                <text:p>0.91263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465405">
                <text:p>1.465405</text:p>
              </table:table-cell>
              <table:table-cell office:value-type="float" office:value="0.9281016">
                <text:p>0.92810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725949">
                <text:p>1.725949</text:p>
              </table:table-cell>
              <table:table-cell office:value-type="float" office:value="0.9468446">
                <text:p>0.94684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2.131779">
                <text:p>2.131779</text:p>
              </table:table-cell>
              <table:table-cell office:value-type="float" office:value="0.9682334">
                <text:p>0.96823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.333448">
                <text:p>2.333448</text:p>
              </table:table-cell>
              <table:table-cell office:value-type="float" office:value="0.9896223">
                <text:p>0.9896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491625">
                <text:p>2.491625</text:p>
              </table:table-cell>
              <table:table-cell office:value-type="float" office:value="1.011011">
                <text:p>1.0110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578688">
                <text:p>2.578688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640824">
                <text:p>2.640824</text:p>
              </table:table-cell>
              <table:table-cell office:value-type="float" office:value="1.083843">
                <text:p>1.0838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6846">
                <text:p>2.6846</text:p>
              </table:table-cell>
              <table:table-cell office:value-type="float" office:value="1.15955">
                <text:p>1.159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722474">
                <text:p>2.722474</text:p>
              </table:table-cell>
              <table:table-cell office:value-type="float" office:value="1.235257">
                <text:p>1.2352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.768437">
                <text:p>2.768437</text:p>
              </table:table-cell>
              <table:table-cell office:value-type="float" office:value="1.310964">
                <text:p>1.3109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800856">
                <text:p>2.800856</text:p>
              </table:table-cell>
              <table:table-cell office:value-type="float" office:value="1.386672">
                <text:p>1.3866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.860495">
                <text:p>2.860495</text:p>
              </table:table-cell>
              <table:table-cell office:value-type="float" office:value="1.461486">
                <text:p>1.4614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.888438">
                <text:p>2.888438</text:p>
              </table:table-cell>
              <table:table-cell office:value-type="float" office:value="1.535579">
                <text:p>1.5355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89199">
                <text:p>2.89199</text:p>
              </table:table-cell>
              <table:table-cell office:value-type="float" office:value="1.609672">
                <text:p>1.6096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.895224">
                <text:p>2.895224</text:p>
              </table:table-cell>
              <table:table-cell office:value-type="float" office:value="1.683765">
                <text:p>1.6837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.882053">
                <text:p>2.882053</text:p>
              </table:table-cell>
              <table:table-cell office:value-type="float" office:value="1.757859">
                <text:p>1.7578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3.010094">
                <text:p>3.010094</text:p>
              </table:table-cell>
              <table:table-cell office:value-type="float" office:value="1.819956">
                <text:p>1.8199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3.114763">
                <text:p>3.114763</text:p>
              </table:table-cell>
              <table:table-cell office:value-type="float" office:value="1.872369">
                <text:p>1.8723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3.154114">
                <text:p>3.154114</text:p>
              </table:table-cell>
              <table:table-cell office:value-type="float" office:value="1.924782">
                <text:p>1.9247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3.193698">
                <text:p>3.193698</text:p>
              </table:table-cell>
              <table:table-cell office:value-type="float" office:value="1.977195">
                <text:p>1.9771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3.171025">
                <text:p>3.171025</text:p>
              </table:table-cell>
              <table:table-cell office:value-type="float" office:value="2.029608">
                <text:p>2.029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931991">
                <text:p>2.931991</text:p>
              </table:table-cell>
              <table:table-cell office:value-type="float" office:value="2.066553">
                <text:p>2.0665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750467">
                <text:p>2.750467</text:p>
              </table:table-cell>
              <table:table-cell office:value-type="float" office:value="2.091011">
                <text:p>2.091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654138">
                <text:p>2.654138</text:p>
              </table:table-cell>
              <table:table-cell office:value-type="float" office:value="2.115469">
                <text:p>2.1154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571421">
                <text:p>2.571421</text:p>
              </table:table-cell>
              <table:table-cell office:value-type="float" office:value="2.139927">
                <text:p>2.1399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481024">
                <text:p>2.481024</text:p>
              </table:table-cell>
              <table:table-cell office:value-type="float" office:value="2.164385">
                <text:p>2.1643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413478">
                <text:p>2.413478</text:p>
              </table:table-cell>
              <table:table-cell office:value-type="float" office:value="2.16583">
                <text:p>2.165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380982">
                <text:p>2.380982</text:p>
              </table:table-cell>
              <table:table-cell office:value-type="float" office:value="2.148695">
                <text:p>2.148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343132">
                <text:p>2.343132</text:p>
              </table:table-cell>
              <table:table-cell office:value-type="float" office:value="2.131561">
                <text:p>2.1315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306802">
                <text:p>2.306802</text:p>
              </table:table-cell>
              <table:table-cell office:value-type="float" office:value="2.114426">
                <text:p>2.1144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27208">
                <text:p>2.27208</text:p>
              </table:table-cell>
              <table:table-cell office:value-type="float" office:value="2.097292">
                <text:p>2.0972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195976">
                <text:p>2.195976</text:p>
              </table:table-cell>
              <table:table-cell office:value-type="float" office:value="2.070942">
                <text:p>2.0709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097473">
                <text:p>2.097473</text:p>
              </table:table-cell>
              <table:table-cell office:value-type="float" office:value="2.037153">
                <text:p>2.037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.005448">
                <text:p>2.005448</text:p>
              </table:table-cell>
              <table:table-cell office:value-type="float" office:value="2.003364">
                <text:p>2.0033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885211">
                <text:p>1.885211</text:p>
              </table:table-cell>
              <table:table-cell office:value-type="float" office:value="1.969576">
                <text:p>1.9695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738104">
                <text:p>1.738104</text:p>
              </table:table-cell>
              <table:table-cell office:value-type="float" office:value="1.935787">
                <text:p>1.9357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653084">
                <text:p>1.653084</text:p>
              </table:table-cell>
              <table:table-cell office:value-type="float" office:value="1.896295">
                <text:p>1.896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619819">
                <text:p>1.619819</text:p>
              </table:table-cell>
              <table:table-cell office:value-type="float" office:value="1.8522">
                <text:p>1.85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585814">
                <text:p>1.585814</text:p>
              </table:table-cell>
              <table:table-cell office:value-type="float" office:value="1.808105">
                <text:p>1.808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558257">
                <text:p>1.558257</text:p>
              </table:table-cell>
              <table:table-cell office:value-type="float" office:value="1.76401">
                <text:p>1.764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536179">
                <text:p>1.536179</text:p>
              </table:table-cell>
              <table:table-cell office:value-type="float" office:value="1.719914">
                <text:p>1.7199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520926">
                <text:p>1.520926</text:p>
              </table:table-cell>
              <table:table-cell office:value-type="float" office:value="1.675552">
                <text:p>1.6755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507231">
                <text:p>1.507231</text:p>
              </table:table-cell>
              <table:table-cell office:value-type="float" office:value="1.630973">
                <text:p>1.6309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487453">
                <text:p>1.487453</text:p>
              </table:table-cell>
              <table:table-cell office:value-type="float" office:value="1.586394">
                <text:p>1.5863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474364">
                <text:p>1.474364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462566">
                <text:p>1.462566</text:p>
              </table:table-cell>
              <table:table-cell office:value-type="float" office:value="1.497237">
                <text:p>1.4972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366493">
                <text:p>1.366493</text:p>
              </table:table-cell>
              <table:table-cell office:value-type="float" office:value="1.45312">
                <text:p>1.453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257157">
                <text:p>1.257157</text:p>
              </table:table-cell>
              <table:table-cell office:value-type="float" office:value="1.409376">
                <text:p>1.4093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179103">
                <text:p>1.179103</text:p>
              </table:table-cell>
              <table:table-cell office:value-type="float" office:value="1.365632">
                <text:p>1.3656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070006">
                <text:p>1.070006</text:p>
              </table:table-cell>
              <table:table-cell office:value-type="float" office:value="1.321888">
                <text:p>1.3218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9539649">
                <text:p>0.9539649</text:p>
              </table:table-cell>
              <table:table-cell office:value-type="float" office:value="1.278144">
                <text:p>1.2781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9137445">
                <text:p>0.9137445</text:p>
              </table:table-cell>
              <table:table-cell office:value-type="float" office:value="1.234152">
                <text:p>1.2341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9191473">
                <text:p>0.9191473</text:p>
              </table:table-cell>
              <table:table-cell office:value-type="float" office:value="1.189962">
                <text:p>1.189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9185971">
                <text:p>0.9185971</text:p>
              </table:table-cell>
              <table:table-cell office:value-type="float" office:value="1.145771">
                <text:p>1.1457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9031695">
                <text:p>0.9031695</text:p>
              </table:table-cell>
              <table:table-cell office:value-type="float" office:value="1.101581">
                <text:p>1.1015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8837816">
                <text:p>0.8837816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8816275">
                <text:p>0.8816275</text:p>
              </table:table-cell>
              <table:table-cell office:value-type="float" office:value="1.018466">
                <text:p>1.0184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8894131">
                <text:p>0.8894131</text:p>
              </table:table-cell>
              <table:table-cell office:value-type="float" office:value="0.9837934">
                <text:p>0.9837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8965824">
                <text:p>0.8965824</text:p>
              </table:table-cell>
              <table:table-cell office:value-type="float" office:value="0.9491208">
                <text:p>0.94912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9044381">
                <text:p>0.9044381</text:p>
              </table:table-cell>
              <table:table-cell office:value-type="float" office:value="0.9144482">
                <text:p>0.9144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9132908">
                <text:p>0.9132908</text:p>
              </table:table-cell>
              <table:table-cell office:value-type="float" office:value="0.8797757">
                <text:p>0.87977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9228085">
                <text:p>0.9228085</text:p>
              </table:table-cell>
              <table:table-cell office:value-type="float" office:value="0.8543984">
                <text:p>0.8543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9326886">
                <text:p>0.9326886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9426378">
                <text:p>0.9426378</text:p>
              </table:table-cell>
              <table:table-cell office:value-type="float" office:value="0.8186535">
                <text:p>0.8186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9554266">
                <text:p>0.9554266</text:p>
              </table:table-cell>
              <table:table-cell office:value-type="float" office:value="0.800781">
                <text:p>0.8007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9715894">
                <text:p>0.9715894</text:p>
              </table:table-cell>
              <table:table-cell office:value-type="float" office:value="0.7829085">
                <text:p>0.78290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98179">
                <text:p>0.98179</text:p>
              </table:table-cell>
              <table:table-cell office:value-type="float" office:value="0.772407">
                <text:p>0.7724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9885159">
                <text:p>0.9885159</text:p>
              </table:table-cell>
              <table:table-cell office:value-type="float" office:value="0.7678564">
                <text:p>0.76785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9981764">
                <text:p>0.9981764</text:p>
              </table:table-cell>
              <table:table-cell office:value-type="float" office:value="0.7633058">
                <text:p>0.76330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004484">
                <text:p>1.004484</text:p>
              </table:table-cell>
              <table:table-cell office:value-type="float" office:value="0.7587553">
                <text:p>0.75875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007336">
                <text:p>1.007336</text:p>
              </table:table-cell>
              <table:table-cell office:value-type="float" office:value="0.7542047">
                <text:p>0.75420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021923">
                <text:p>1.021923</text:p>
              </table:table-cell>
              <table:table-cell office:value-type="float" office:value="0.7544219">
                <text:p>0.75442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047125">
                <text:p>1.047125</text:p>
              </table:table-cell>
              <table:table-cell office:value-type="float" office:value="0.7584882">
                <text:p>0.75848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073629">
                <text:p>1.073629</text:p>
              </table:table-cell>
              <table:table-cell office:value-type="float" office:value="0.7625546">
                <text:p>0.76255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106145">
                <text:p>1.106145</text:p>
              </table:table-cell>
              <table:table-cell office:value-type="float" office:value="0.766621">
                <text:p>0.7666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14559">
                <text:p>1.14559</text:p>
              </table:table-cell>
              <table:table-cell office:value-type="float" office:value="0.7706874">
                <text:p>0.77068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251518">
                <text:p>1.251518</text:p>
              </table:table-cell>
              <table:table-cell office:value-type="float" office:value="0.7797726">
                <text:p>0.77977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393355">
                <text:p>1.393355</text:p>
              </table:table-cell>
              <table:table-cell office:value-type="float" office:value="0.79291">
                <text:p>0.792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496119">
                <text:p>1.496119</text:p>
              </table:table-cell>
              <table:table-cell office:value-type="float" office:value="0.8060473">
                <text:p>0.80604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718868">
                <text:p>1.718868</text:p>
              </table:table-cell>
              <table:table-cell office:value-type="float" office:value="0.8191847">
                <text:p>0.81918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2.036862">
                <text:p>2.036862</text:p>
              </table:table-cell>
              <table:table-cell office:value-type="float" office:value="0.832322">
                <text:p>0.8323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2.089066">
                <text:p>2.089066</text:p>
              </table:table-cell>
              <table:table-cell office:value-type="float" office:value="0.8487307">
                <text:p>0.8487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966662">
                <text:p>1.966662</text:p>
              </table:table-cell>
              <table:table-cell office:value-type="float" office:value="0.8677806">
                <text:p>0.86778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855756">
                <text:p>1.855756</text:p>
              </table:table-cell>
              <table:table-cell office:value-type="float" office:value="0.8868305">
                <text:p>0.88683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715115">
                <text:p>1.715115</text:p>
              </table:table-cell>
              <table:table-cell office:value-type="float" office:value="0.9058804">
                <text:p>0.90588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551628">
                <text:p>1.551628</text:p>
              </table:table-cell>
              <table:table-cell office:value-type="float" office:value="0.9249302">
                <text:p>0.92493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41497">
                <text:p>1.41497</text:p>
              </table:table-cell>
              <table:table-cell office:value-type="float" office:value="0.9322276">
                <text:p>0.93222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326515">
                <text:p>1.326515</text:p>
              </table:table-cell>
              <table:table-cell office:value-type="float" office:value="0.9300363">
                <text:p>0.93003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263632">
                <text:p>1.263632</text:p>
              </table:table-cell>
              <table:table-cell office:value-type="float" office:value="0.927845">
                <text:p>0.9278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18117">
                <text:p>1.18117</text:p>
              </table:table-cell>
              <table:table-cell office:value-type="float" office:value="0.9256537">
                <text:p>0.92565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.091176">
                <text:p>1.091176</text:p>
              </table:table-cell>
              <table:table-cell office:value-type="float" office:value="0.9234624">
                <text:p>0.92346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71308">
                <text:p>1.071308</text:p>
              </table:table-cell>
              <table:table-cell office:value-type="float" office:value="0.9139007">
                <text:p>0.91390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84905">
                <text:p>1.084905</text:p>
              </table:table-cell>
              <table:table-cell office:value-type="float" office:value="0.8983885">
                <text:p>0.89838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080575">
                <text:p>1.080575</text:p>
              </table:table-cell>
              <table:table-cell office:value-type="float" office:value="0.8828763">
                <text:p>0.88287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103972">
                <text:p>1.103972</text:p>
              </table:table-cell>
              <table:table-cell office:value-type="float" office:value="0.8673641">
                <text:p>0.86736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158283">
                <text:p>1.158283</text:p>
              </table:table-cell>
              <table:table-cell office:value-type="float" office:value="0.8518519">
                <text:p>0.85185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126559">
                <text:p>1.126559</text:p>
              </table:table-cell>
              <table:table-cell office:value-type="float" office:value="0.8359565">
                <text:p>0.83595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1.067969">
                <text:p>1.067969</text:p>
              </table:table-cell>
              <table:table-cell office:value-type="float" office:value="0.8197518">
                <text:p>0.81975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1.02185">
                <text:p>1.02185</text:p>
              </table:table-cell>
              <table:table-cell office:value-type="float" office:value="0.803547">
                <text:p>0.8035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9386084">
                <text:p>0.9386084</text:p>
              </table:table-cell>
              <table:table-cell office:value-type="float" office:value="0.7873423">
                <text:p>0.78734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8573014">
                <text:p>0.8573014</text:p>
              </table:table-cell>
              <table:table-cell office:value-type="float" office:value="0.7711375">
                <text:p>0.7711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8285547">
                <text:p>0.8285547</text:p>
              </table:table-cell>
              <table:table-cell office:value-type="float" office:value="0.7523939">
                <text:p>0.75239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8170761">
                <text:p>0.8170761</text:p>
              </table:table-cell>
              <table:table-cell office:value-type="float" office:value="0.7316005">
                <text:p>0.7316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8073035">
                <text:p>0.8073035</text:p>
              </table:table-cell>
              <table:table-cell office:value-type="float" office:value="0.710807">
                <text:p>0.7108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827864">
                <text:p>0.827864</text:p>
              </table:table-cell>
              <table:table-cell office:value-type="float" office:value="0.6900136">
                <text:p>0.69001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8719586">
                <text:p>0.8719586</text:p>
              </table:table-cell>
              <table:table-cell office:value-type="float" office:value="0.6692202">
                <text:p>0.66922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8778472">
                <text:p>0.8778472</text:p>
              </table:table-cell>
              <table:table-cell office:value-type="float" office:value="0.6528172">
                <text:p>0.65281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8203744">
                <text:p>0.8203744</text:p>
              </table:table-cell>
              <table:table-cell office:value-type="float" office:value="0.6399588">
                <text:p>0.63995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7525974">
                <text:p>0.7525974</text:p>
              </table:table-cell>
              <table:table-cell office:value-type="float" office:value="0.6271005">
                <text:p>0.6271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7416608">
                <text:p>0.7416608</text:p>
              </table:table-cell>
              <table:table-cell office:value-type="float" office:value="0.6142421">
                <text:p>0.6142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7796161">
                <text:p>0.7796161</text:p>
              </table:table-cell>
              <table:table-cell office:value-type="float" office:value="0.6013838">
                <text:p>0.60138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7870934">
                <text:p>0.7870934</text:p>
              </table:table-cell>
              <table:table-cell office:value-type="float" office:value="0.5896631">
                <text:p>0.58966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8073282">
                <text:p>0.8073282</text:p>
              </table:table-cell>
              <table:table-cell office:value-type="float" office:value="0.5788609">
                <text:p>0.57886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8073436">
                <text:p>0.8073436</text:p>
              </table:table-cell>
              <table:table-cell office:value-type="float" office:value="0.5680587">
                <text:p>0.56805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724014">
                <text:p>0.724014</text:p>
              </table:table-cell>
              <table:table-cell office:value-type="float" office:value="0.5572565">
                <text:p>0.55725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6191095">
                <text:p>0.6191095</text:p>
              </table:table-cell>
              <table:table-cell office:value-type="float" office:value="0.5464543">
                <text:p>0.5464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5805323">
                <text:p>0.5805323</text:p>
              </table:table-cell>
              <table:table-cell office:value-type="float" office:value="0.5334871">
                <text:p>0.53348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5788566">
                <text:p>0.5788566</text:p>
              </table:table-cell>
              <table:table-cell office:value-type="float" office:value="0.5187722">
                <text:p>0.51877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5841541">
                <text:p>0.5841541</text:p>
              </table:table-cell>
              <table:table-cell office:value-type="float" office:value="0.5040572">
                <text:p>0.50405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6085206">
                <text:p>0.6085206</text:p>
              </table:table-cell>
              <table:table-cell office:value-type="float" office:value="0.4893422">
                <text:p>0.48934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6418277">
                <text:p>0.6418277</text:p>
              </table:table-cell>
              <table:table-cell office:value-type="float" office:value="0.4746272">
                <text:p>0.47462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6434984">
                <text:p>0.6434984</text:p>
              </table:table-cell>
              <table:table-cell office:value-type="float" office:value="0.4630543">
                <text:p>0.46305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6136957">
                <text:p>0.6136957</text:p>
              </table:table-cell>
              <table:table-cell office:value-type="float" office:value="0.4540181">
                <text:p>0.45401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5909819">
                <text:p>0.5909819</text:p>
              </table:table-cell>
              <table:table-cell office:value-type="float" office:value="0.4449819">
                <text:p>0.44498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5959161">
                <text:p>0.5959161</text:p>
              </table:table-cell>
              <table:table-cell office:value-type="float" office:value="0.4359458">
                <text:p>0.43594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6168658">
                <text:p>0.6168658</text:p>
              </table:table-cell>
              <table:table-cell office:value-type="float" office:value="0.4269096">
                <text:p>0.42690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6207413">
                <text:p>0.6207413</text:p>
              </table:table-cell>
              <table:table-cell office:value-type="float" office:value="0.4199007">
                <text:p>0.41990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6110461">
                <text:p>0.6110461</text:p>
              </table:table-cell>
              <table:table-cell office:value-type="float" office:value="0.4145287">
                <text:p>0.41452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5992121">
                <text:p>0.5992121</text:p>
              </table:table-cell>
              <table:table-cell office:value-type="float" office:value="0.4091566">
                <text:p>0.40915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5795567">
                <text:p>0.5795567</text:p>
              </table:table-cell>
              <table:table-cell office:value-type="float" office:value="0.4037846">
                <text:p>0.40378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5559293">
                <text:p>0.5559293</text:p>
              </table:table-cell>
              <table:table-cell office:value-type="float" office:value="0.3984125">
                <text:p>0.3984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582847">
                <text:p>0.582847</text:p>
              </table:table-cell>
              <table:table-cell office:value-type="float" office:value="0.3931188">
                <text:p>0.39311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6570408">
                <text:p>0.6570408</text:p>
              </table:table-cell>
              <table:table-cell office:value-type="float" office:value="0.3878884">
                <text:p>0.38788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7061044">
                <text:p>0.7061044</text:p>
              </table:table-cell>
              <table:table-cell office:value-type="float" office:value="0.3826579">
                <text:p>0.38265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7101431">
                <text:p>0.7101431</text:p>
              </table:table-cell>
              <table:table-cell office:value-type="float" office:value="0.3774275">
                <text:p>0.37742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6995059">
                <text:p>0.6995059</text:p>
              </table:table-cell>
              <table:table-cell office:value-type="float" office:value="0.372197">
                <text:p>0.3721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696412">
                <text:p>0.696412</text:p>
              </table:table-cell>
              <table:table-cell office:value-type="float" office:value="0.3671546">
                <text:p>0.36715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6921559">
                <text:p>0.6921559</text:p>
              </table:table-cell>
              <table:table-cell office:value-type="float" office:value="0.362264">
                <text:p>0.3622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696218">
                <text:p>0.696218</text:p>
              </table:table-cell>
              <table:table-cell office:value-type="float" office:value="0.3573734">
                <text:p>0.35737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7254097">
                <text:p>0.7254097</text:p>
              </table:table-cell>
              <table:table-cell office:value-type="float" office:value="0.3524828">
                <text:p>0.3524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7668483">
                <text:p>0.7668483</text:p>
              </table:table-cell>
              <table:table-cell office:value-type="float" office:value="0.3475922">
                <text:p>0.34759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7754696">
                <text:p>0.7754696</text:p>
              </table:table-cell>
              <table:table-cell office:value-type="float" office:value="0.3457883">
                <text:p>0.34578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7489021">
                <text:p>0.7489021</text:p>
              </table:table-cell>
              <table:table-cell office:value-type="float" office:value="0.3464765">
                <text:p>0.34647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7248723">
                <text:p>0.7248723</text:p>
              </table:table-cell>
              <table:table-cell office:value-type="float" office:value="0.3471647">
                <text:p>0.34716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7284318">
                <text:p>0.7284318</text:p>
              </table:table-cell>
              <table:table-cell office:value-type="float" office:value="0.3478529">
                <text:p>0.34785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7503582">
                <text:p>0.7503582</text:p>
              </table:table-cell>
              <table:table-cell office:value-type="float" office:value="0.3485411">
                <text:p>0.34854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7674967">
                <text:p>0.7674967</text:p>
              </table:table-cell>
              <table:table-cell office:value-type="float" office:value="0.3500028">
                <text:p>0.35000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7862135">
                <text:p>0.7862135</text:p>
              </table:table-cell>
              <table:table-cell office:value-type="float" office:value="0.3520891">
                <text:p>0.35208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795985">
                <text:p>0.795985</text:p>
              </table:table-cell>
              <table:table-cell office:value-type="float" office:value="0.3541753">
                <text:p>0.35417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7769707">
                <text:p>0.7769707</text:p>
              </table:table-cell>
              <table:table-cell office:value-type="float" office:value="0.3562616">
                <text:p>0.35626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74646">
                <text:p>0.74646</text:p>
              </table:table-cell>
              <table:table-cell office:value-type="float" office:value="0.3583478">
                <text:p>0.35834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7251908">
                <text:p>0.7251908</text:p>
              </table:table-cell>
              <table:table-cell office:value-type="float" office:value="0.3589391">
                <text:p>0.35893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7021513">
                <text:p>0.7021513</text:p>
              </table:table-cell>
              <table:table-cell office:value-type="float" office:value="0.3583236">
                <text:p>0.3583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6844358">
                <text:p>0.6844358</text:p>
              </table:table-cell>
              <table:table-cell office:value-type="float" office:value="0.357708">
                <text:p>0.3577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6946251">
                <text:p>0.6946251</text:p>
              </table:table-cell>
              <table:table-cell office:value-type="float" office:value="0.3570924">
                <text:p>0.3570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7219206">
                <text:p>0.7219206</text:p>
              </table:table-cell>
              <table:table-cell office:value-type="float" office:value="0.3564768">
                <text:p>0.35647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7347255">
                <text:p>0.7347255</text:p>
              </table:table-cell>
              <table:table-cell office:value-type="float" office:value="0.3566665">
                <text:p>0.35666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737495">
                <text:p>0.737495</text:p>
              </table:table-cell>
              <table:table-cell office:value-type="float" office:value="0.3575064">
                <text:p>0.3575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7366816">
                <text:p>0.7366816</text:p>
              </table:table-cell>
              <table:table-cell office:value-type="float" office:value="0.3583463">
                <text:p>0.35834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721719">
                <text:p>0.721719</text:p>
              </table:table-cell>
              <table:table-cell office:value-type="float" office:value="0.3591862">
                <text:p>0.35918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699812">
                <text:p>0.699812</text:p>
              </table:table-cell>
              <table:table-cell office:value-type="float" office:value="0.3600261">
                <text:p>0.36002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6756672">
                <text:p>0.6756672</text:p>
              </table:table-cell>
              <table:table-cell office:value-type="float" office:value="0.3600316">
                <text:p>0.36003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6428405">
                <text:p>0.6428405</text:p>
              </table:table-cell>
              <table:table-cell office:value-type="float" office:value="0.3593636">
                <text:p>0.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